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style:writing-mode="lr-tb"/>
    </style:style>
    <style:style style:name="P3" style:family="paragraph" style:parent-style-name="Header">
      <style:paragraph-properties fo:margin-top="1.3cm" fo:margin-bottom="0.6cm"/>
    </style:style>
    <style:style style:name="P4"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5"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6" style:family="paragraph" style:parent-style-name="Text_20_body">
      <style:text-properties style:font-name="Tahoma3" style:font-name-asian="Wingdings" style:font-name-complex="Wingdings"/>
    </style:style>
    <style:style style:name="P7" style:family="paragraph" style:parent-style-name="Text_20_body">
      <style:paragraph-properties fo:text-align="center" style:justify-single-word="false"/>
    </style:style>
    <style:style style:name="P8" style:family="paragraph" style:parent-style-name="Text_20_body">
      <style:text-properties fo:language="en" fo:country="GB"/>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Text_20_body">
      <style:paragraph-properties fo:text-align="start" style:justify-single-word="false"/>
    </style:style>
    <style:style style:name="P11" style:family="paragraph" style:parent-style-name="Text_20_body" style:master-page-name="">
      <style:paragraph-properties style:page-number="auto" fo:keep-with-next="auto"/>
    </style:style>
    <style:style style:name="P12"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3" style:family="paragraph" style:parent-style-name="Text_20_body_20_indent" style:master-page-name="">
      <style:paragraph-properties fo:orphans="3" style:page-number="auto" fo:keep-with-next="always"/>
    </style:style>
    <style:style style:name="P14" style:family="paragraph" style:parent-style-name="Text_20_body_20_indent" style:master-page-name="">
      <style:paragraph-properties fo:hyphenation-ladder-count="no-limit" style:page-number="auto"/>
      <style:text-properties fo:hyphenate="true" fo:hyphenation-remain-char-count="2" fo:hyphenation-push-char-count="3"/>
    </style:style>
    <style:style style:name="P15"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6" style:family="paragraph" style:parent-style-name="Text_20_body">
      <style:paragraph-properties fo:keep-with-next="always"/>
    </style:style>
    <style:style style:name="P17" style:family="paragraph" style:parent-style-name="Text_20_body">
      <style:paragraph-properties style:writing-mode="lr-tb"/>
    </style:style>
    <style:style style:name="P18" style:family="paragraph" style:parent-style-name="Text_20_body_20_indent">
      <style:text-properties style:font-name="Tahoma3" style:font-name-asian="Wingdings" style:font-name-complex="Wingding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2">
      <style:text-properties fo:language="en" fo:country="GB"/>
    </style:style>
    <style:style style:name="P28" style:family="paragraph" style:parent-style-name="Text_20_body" style:list-style-name="L13">
      <style:text-properties fo:language="en" fo:country="GB"/>
    </style:style>
    <style:style style:name="P29" style:family="paragraph" style:parent-style-name="Text_20_body" style:list-style-name="L14">
      <style:text-properties fo:language="en" fo:country="GB"/>
    </style:style>
    <style:style style:name="P30" style:family="paragraph" style:parent-style-name="Text_20_body">
      <style:paragraph-properties fo:text-align="center" style:justify-single-word="false"/>
    </style:style>
    <style:style style:name="P31" style:family="paragraph" style:parent-style-name="Text_20_body" style:list-style-name="List_20_1">
      <style:paragraph-properties fo:margin-top="0cm" fo:margin-bottom="0.15cm"/>
    </style:style>
    <style:style style:name="P32"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33" style:family="paragraph" style:parent-style-name="Text_20_body" style:list-style-name="L7" style:master-page-name="">
      <style:paragraph-properties style:page-number="auto" fo:keep-with-next="always"/>
    </style:style>
    <style:style style:name="P34" style:family="paragraph" style:parent-style-name="Text_20_body" style:list-style-name="L4">
      <style:paragraph-properties style:shadow="none" fo:keep-with-next="always"/>
      <style:text-properties style:font-name="Tahoma3" style:font-name-asian="Wingdings" style:font-name-complex="Wingdings"/>
    </style:style>
    <style:style style:name="P35" style:family="paragraph" style:parent-style-name="Text_20_body" style:list-style-name="L10">
      <style:paragraph-properties fo:margin-top="0cm" fo:margin-bottom="0cm"/>
    </style:style>
    <style:style style:name="P36" style:family="paragraph" style:parent-style-name="Text_20_body" style:list-style-name="L12">
      <style:paragraph-properties fo:margin-top="0cm" fo:margin-bottom="0cm"/>
      <style:text-properties fo:language="en" fo:country="GB"/>
    </style:style>
    <style:style style:name="P37" style:family="paragraph" style:parent-style-name="Text_20_body" style:list-style-name="L13">
      <style:paragraph-properties fo:margin-top="0cm" fo:margin-bottom="0cm"/>
      <style:text-properties fo:language="en" fo:country="GB"/>
    </style:style>
    <style:style style:name="P38" style:family="paragraph" style:parent-style-name="Text_20_body" style:list-style-name="L14">
      <style:paragraph-properties fo:margin-top="0cm" fo:margin-bottom="0cm"/>
      <style:text-properties fo:language="en" fo:country="GB"/>
    </style:style>
    <style:style style:name="P39" style:family="paragraph" style:parent-style-name="Text_20_body">
      <style:paragraph-properties style:writing-mode="lr-tb"/>
    </style:style>
    <style:style style:name="P40" style:family="paragraph" style:parent-style-name="Contents_20_3">
      <style:paragraph-properties>
        <style:tab-stops>
          <style:tab-stop style:position="16.002cm" style:type="right"/>
        </style:tab-stops>
      </style:paragraph-properties>
    </style:style>
    <style:style style:name="P41" style:family="paragraph" style:parent-style-name="Contents_20_1">
      <style:paragraph-properties>
        <style:tab-stops>
          <style:tab-stop style:position="17cm" style:type="right"/>
        </style:tab-stops>
      </style:paragraph-properties>
    </style:style>
    <style:style style:name="P42" style:family="paragraph" style:parent-style-name="Contents_20_4">
      <style:paragraph-properties>
        <style:tab-stops>
          <style:tab-stop style:position="15.503cm" style:type="right"/>
        </style:tab-stops>
      </style:paragraph-properties>
    </style:style>
    <style:style style:name="P43" style:family="paragraph" style:parent-style-name="Heading_20_3">
      <style:text-properties style:font-name="Tahoma3" style:font-name-asian="Wingdings" style:font-name-complex="Wingdings"/>
    </style:style>
    <style:style style:name="P44" style:family="paragraph" style:parent-style-name="Heading_20_3">
      <style:text-properties fo:language="en" fo:country="GB"/>
    </style:style>
    <style:style style:name="P45" style:family="paragraph" style:parent-style-name="Heading_20_3" style:list-style-name="Nummerierung_20_3_20_mit_20_Nummern">
      <style:text-properties fo:language="en" fo:country="GB"/>
    </style:style>
    <style:style style:name="P46" style:family="paragraph" style:parent-style-name="Heading_20_3" style:master-page-name="">
      <style:paragraph-properties style:page-number="auto" fo:keep-with-next="always"/>
    </style:style>
    <style:style style:name="P47" style:family="paragraph" style:parent-style-name="Contents_20_Heading">
      <style:paragraph-properties fo:break-before="page"/>
    </style:style>
    <style:style style:name="P48" style:family="paragraph" style:parent-style-name="Text_20_body_20_indent" style:list-style-name="L3"/>
    <style:style style:name="P49" style:family="paragraph" style:parent-style-name="Contents_20_2">
      <style:paragraph-properties>
        <style:tab-stops>
          <style:tab-stop style:position="16.501cm" style:type="right"/>
        </style:tab-stops>
      </style:paragraph-properties>
    </style:style>
    <style:style style:name="P50" style:family="paragraph" style:parent-style-name="Heading_20_4">
      <style:text-properties fo:language="en" fo:country="GB"/>
    </style:style>
    <style:style style:name="P51" style:family="paragraph" style:parent-style-name="Heading_20_2">
      <style:text-properties style:font-name="Tahoma3" style:font-name-asian="Wingdings" style:font-name-complex="Wingdings"/>
    </style:style>
    <style:style style:name="P52" style:family="paragraph" style:parent-style-name="Heading_20_2">
      <style:text-properties fo:language="en" fo:country="GB"/>
    </style:style>
    <style:style style:name="P53" style:family="paragraph" style:parent-style-name="Heading_20_2" style:master-page-name="">
      <style:paragraph-properties style:page-number="auto" fo:break-before="page"/>
    </style:style>
    <style:style style:name="P54" style:family="paragraph" style:parent-style-name="Heading_20_2">
      <style:paragraph-properties fo:break-before="page"/>
      <style:text-properties fo:language="en" fo:country="GB"/>
    </style:style>
    <style:style style:name="P55" style:family="paragraph" style:parent-style-name="Standard" style:list-style-name="L11">
      <style:text-properties fo:language="en" fo:country="GB"/>
    </style:style>
    <style:style style:name="T1" style:family="text"/>
    <style:style style:name="T2" style:family="text">
      <style:text-properties fo:language="zxx" fo:country="none" style:language-asian="zxx" style:country-asian="none" style:language-complex="zxx" style:country-complex="none"/>
    </style:style>
    <style:style style:name="T3" style:family="text">
      <style:text-properties fo:language="zxx" fo:country="none" fo:font-style="italic" style:language-asian="zxx" style:country-asian="none" style:font-style-asian="italic" style:language-complex="zxx" style:country-complex="none" style:font-style-complex="italic"/>
    </style:style>
    <style:style style:name="T4" style:family="text">
      <style:text-properties style:text-position="super 58%" fo:language="zxx" fo:country="none" style:language-asian="zxx" style:country-asian="none" style:language-complex="zxx" style:country-complex="none"/>
    </style:style>
    <style:style style:name="T5" style:family="text">
      <style:text-properties style:font-name="Tahoma3" style:font-name-asian="Wingdings" style:font-name-complex="Wingdings"/>
    </style:style>
    <style:style style:name="T6" style:family="text">
      <style:text-properties style:font-name="Arial1"/>
    </style:style>
    <style:style style:name="T7" style:family="text">
      <style:text-properties style:text-position="super 58%" style:font-name="Arial1"/>
    </style:style>
    <style:style style:name="T8" style:family="text">
      <style:text-properties style:text-position="super 58%"/>
    </style:style>
    <style:style style:name="T9" style:family="text">
      <style:text-properties style:font-name="Wingdings" style:font-name-asian="Wingdings" style:font-name-complex="Wingdings"/>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ize="10pt" style:font-size-asian="10pt" style:font-size-complex="10pt"/>
    </style:style>
    <style:style style:name="T13" style:family="text">
      <style:text-properties style:font-name="Wingdings" style:font-name-asian="Wingdings" style:font-name-complex="Wingdings"/>
    </style:style>
    <style:style style:name="T14" style:family="text">
      <style:text-properties style:font-name="Wingdings" fo:font-weight="bold" style:font-name-asian="Wingdings" style:font-weight-asian="bold" style:font-name-complex="Wingdings" style:font-weight-complex="bold"/>
    </style:style>
    <style:style style:name="T15" style:family="text">
      <style:text-properties style:font-name="Tahoma3" style:font-name-asian="Wingdings" style:font-name-complex="Wingdings"/>
    </style:style>
    <style:style style:name="T1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7" style:family="text">
      <style:text-properties style:font-name="Tahoma3" fo:font-weight="bold" style:font-name-asian="Wingdings" style:font-weight-asian="bold" style:font-name-complex="Wingdings"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italic" style:text-underline-style="none"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fo:color="#ff0000"/>
    </style:style>
    <style:style style:name="T24" style:family="text">
      <style:text-properties fo:language="en" fo:country="GB"/>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fo:font-style="italic" style:language-asian="zxx" style:country-asian="none" style:font-style-asian="italic" style:language-complex="zxx" style:country-complex="none" style:font-style-complex="italic"/>
    </style:style>
    <style:style style:name="T27" style:family="text">
      <style:text-properties style:text-position="super 58%"/>
    </style:style>
    <style:style style:name="T28" style:family="text">
      <style:text-properties style:text-position="super 58%" style:font-name="Tahoma3" style:font-name-asian="Wingdings" style:font-name-complex="Wingdings"/>
    </style:style>
    <style:style style:name="T29" style:family="text">
      <style:text-properties style:text-position="super 58%" style:font-name="Arial1"/>
    </style:style>
    <style:style style:name="T30" style:family="text">
      <style:text-properties style:text-position="super 58%" fo:language="zxx" fo:country="none" style:language-asian="zxx" style:country-asian="none" style:language-complex="zxx" style:country-complex="none"/>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style:text-underline-style="none"/>
    </style:style>
    <style:style style:name="T34" style:family="text">
      <style:text-properties fo:font-size="13.1000003814697pt" style:font-size-asian="13.1000003814697pt" style:font-size-complex="13.1000003814697pt"/>
    </style:style>
    <style:style style:name="T35" style:family="text">
      <style:text-properties style:font-name="Arial1"/>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140661651173592" text:id="ct140661651173592">
          <text:insertion>
            <office:change-info>
              <dc:creator>Romana Boldt</dc:creator>
              <dc:date>2017-12-13T21:55:57</dc:date>
            </office:change-info>
          </text:insertion>
        </text:changed-region>
        <text:changed-region xml:id="ct140661194265544" text:id="ct140661194265544">
          <text:deletion>
            <office:change-info>
              <dc:creator>Romana Boldt</dc:creator>
              <dc:date>2017-12-13T21:55:57</dc:date>
            </office:change-info>
            <text:p text:style-name="P1">März 2016</text:p>
          </text:deletion>
        </text:changed-region>
        <text:changed-region xml:id="ct140661651173784" text:id="ct140661651173784">
          <text:insertion>
            <office:change-info>
              <dc:creator>Romana Boldt</dc:creator>
              <dc:date>2017-12-13T21:55:57</dc:date>
            </office:change-info>
          </text:insertion>
        </text:changed-region>
        <text:changed-region xml:id="ct140661651173976" text:id="ct140661651173976">
          <text:insertion>
            <office:change-info>
              <dc:creator>Romana Boldt</dc:creator>
              <dc:date>2017-12-13T21:55:57</dc:date>
            </office:change-info>
          </text:insertion>
        </text:changed-region>
        <text:changed-region xml:id="ct140661194506448" text:id="ct140661194506448">
          <text:deletion>
            <office:change-info>
              <dc:creator>Romana Boldt</dc:creator>
              <dc:date>2017-12-13T21:55:57</dc:date>
            </office:change-info>
            <text:p text:style-name="Text_20_body">Gesamtp</text:p>
          </text:deletion>
        </text:changed-region>
        <text:changed-region xml:id="ct140661651174168" text:id="ct140661651174168">
          <text:insertion>
            <office:change-info>
              <dc:creator>Romana Boldt</dc:creator>
              <dc:date>2017-12-13T21:55:57</dc:date>
            </office:change-info>
          </text:insertion>
        </text:changed-region>
        <text:changed-region xml:id="ct140661194508176" text:id="ct140661194508176">
          <text:deletion>
            <office:change-info>
              <dc:creator>Romana Boldt</dc:creator>
              <dc:date>2017-12-13T21:55:57</dc:date>
            </office:change-info>
            <text:p text:style-name="Text_20_body">dieses deutsche Handbuch als PDF-Dokument</text:p>
          </text:deletion>
        </text:changed-region>
        <text:changed-region xml:id="ct140661651174360" text:id="ct140661651174360">
          <text:insertion>
            <office:change-info>
              <dc:creator>Romana Boldt</dc:creator>
              <dc:date>2017-12-13T21:55:57</dc:date>
            </office:change-info>
          </text:insertion>
        </text:changed-region>
        <text:changed-region xml:id="ct140661194506640" text:id="ct140661194506640">
          <text:deletion>
            <office:change-info>
              <dc:creator>Romana Boldt</dc:creator>
              <dc:date>2017-12-13T21:55:57</dc:date>
            </office:change-info>
            <text:p text:style-name="Text_20_body">das englische Handbuch als PDF-Dokument</text:p>
          </text:deletion>
        </text:changed-region>
        <text:changed-region xml:id="ct140661651174552" text:id="ct140661651174552">
          <text:insertion>
            <office:change-info>
              <dc:creator>Romana Boldt</dc:creator>
              <dc:date>2017-12-13T21:55:57</dc:date>
            </office:change-info>
          </text:insertion>
        </text:changed-region>
        <text:changed-region xml:id="ct140661651104344" text:id="ct140661651104344">
          <text:deletion>
            <office:change-info>
              <dc:creator>Romana Boldt</dc:creator>
              <dc:date>2017-12-13T21:55:57</dc:date>
            </office:change-info>
            <text:p text:style-name="Text_20_body">Gesamtpaket muss erst entpackt werden. Dann können die einzelnen Teile von BwPostma</text:p>
          </text:deletion>
        </text:changed-region>
        <text:changed-region xml:id="ct140661651174744" text:id="ct140661651174744">
          <text:insertion>
            <office:change-info>
              <dc:creator>Romana Boldt</dc:creator>
              <dc:date>2017-12-13T21:55:57</dc:date>
            </office:change-info>
          </text:insertion>
        </text:changed-region>
        <text:changed-region xml:id="ct140661192826440" text:id="ct140661192826440">
          <text:deletion>
            <office:change-info>
              <dc:creator>Romana Boldt</dc:creator>
              <dc:date>2017-12-13T21:55:57</dc:date>
            </office:change-info>
            <text:p text:style-name="P2">das Gesamtpaket sowie für die Komponente und die Module als Einzelpakete. Zusätzlich wird hier auch der Download für die Handbücher angeboten</text:p>
          </text:deletion>
        </text:changed-region>
        <text:changed-region xml:id="ct140661651174936" text:id="ct140661651174936">
          <text:insertion>
            <office:change-info>
              <dc:creator>Romana Boldt</dc:creator>
              <dc:date>2017-12-13T21:55:57</dc:date>
            </office:change-info>
          </text:insertion>
        </text:changed-region>
        <text:changed-region xml:id="ct140661194509904" text:id="ct140661194509904">
          <text:deletion>
            <office:change-info>
              <dc:creator>Romana Boldt</dc:creator>
              <dc:date>2017-12-13T21:55:57</dc:date>
            </office:change-info>
            <text:p text:style-name="Text_20_body"><text:span text:style-name="Strong_20_Emphasis">Das Gesamtpaket enthält die Komponente, die Module und das Handbuch zu BwPostman in deutsch und englisch. Deshalb muss das Gesamtpaket zuerst entpackt werden, bevor es installiert werden kann.</text:span> </text:p>
            <text:p text:style-name="Text_20_body">Das Gesamtpaket hat den Namen <text:span text:style-name="Strong_20_Emphasis"><text:span text:style-name="T2">BwPostman.</text:span></text:span><text:span text:style-name="Strong_20_Emphasis"><text:span text:style-name="T3">versionsnummer</text:span></text:span><text:span text:style-name="Strong_20_Emphasis"><text:span text:style-name="T2">.UNZIP</text:span></text:span><text:span text:style-name="Strong_20_Emphasis">_</text:span><text:span text:style-name="Strong_20_Emphasis"><text:span text:style-name="T2">FIRST.zip</text:span></text:span><text:span text:style-name="T2">, das Paket für die Komponente </text:span><text:span text:style-name="Strong_20_Emphasis"><text:span text:style-name="T2">com_bwpostman.</text:span></text:span><text:span text:style-name="Strong_20_Emphasis"><text:span text:style-name="T3">versionsnummer</text:span></text:span><text:span text:style-name="Strong_20_Emphasis"><text:span text:style-name="T2">.zip</text:span></text:span><text:span text:style-name="T2">, das Paket für das Modul zur Registrierung heißt </text:span><text:span text:style-name="Strong_20_Emphasis"><text:span text:style-name="T2">mod_bwpostman.</text:span></text:span><text:span text:style-name="Strong_20_Emphasis"><text:span text:style-name="T3">versionsnummer</text:span></text:span><text:span text:style-name="Strong_20_Emphasis"><text:span text:style-name="T2">.zip</text:span></text:span><text:span text:style-name="T2"> und das Paket für das Modul zur Übersicht heißt </text:span><text:span text:style-name="Strong_20_Emphasis"><text:span text:style-name="T2">mod_bwpostman_overview.</text:span></text:span><text:span text:style-name="Strong_20_Emphasis"><text:span text:style-name="T3">versionsnummer</text:span></text:span><text:span text:style-name="Strong_20_Emphasis"><text:span text:style-name="T2">.zip</text:span></text:span><text:span text:style-name="T2">.</text:span></text:p>
            <text:p text:style-name="Text_20_body">Das Gesamtpaket an einen beliebigen Ort entpacken, beispielsweise den Desktop. Die Einzelpakete können dann so, wie sie sind, direkt installiert werden.</text:p>
            <text:list xml:id="list8157279475463722070" text:style-name="Outline">
              <text:list-item>
                <text:list>
                  <text:list-item>
                    <text:list>
                      <text:list-item>
                        <text:h text:style-name="Heading_20_3" text:outline-level="3"><text:bookmark-start text:name="__RefHeading__51286_211238030011111"/>Installieren der Komponente<text:bookmark-end text:name="__RefHeading__51286_211238030011111"/></text:h>
                      </text:list-item>
                    </text:list>
                  </text:list-item>
                </text:list>
              </text:list-item>
            </text:list>
            <text:p text:style-name="Text_20_body"/>
          </text:deletion>
        </text:changed-region>
        <text:changed-region xml:id="ct140661651175128" text:id="ct140661651175128">
          <text:insertion>
            <office:change-info>
              <dc:creator>Romana Boldt</dc:creator>
              <dc:date>2017-12-13T21:55:57</dc:date>
            </office:change-info>
          </text:insertion>
        </text:changed-region>
        <text:changed-region xml:id="ct140661651104536" text:id="ct140661651104536">
          <text:deletion>
            <office:change-info>
              <dc:creator>Romana Boldt</dc:creator>
              <dc:date>2017-12-13T21:55:57</dc:date>
            </office:change-info>
            <text:p text:style-name="P2"><text:span text:style-name="Strong_20_Emphasis"><text:span text:style-name="T2">com</text:span></text:span></text:p>
          </text:deletion>
        </text:changed-region>
        <text:changed-region xml:id="ct140661194510096" text:id="ct140661194510096">
          <text:deletion>
            <office:change-info>
              <dc:creator>Romana Boldt</dc:creator>
              <dc:date>2017-12-13T21:55:57</dc:date>
            </office:change-info>
            <text:list xml:id="list2066759299" text:continue-numbering="true" text:style-name="Outline">
              <text:list-item>
                <text:list>
                  <text:list-item>
                    <text:list>
                      <text:list-item>
                        <text:h text:style-name="Heading_20_3" text:outline-level="3">Installieren der Module</text:h>
                      </text:list-item>
                    </text:list>
                  </text:list-item>
                </text:list>
              </text:list-item>
            </text:list>
            <text:p text:style-name="Text_20_body">Im Reiter <text:span text:style-name="Strong_20_Emphasis">Paketdatei hochladen</text:span> auf die Schaltfläche <text:span text:style-name="Strong_20_Emphasis">Durchsuchen...</text:span> klicken und die Datei des Moduls <text:span text:style-name="Strong_20_Emphasis"><text:span text:style-name="T2">mod_bwpostman.</text:span></text:span><text:span text:style-name="Strong_20_Emphasis"><text:span text:style-name="T3">versionsnummer</text:span></text:span><text:span text:style-name="Strong_20_Emphasis"><text:span text:style-name="T2">.zip </text:span></text:span><text:span text:style-name="T2">beziehungsweise</text:span><text:span text:style-name="Strong_20_Emphasis"><text:span text:style-name="T2"> mod_bwpostman_overview.</text:span></text:span><text:span text:style-name="Strong_20_Emphasis"><text:span text:style-name="T3">versionsnummer</text:span></text:span><text:span text:style-name="Strong_20_Emphasis"><text:span text:style-name="T2">.zip </text:span></text:span>auswählen. Nun auf <text:span text:style-name="Emphasis">Hochladen &amp; Installieren</text:span> klicken – fertig.</text:p>
            <text:p text:style-name="Text_20_body"/>
            <text:list xml:id="list1560154815" text:continue-numbering="true" text:style-name="Outline">
              <text:list-item>
                <text:list>
                  <text:list-item>
                    <text:list>
                      <text:list-item>
                        <text:h text:style-name="Heading_20_3" text:outline-level="3"/>
                      </text:list-item>
                    </text:list>
                  </text:list-item>
                </text:list>
              </text:list-item>
            </text:list>
          </text:deletion>
        </text:changed-region>
        <text:changed-region xml:id="ct140661651175320" text:id="ct140661651175320">
          <text:insertion>
            <office:change-info>
              <dc:creator>Romana Boldt</dc:creator>
              <dc:date>2017-12-13T21:55:57</dc:date>
            </office:change-info>
          </text:insertion>
        </text:changed-region>
        <text:changed-region xml:id="ct140661194506256" text:id="ct140661194506256">
          <text:deletion>
            <office:change-info>
              <dc:creator>Romana Boldt</dc:creator>
              <dc:date>2017-12-13T21:55:57</dc:date>
            </office:change-info>
            <text:p text:style-name="Text_20_body"><text:span text:style-name="Emphasis"><text:span text:style-name="T2"><text:s/>beziehungsweise </text:span></text:span><text:span text:style-name="Strong_20_Emphasis"><text:span text:style-name="T2">mod_bwpostman_overview</text:span></text:span><text:span text:style-name="Emphasis"><text:span text:style-name="T2"> anlegen und die entpackten Dateien dorthin kopieren. Dies geht sehr komfortabel zum Beispiel per Filezilla. Anschließend in Joomla!</text:span></text:span><text:span text:style-name="Emphasis"><text:span text:style-name="T4">®</text:span></text:span><text:span text:style-name="Emphasis"><text:span text:style-name="T2"> unter Aus Verzeichnis installieren an den eingetragenen Pfad /com_bwpostman, /mod_bwpostman beziehungsweise /</text:span></text:span><text:span text:style-name="Strong_20_Emphasis"><text:span text:style-name="T2">mod_bwpostman_overview</text:span></text:span></text:p>
          </text:deletion>
        </text:changed-region>
        <text:changed-region xml:id="ct140661651175512" text:id="ct140661651175512">
          <text:insertion>
            <office:change-info>
              <dc:creator>Romana Boldt</dc:creator>
              <dc:date>2017-12-13T21:55:57</dc:date>
            </office:change-info>
          </text:insertion>
        </text:changed-region>
        <text:changed-region xml:id="ct140661651104728" text:id="ct140661651104728">
          <text:deletion>
            <office:change-info>
              <dc:creator>Romana Boldt</dc:creator>
              <dc:date>2017-12-13T21:55:57</dc:date>
            </office:change-info>
            <text:p text:style-name="Text_20_body"><text:span text:style-name="Emphasis"><text:span text:style-name="T5">Newsletter versenden</text:span></text:span><text:span text:style-name="T5">, </text:span><text:span text:style-name="Emphasis"><text:span text:style-name="T5">Archivieren</text:span></text:span><text:span text:style-name="T5"> und </text:span><text:span text:style-name="Emphasis"><text:span text:style-name="T5">Wiederherstellen</text:span></text:span><text:span text:style-name="T5"> dazu. Ich denke, die Bezeichnungen der Rechte sind selbsterklärend.</text:span></text:p>
          </text:deletion>
        </text:changed-region>
        <text:changed-region xml:id="ct140661651175704" text:id="ct140661651175704">
          <text:insertion>
            <office:change-info>
              <dc:creator>Romana Boldt</dc:creator>
              <dc:date>2017-12-13T21:55:57</dc:date>
            </office:change-info>
          </text:insertion>
        </text:changed-region>
        <text:changed-region xml:id="ct140661651175896" text:id="ct140661651175896">
          <text:insertion>
            <office:change-info>
              <dc:creator>Romana Boldt</dc:creator>
              <dc:date>2017-12-13T21:55:57</dc:date>
            </office:change-info>
          </text:insertion>
        </text:changed-region>
        <text:changed-region xml:id="ct140661651104920" text:id="ct140661651104920">
          <text:deletion>
            <office:change-info>
              <dc:creator>Romana Boldt</dc:creator>
              <dc:date>2017-12-13T21:55:57</dc:date>
            </office:change-info>
            <text:p text:style-name="Text_20_body">auch Hauptmenü</text:p>
          </text:deletion>
        </text:changed-region>
        <text:changed-region xml:id="ct140661651176088" text:id="ct140661651176088">
          <text:insertion>
            <office:change-info>
              <dc:creator>Romana Boldt</dc:creator>
              <dc:date>2017-12-13T21:55:57</dc:date>
            </office:change-info>
          </text:insertion>
        </text:changed-region>
        <text:changed-region xml:id="ct140661651105112" text:id="ct140661651105112">
          <text:deletion>
            <office:change-info>
              <dc:creator>Romana Boldt</dc:creator>
              <dc:date>2017-12-13T21:55:57</dc:date>
            </office:change-info>
            <text:p text:style-name="Text_20_body">Hauptmenü</text:p>
          </text:deletion>
        </text:changed-region>
        <text:changed-region xml:id="ct140661651173400" text:id="ct140661651173400">
          <text:deletion>
            <office:change-info>
              <dc:creator>Romana Boldt</dc:creator>
              <dc:date>2017-12-13T21:55:57</dc:date>
            </office:change-info>
            <text:p text:style-name="Text_20_body">Die <text:span text:style-name="Emphasis">Mailinglistenberechtigungen</text:span> arbeiten genau so wie die Berechtigungen unter <text:span text:style-name="T6">Joomla!</text:span><text:span text:style-name="T7">®</text:span> bei den Beiträgen.</text:p>
            <text:p text:style-name="Text_20_body"/>
          </text:deletion>
        </text:changed-region>
        <text:changed-region xml:id="ct140661651176280" text:id="ct140661651176280">
          <text:insertion>
            <office:change-info>
              <dc:creator>Romana Boldt</dc:creator>
              <dc:date>2017-12-13T21:55:57</dc:date>
            </office:change-info>
          </text:insertion>
        </text:changed-region>
        <text:changed-region xml:id="ct140661651176472" text:id="ct140661651176472">
          <text:insertion>
            <office:change-info>
              <dc:creator>Romana Boldt</dc:creator>
              <dc:date>2017-12-13T21:55:57</dc:date>
            </office:change-info>
          </text:insertion>
        </text:changed-region>
        <text:changed-region xml:id="ct140661651105304" text:id="ct140661651105304">
          <text:deletion>
            <office:change-info>
              <dc:creator>Romana Boldt</dc:creator>
              <dc:date>2017-12-13T21:55:57</dc:date>
            </office:change-info>
            <text:p text:style-name="Text_20_body">Hauptmenü</text:p>
          </text:deletion>
        </text:changed-region>
        <text:changed-region xml:id="ct140661651176664" text:id="ct140661651176664">
          <text:insertion>
            <office:change-info>
              <dc:creator>Romana Boldt</dc:creator>
              <dc:date>2017-12-13T21:55:57</dc:date>
            </office:change-info>
          </text:insertion>
        </text:changed-region>
        <text:changed-region xml:id="ct140661194507408" text:id="ct140661194507408">
          <text:deletion>
            <office:change-info>
              <dc:creator>Romana Boldt</dc:creator>
              <dc:date>2017-12-13T21:55:57</dc:date>
            </office:change-info>
            <text:p text:style-name="Text_20_body">Hauptmenü</text:p>
          </text:deletion>
        </text:changed-region>
        <text:changed-region xml:id="ct140661651176856" text:id="ct140661651176856">
          <text:insertion>
            <office:change-info>
              <dc:creator>Romana Boldt</dc:creator>
              <dc:date>2017-12-13T21:55:57</dc:date>
            </office:change-info>
          </text:insertion>
        </text:changed-region>
        <text:changed-region xml:id="ct140661651177048" text:id="ct140661651177048">
          <text:insertion>
            <office:change-info>
              <dc:creator>Romana Boldt</dc:creator>
              <dc:date>2017-12-13T21:55:57</dc:date>
            </office:change-info>
          </text:insertion>
        </text:changed-region>
        <text:changed-region xml:id="ct140661194508368" text:id="ct140661194508368">
          <text:deletion>
            <office:change-info>
              <dc:creator>Romana Boldt</dc:creator>
              <dc:date>2017-12-13T21:55:57</dc:date>
            </office:change-info>
            <text:p text:style-name="Text_20_body">Hauptmenü</text:p>
          </text:deletion>
        </text:changed-region>
        <text:changed-region xml:id="ct140661651177240" text:id="ct140661651177240">
          <text:insertion>
            <office:change-info>
              <dc:creator>Romana Boldt</dc:creator>
              <dc:date>2017-12-13T21:55:57</dc:date>
            </office:change-info>
          </text:insertion>
        </text:changed-region>
        <text:changed-region xml:id="ct140661195583496" text:id="ct140661195583496">
          <text:insertion>
            <office:change-info>
              <dc:creator>Romana Boldt</dc:creator>
              <dc:date>2017-12-13T21:55:57</dc:date>
            </office:change-info>
          </text:insertion>
        </text:changed-region>
        <text:changed-region xml:id="ct140661194507984" text:id="ct140661194507984">
          <text:deletion>
            <office:change-info>
              <dc:creator>Romana Boldt</dc:creator>
              <dc:date>2017-12-13T21:55:57</dc:date>
            </office:change-info>
            <text:p text:style-name="Text_20_body">Sekunden abgearbeitet. Der Reiter <text:span text:style-name="Emphasis">Warteschlange</text:span> erscheint daher nur, wenn der Newsletter aus technischen Gründen nicht versendet werden kann. Das kann daran liegen, dass die Konfiguration für das Mailing in Joomla!<text:span text:style-name="T8">®</text:span> nicht passt (<text:span text:style-name="Emphasis">System</text:span> <text:span text:style-name="T9"></text:span> <text:span text:style-name="Emphasis">Konfiguration</text:span> <text:span text:style-name="T9"></text:span> <text:span text:style-name="Emphasis">Server</text:span>, Bereich <text:span text:style-name="Emphasis">Mailing</text:span>) oder der Server, über den der Newsletter – genauer gesagt die Mails aus Joomla!<text:span text:style-name="T8">®</text:span> – versendet werden sollen, nicht erreichbar ist. </text:p>
          </text:deletion>
        </text:changed-region>
        <text:changed-region xml:id="ct140661195583688" text:id="ct140661195583688">
          <text:insertion>
            <office:change-info>
              <dc:creator>Romana Boldt</dc:creator>
              <dc:date>2017-12-13T21:55:57</dc:date>
            </office:change-info>
          </text:insertion>
        </text:changed-region>
        <text:changed-region xml:id="ct140661195583880" text:id="ct140661195583880">
          <text:insertion>
            <office:change-info>
              <dc:creator>Romana Boldt</dc:creator>
              <dc:date>2017-12-13T21:55:57</dc:date>
            </office:change-info>
          </text:insertion>
        </text:changed-region>
        <text:changed-region xml:id="ct140661194326800" text:id="ct140661194326800">
          <text:deletion>
            <office:change-info>
              <dc:creator>Romana Boldt</dc:creator>
              <dc:date>2017-12-13T21:55:57</dc:date>
            </office:change-info>
            <text:p text:style-name="Text_20_body">Hauptmenü</text:p>
          </text:deletion>
        </text:changed-region>
        <text:changed-region xml:id="ct140661195584072" text:id="ct140661195584072">
          <text:insertion>
            <office:change-info>
              <dc:creator>Romana Boldt</dc:creator>
              <dc:date>2017-12-13T21:55:57</dc:date>
            </office:change-info>
          </text:insertion>
        </text:changed-region>
        <text:changed-region xml:id="ct140661195584264" text:id="ct140661195584264">
          <text:insertion>
            <office:change-info>
              <dc:creator>Romana Boldt</dc:creator>
              <dc:date>2017-12-13T21:55:57</dc:date>
            </office:change-info>
          </text:insertion>
        </text:changed-region>
        <text:changed-region xml:id="ct140661195584456" text:id="ct140661195584456">
          <text:insertion>
            <office:change-info>
              <dc:creator>Romana Boldt</dc:creator>
              <dc:date>2017-12-13T21:55:57</dc:date>
            </office:change-info>
          </text:insertion>
        </text:changed-region>
        <text:changed-region xml:id="ct140661195584648" text:id="ct140661195584648">
          <text:insertion>
            <office:change-info>
              <dc:creator>Romana Boldt</dc:creator>
              <dc:date>2017-12-13T21:55:57</dc:date>
            </office:change-info>
          </text:insertion>
        </text:changed-region>
        <text:changed-region xml:id="ct140661192824904" text:id="ct140661192824904">
          <text:deletion>
            <office:change-info>
              <dc:creator>Romana Boldt</dc:creator>
              <dc:date>2017-12-13T21:55:57</dc:date>
            </office:change-info>
            <text:p text:style-name="Text_20_body">r Hauptansicht</text:p>
          </text:deletion>
        </text:changed-region>
        <text:changed-region xml:id="ct140661195584840" text:id="ct140661195584840">
          <text:insertion>
            <office:change-info>
              <dc:creator>Romana Boldt</dc:creator>
              <dc:date>2017-12-13T21:55:57</dc:date>
            </office:change-info>
          </text:insertion>
        </text:changed-region>
        <text:changed-region xml:id="ct140661195585032" text:id="ct140661195585032">
          <text:insertion>
            <office:change-info>
              <dc:creator>Romana Boldt</dc:creator>
              <dc:date>2017-12-13T21:55:57</dc:date>
            </office:change-info>
          </text:insertion>
        </text:changed-region>
        <text:changed-region xml:id="ct140661194507600" text:id="ct140661194507600">
          <text:deletion>
            <office:change-info>
              <dc:creator>Romana Boldt</dc:creator>
              <dc:date>2017-12-13T21:55:57</dc:date>
            </office:change-info>
            <text:p text:style-name="Text_20_body">. Falls das nicht der Fall ist, werden die entsprechende Benutzergruppe und gegebenenfalls deren Eltern als neue Benutzergruppen in <text:span text:style-name="T6">Joomla!</text:span><text:span text:style-name="T7">®</text:span> neu erstellt. Damit die Berechtigungen der gesicherten Version nicht ins Leere laufen, werden die IDs der Benutzergruppen, die bei den Berechtigungen hinterlegt sind, natürlich auf die neuen IDs umgeschrieben</text:p>
          </text:deletion>
        </text:changed-region>
        <text:changed-region xml:id="ct140661195585224" text:id="ct140661195585224">
          <text:insertion>
            <office:change-info>
              <dc:creator>Romana Boldt</dc:creator>
              <dc:date>2017-12-13T21:55:57</dc:date>
            </office:change-info>
          </text:insertion>
        </text:changed-region>
        <text:changed-region xml:id="ct140661195585416" text:id="ct140661195585416">
          <text:insertion>
            <office:change-info>
              <dc:creator>Romana Boldt</dc:creator>
              <dc:date>2017-12-13T21:55:57</dc:date>
            </office:change-info>
          </text:insertion>
        </text:changed-region>
        <text:changed-region xml:id="ct140661195432712" text:id="ct140661195432712">
          <text:insertion>
            <office:change-info>
              <dc:creator>Romana Boldt</dc:creator>
              <dc:date>2017-12-13T21:55:57</dc:date>
            </office:change-info>
          </text:insertion>
        </text:changed-region>
        <text:changed-region xml:id="ct140661198135688" text:id="ct140661198135688">
          <text:insertion>
            <office:change-info>
              <dc:creator>Romana Boldt</dc:creator>
              <dc:date>2017-12-13T21:55: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
      <text:p text:style-name="P1"><text:span text:style-name="Strong_20_Emphasis">Romana Boldt</text:span></text:p>
      <text:p text:style-name="P1"/>
      <text:p text:style-name="P1"/>
      <text:p text:style-name="P1">Veröffentlichungsdatum: <text:change-start text:change-id="ct140661651173592"/>Dezember 2017<text:change-end text:change-id="ct140661651173592"/><text:change text:change-id="ct140661194265544"/></text:p>
      <text:p text:style-name="P1"/>
      <text:p text:style-name="P1"/>
      <text:p text:style-name="P1"><text:span text:style-name="Strong_20_Emphasis">Dieses Buch behandelt die Benutzung von BwPostman für <text:line-break/>Joomla!</text:span><text:span text:style-name="Strong_20_Emphasis"><text:span text:style-name="T8">®</text:span></text:span><text:span text:style-name="Strong_20_Emphasis">-betriebene Webseiten.</text:span></text:p>
      <text:p text:style-name="Text_20_body"/>
      <text:p text:style-name="Text_20_body"/>
      <text:p text:style-name="Text_20_body">Dieses Dokument darf unter den Bedingungen der GNU <text:span text:style-name="T24">Free</text:span> <text:span text:style-name="T24">Documentation</text:span> <text:span text:style-name="T24">License</text:span>, Version 1.3 oder einer späteren von der <text:span text:style-name="T24">Free</text:span> Software <text:span text:style-name="T24">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24">Free</text:span> <text:span text:style-name="T24">Documentation</text:span> <text:span text:style-name="T24">License</text:span>“ enthalten.</text:p>
      <text:p text:style-name="Text_20_body">Die Software BwPostman selbst ist ebenfalls freie Software und untersteht der GNU General <text:span text:style-name="T24">Public</text:span> <text:span text:style-name="T24">License</text:span> Version 3 oder einer späteren von der <text:span text:style-name="T24">Free</text:span> Software <text:span text:style-name="T24">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7">Inhaltsverzeichnis</text:p>
          </text:index-title>
          <text:p text:style-name="P41"><text:a xlink:type="simple" xlink:href="#__RefHeading__46139_727788380" text:style-name="Inhaltsverzeichnis_20_Link" text:visited-style-name="Inhaltsverzeichnis_20_Link">Einleitung<text:tab/>6</text:a></text:p>
          <text:p text:style-name="P41"><text:a xlink:type="simple" xlink:href="#__RefHeading__46930_1969413198" text:style-name="Inhaltsverzeichnis_20_Link" text:visited-style-name="Inhaltsverzeichnis_20_Link">Empfohlenes Vorgehen<text:tab/>9</text:a></text:p>
          <text:p text:style-name="P41"><text:a xlink:type="simple" xlink:href="#__RefHeading__24627_1003309454" text:style-name="Inhaltsverzeichnis_20_Link" text:visited-style-name="Inhaltsverzeichnis_20_Link">Hilfe bei Problemen<text:tab/>10</text:a></text:p>
          <text:p text:style-name="P41"><text:a xlink:type="simple" xlink:href="#__RefHeading__48433_366451164" text:style-name="Inhaltsverzeichnis_20_Link" text:visited-style-name="Inhaltsverzeichnis_20_Link">Sicherheitshinweise<text:tab/>11</text:a></text:p>
          <text:p text:style-name="P41"><text:a xlink:type="simple" xlink:href="#__RefHeading__46141_727788380" text:style-name="Inhaltsverzeichnis_20_Link" text:visited-style-name="Inhaltsverzeichnis_20_Link">Installieren und Aktualisieren<text:tab/>12</text:a></text:p>
          <text:p text:style-name="P49"><text:a xlink:type="simple" xlink:href="#__RefHeading__47523_794096596" text:style-name="Inhaltsverzeichnis_20_Link" text:visited-style-name="Inhaltsverzeichnis_20_Link">Installieren<text:tab/>12</text:a></text:p>
          <text:p text:style-name="P40"><text:a xlink:type="simple" xlink:href="#__RefHeading__51284_2112380300" text:style-name="Inhaltsverzeichnis_20_Link" text:visited-style-name="Inhaltsverzeichnis_20_Link">Herunterladen des Pakets<text:tab/>12</text:a></text:p>
          <text:p text:style-name="P40"><text:a xlink:type="simple" xlink:href="#__RefHeading__51286_2112380300" text:style-name="Inhaltsverzeichnis_20_Link" text:visited-style-name="Inhaltsverzeichnis_20_Link">Installieren von BwPostman<text:tab/>12</text:a></text:p>
          <text:p text:style-name="P40"><text:a xlink:type="simple" xlink:href="#__RefHeading__47529_794096596" text:style-name="Inhaltsverzeichnis_20_Link" text:visited-style-name="Inhaltsverzeichnis_20_Link">Alternative Installation<text:tab/>12</text:a></text:p>
          <text:p text:style-name="P49"><text:a xlink:type="simple" xlink:href="#__RefHeading__47531_794096596" text:style-name="Inhaltsverzeichnis_20_Link" text:visited-style-name="Inhaltsverzeichnis_20_Link">Aktualisieren<text:tab/>13</text:a></text:p>
          <text:p text:style-name="P41"><text:a xlink:type="simple" xlink:href="#__RefHeading__46143_727788380" text:style-name="Inhaltsverzeichnis_20_Link" text:visited-style-name="Inhaltsverzeichnis_20_Link">Konfigurieren<text:tab/>14</text:a></text:p>
          <text:p text:style-name="P49"><text:a xlink:type="simple" xlink:href="#__RefHeading__24512_1003309454" text:style-name="Inhaltsverzeichnis_20_Link" text:visited-style-name="Inhaltsverzeichnis_20_Link">Grundeinstellungen<text:tab/>14</text:a></text:p>
          <text:p text:style-name="P40"><text:a xlink:type="simple" xlink:href="#__RefHeading__47533_794096596" text:style-name="Inhaltsverzeichnis_20_Link" text:visited-style-name="Inhaltsverzeichnis_20_Link">Absendername<text:line-break/>Absender-Email<text:line-break/>Antwort-an-Email<text:tab/>14</text:a></text:p>
          <text:p text:style-name="P40"><text:a xlink:type="simple" xlink:href="#__RefHeading__46932_1969413198" text:style-name="Inhaltsverzeichnis_20_Link" text:visited-style-name="Inhaltsverzeichnis_20_Link">Rechtliche Infos<text:tab/>14</text:a></text:p>
          <text:p text:style-name="P40"><text:a xlink:type="simple" xlink:href="#__RefHeading__47535_794096596" text:style-name="Inhaltsverzeichnis_20_Link" text:visited-style-name="Inhaltsverzeichnis_20_Link">Anzahl der Newsletter pro Schritt<text:line-break/>Verzögerung beim Senden<text:line-break/>Einheit der Zeitverzögerung<text:tab/>14</text:a></text:p>
          <text:p text:style-name="P40"><text:a xlink:type="simple" xlink:href="#__RefHeading__56271_1851832648" text:style-name="Inhaltsverzeichnis_20_Link" text:visited-style-name="Inhaltsverzeichnis_20_Link">Link zu Boldt Webservice anzeigen<text:tab/>15</text:a></text:p>
          <text:p text:style-name="P49"><text:a xlink:type="simple" xlink:href="#__RefHeading__26123_946785769" text:style-name="Inhaltsverzeichnis_20_Link" text:visited-style-name="Inhaltsverzeichnis_20_Link">Anmeldung<text:tab/>15</text:a></text:p>
          <text:p text:style-name="P40"><text:a xlink:type="simple" xlink:href="#__RefHeading__46936_1969413198" text:style-name="Inhaltsverzeichnis_20_Link" text:visited-style-name="Inhaltsverzeichnis_20_Link">Einleitungstext<text:tab/>15</text:a></text:p>
          <text:p text:style-name="P40"><text:a xlink:type="simple" xlink:href="#__RefHeading__46938_1969413198" text:style-name="Inhaltsverzeichnis_20_Link" text:visited-style-name="Inhaltsverzeichnis_20_Link">Formularfelder Nachname und Vorname anzeigen<text:tab/>15</text:a></text:p>
          <text:p text:style-name="P40"><text:a xlink:type="simple" xlink:href="#__RefHeading__47541_794096596" text:style-name="Inhaltsverzeichnis_20_Link" text:visited-style-name="Inhaltsverzeichnis_20_Link">Nachname oder Vorname ist Pflichtfeld<text:tab/>15</text:a></text:p>
          <text:p text:style-name="P40"><text:a xlink:type="simple" xlink:href="#__RefHeading__44543_444093265" text:style-name="Inhaltsverzeichnis_20_Link" text:visited-style-name="Inhaltsverzeichnis_20_Link">Auswahl Geschlecht anzeigen<text:tab/>15</text:a></text:p>
          <text:p text:style-name="P40"><text:a xlink:type="simple" xlink:href="#__RefHeading__44545_444093265" text:style-name="Inhaltsverzeichnis_20_Link" text:visited-style-name="Inhaltsverzeichnis_20_Link">Zusätzliches Feld anzeigen<text:tab/>15</text:a></text:p>
          <text:p text:style-name="P40"><text:a xlink:type="simple" xlink:href="#__RefHeading__44547_444093265" text:style-name="Inhaltsverzeichnis_20_Link" text:visited-style-name="Inhaltsverzeichnis_20_Link">Zusätzliches Feld ist Pflichtfeld<text:tab/>16</text:a></text:p>
          <text:p text:style-name="P40"><text:a xlink:type="simple" xlink:href="#__RefHeading__44549_444093265" text:style-name="Inhaltsverzeichnis_20_Link" text:visited-style-name="Inhaltsverzeichnis_20_Link">Beschriftung zusätzliches Feld<text:tab/>16</text:a></text:p>
          <text:p text:style-name="P40"><text:a xlink:type="simple" xlink:href="#__RefHeading__44551_444093265" text:style-name="Inhaltsverzeichnis_20_Link" text:visited-style-name="Inhaltsverzeichnis_20_Link">Tooltip zusätzliches Feld<text:tab/>16</text:a></text:p>
          <text:p text:style-name="P40"><text:a xlink:type="simple" xlink:href="#__RefHeading__44553_444093265" text:style-name="Inhaltsverzeichnis_20_Link" text:visited-style-name="Inhaltsverzeichnis_20_Link">Auswahl Emailformat<text:tab/>17</text:a></text:p>
          <text:p text:style-name="P40"><text:a xlink:type="simple" xlink:href="#__RefHeading__46942_1969413198" text:style-name="Inhaltsverzeichnis_20_Link" text:visited-style-name="Inhaltsverzeichnis_20_Link">Emailformat<text:tab/>17</text:a></text:p>
          <text:p text:style-name="P40"><text:a xlink:type="simple" xlink:href="#__RefHeading__47545_794096596" text:style-name="Inhaltsverzeichnis_20_Link" text:visited-style-name="Inhaltsverzeichnis_20_Link">Disclaimer anzeigen<text:tab/>17</text:a></text:p>
          <text:p text:style-name="P40"><text:a xlink:type="simple" xlink:href="#__RefHeading__46944_1969413198" text:style-name="Inhaltsverzeichnis_20_Link" text:visited-style-name="Inhaltsverzeichnis_20_Link">Linkziel<text:line-break/>URL zum Disclaimer<text:line-break/>Beitrag<text:line-break/>Menüeintrag<text:tab/>17</text:a></text:p>
          <text:p text:style-name="P40"><text:a xlink:type="simple" xlink:href="#__RefHeading__46946_1969413198" text:style-name="Inhaltsverzeichnis_20_Link" text:visited-style-name="Inhaltsverzeichnis_20_Link">Disclaimer im selben Browserfenster öffnen<text:tab/>18</text:a></text:p>
          <text:p text:style-name="P40"><text:a xlink:type="simple" xlink:href="#__RefHeading__46834_1391136114" text:style-name="Inhaltsverzeichnis_20_Link" text:visited-style-name="Inhaltsverzeichnis_20_Link">Anmeldeformular sichern<text:tab/>18</text:a></text:p>
          <text:p text:style-name="P40"><text:soft-page-break/><text:a xlink:type="simple" xlink:href="#__RefHeading__45358_1510050461" text:style-name="Inhaltsverzeichnis_20_Link" text:visited-style-name="Inhaltsverzeichnis_20_Link">Frage<text:line-break/>Antwort<text:tab/>18</text:a></text:p>
          <text:p text:style-name="P49"><text:a xlink:type="simple" xlink:href="#__RefHeading__46948_1969413198" text:style-name="Inhaltsverzeichnis_20_Link" text:visited-style-name="Inhaltsverzeichnis_20_Link">Aktivierung<text:tab/>18</text:a></text:p>
          <text:p text:style-name="P40"><text:a xlink:type="simple" xlink:href="#__RefHeading__46950_1969413198" text:style-name="Inhaltsverzeichnis_20_Link" text:visited-style-name="Inhaltsverzeichnis_20_Link">Anrede Aktivierung<text:tab/>18</text:a></text:p>
          <text:p text:style-name="P40"><text:a xlink:type="simple" xlink:href="#__RefHeading__24526_1003309454" text:style-name="Inhaltsverzeichnis_20_Link" text:visited-style-name="Inhaltsverzeichnis_20_Link">Aktivierung Text<text:tab/>18</text:a></text:p>
          <text:p text:style-name="P40"><text:a xlink:type="simple" xlink:href="#__RefHeading__46952_1969413198" text:style-name="Inhaltsverzeichnis_20_Link" text:visited-style-name="Inhaltsverzeichnis_20_Link">Text Zustimmung<text:tab/>19</text:a></text:p>
          <text:p text:style-name="P40"><text:a xlink:type="simple" xlink:href="#__RefHeading__46954_1969413198" text:style-name="Inhaltsverzeichnis_20_Link" text:visited-style-name="Inhaltsverzeichnis_20_Link">Aktivierung auch an den Webmaster senden?<text:tab/>19</text:a></text:p>
          <text:p text:style-name="P40"><text:a xlink:type="simple" xlink:href="#__RefHeading__24520_1003309454" text:style-name="Inhaltsverzeichnis_20_Link" text:visited-style-name="Inhaltsverzeichnis_20_Link">Absendername<text:tab/>19</text:a></text:p>
          <text:p text:style-name="P40"><text:a xlink:type="simple" xlink:href="#__RefHeading__24522_1003309454" text:style-name="Inhaltsverzeichnis_20_Link" text:visited-style-name="Inhaltsverzeichnis_20_Link">Mailadresse für o. g. Benachrichtigung<text:tab/>19</text:a></text:p>
          <text:p text:style-name="P49"><text:a xlink:type="simple" xlink:href="#__RefHeading__26125_946785769" text:style-name="Inhaltsverzeichnis_20_Link" text:visited-style-name="Inhaltsverzeichnis_20_Link">Listenansicht<text:tab/>19</text:a></text:p>
          <text:p text:style-name="P40"><text:a xlink:type="simple" xlink:href="#__RefHeading__26127_946785769" text:style-name="Inhaltsverzeichnis_20_Link" text:visited-style-name="Inhaltsverzeichnis_20_Link">Suchfeld anzeigen<text:tab/>19</text:a></text:p>
          <text:p text:style-name="P40"><text:a xlink:type="simple" xlink:href="#__RefHeading__26129_946785769" text:style-name="Inhaltsverzeichnis_20_Link" text:visited-style-name="Inhaltsverzeichnis_20_Link">Filter Datum<text:tab/>20</text:a></text:p>
          <text:p text:style-name="P40"><text:a xlink:type="simple" xlink:href="#__RefHeading__26131_946785769" text:style-name="Inhaltsverzeichnis_20_Link" text:visited-style-name="Inhaltsverzeichnis_20_Link">Filter Mailinglisten<text:tab/>20</text:a></text:p>
          <text:p text:style-name="P40"><text:a xlink:type="simple" xlink:href="#__RefHeading__26133_946785769" text:style-name="Inhaltsverzeichnis_20_Link" text:visited-style-name="Inhaltsverzeichnis_20_Link">Filter Kampagnen<text:tab/>20</text:a></text:p>
          <text:p text:style-name="P40"><text:a xlink:type="simple" xlink:href="#__RefHeading__26135_946785769" text:style-name="Inhaltsverzeichnis_20_Link" text:visited-style-name="Inhaltsverzeichnis_20_Link">Filter Benutzergruppen<text:tab/>20</text:a></text:p>
          <text:p text:style-name="P40"><text:a xlink:type="simple" xlink:href="#__RefHeading__26137_946785769" text:style-name="Inhaltsverzeichnis_20_Link" text:visited-style-name="Inhaltsverzeichnis_20_Link">Anhang anzeigen<text:tab/>20</text:a></text:p>
          <text:p text:style-name="P40"><text:a xlink:type="simple" xlink:href="#__RefHeading__26139_946785769" text:style-name="Inhaltsverzeichnis_20_Link" text:visited-style-name="Inhaltsverzeichnis_20_Link"># Newsletter<text:tab/>20</text:a></text:p>
          <text:p text:style-name="P49"><text:a xlink:type="simple" xlink:href="#__RefHeading__26141_946785769" text:style-name="Inhaltsverzeichnis_20_Link" text:visited-style-name="Inhaltsverzeichnis_20_Link">Detailansicht<text:tab/>20</text:a></text:p>
          <text:p text:style-name="P40"><text:a xlink:type="simple" xlink:href="#__RefHeading__26143_946785769" text:style-name="Inhaltsverzeichnis_20_Link" text:visited-style-name="Inhaltsverzeichnis_20_Link">Anhang anzeigen<text:tab/>20</text:a></text:p>
          <text:p text:style-name="P40"><text:a xlink:type="simple" xlink:href="#__RefHeading__31328_1175948270" text:style-name="Inhaltsverzeichnis_20_Link" text:visited-style-name="Inhaltsverzeichnis_20_Link">Betreff als Seitenüberschrift<text:tab/>20</text:a></text:p>
          <text:p text:style-name="P49"><text:a xlink:type="simple" xlink:href="#__RefHeading__46962_1969413198" text:style-name="Inhaltsverzeichnis_20_Link" text:visited-style-name="Inhaltsverzeichnis_20_Link">Berechtigungen<text:tab/>20</text:a></text:p>
          <text:p text:style-name="P41"><text:a xlink:type="simple" xlink:href="#__RefHeading__46261_727788380" text:style-name="Inhaltsverzeichnis_20_Link" text:visited-style-name="Inhaltsverzeichnis_20_Link">Das Backend<text:tab/>22</text:a></text:p>
          <text:p text:style-name="P49"><text:a xlink:type="simple" xlink:href="#__RefHeading__47549_794096596" text:style-name="Inhaltsverzeichnis_20_Link" text:visited-style-name="Inhaltsverzeichnis_20_Link">Mailinglisten anlegen<text:tab/>22</text:a></text:p>
          <text:p text:style-name="P49"><text:a xlink:type="simple" xlink:href="#__RefHeading__47551_794096596" text:style-name="Inhaltsverzeichnis_20_Link" text:visited-style-name="Inhaltsverzeichnis_20_Link">Abonnenten und Testempfänger eintragen<text:tab/>23</text:a></text:p>
          <text:p text:style-name="P49"><text:a xlink:type="simple" xlink:href="#__RefHeading__47553_794096596" text:style-name="Inhaltsverzeichnis_20_Link" text:visited-style-name="Inhaltsverzeichnis_20_Link">Newsletter erstellen oder bearbeiten<text:tab/>25</text:a></text:p>
          <text:p text:style-name="P40"><text:a xlink:type="simple" xlink:href="#__RefHeading__47557_794096596" text:style-name="Inhaltsverzeichnis_20_Link" text:visited-style-name="Inhaltsverzeichnis_20_Link">Reiter Allgemeines<text:tab/>25</text:a></text:p>
          <text:p text:style-name="P40"><text:a xlink:type="simple" xlink:href="#__RefHeading__47559_794096596" text:style-name="Inhaltsverzeichnis_20_Link" text:visited-style-name="Inhaltsverzeichnis_20_Link">Reiter HTML Newsletter<text:tab/>27</text:a></text:p>
          <text:p text:style-name="P42"><text:a xlink:type="simple" xlink:href="#__RefHeading__47561_794096596" text:style-name="Inhaltsverzeichnis_20_Link" text:visited-style-name="Inhaltsverzeichnis_20_Link">Personalisierung<text:tab/>28</text:a></text:p>
          <text:p text:style-name="P40"><text:a xlink:type="simple" xlink:href="#__RefHeading__47563_794096596" text:style-name="Inhaltsverzeichnis_20_Link" text:visited-style-name="Inhaltsverzeichnis_20_Link">Reiter Text Newsletter<text:tab/>28</text:a></text:p>
          <text:p text:style-name="P40"><text:a xlink:type="simple" xlink:href="#__RefHeading__47565_794096596" text:style-name="Inhaltsverzeichnis_20_Link" text:visited-style-name="Inhaltsverzeichnis_20_Link">Reiter Vorschau<text:tab/>28</text:a></text:p>
          <text:p text:style-name="P40"><text:a xlink:type="simple" xlink:href="#__RefHeading__47567_794096596" text:style-name="Inhaltsverzeichnis_20_Link" text:visited-style-name="Inhaltsverzeichnis_20_Link">Reiter Newsletter versenden<text:tab/>29</text:a></text:p>
          <text:p text:style-name="P40"><text:a xlink:type="simple" xlink:href="#__RefHeading__51355_620792192" text:style-name="Inhaltsverzeichnis_20_Link" text:visited-style-name="Inhaltsverzeichnis_20_Link">Reiter Warteschlange<text:tab/>30</text:a></text:p>
          <text:p text:style-name="P40"><text:a xlink:type="simple" xlink:href="#__RefHeading__48000_412318294" text:style-name="Inhaltsverzeichnis_20_Link" text:visited-style-name="Inhaltsverzeichnis_20_Link">Schaltfläche Versenden<text:tab/>31</text:a></text:p>
          <text:p text:style-name="P40"><text:a xlink:type="simple" xlink:href="#__RefHeading__47569_794096596" text:style-name="Inhaltsverzeichnis_20_Link" text:visited-style-name="Inhaltsverzeichnis_20_Link">Versendete Newsletter<text:tab/>31</text:a></text:p>
          <text:p text:style-name="P49"><text:a xlink:type="simple" xlink:href="#__RefHeading__47571_794096596" text:style-name="Inhaltsverzeichnis_20_Link" text:visited-style-name="Inhaltsverzeichnis_20_Link">Menüeinträge für das Frontend anlegen<text:tab/>33</text:a></text:p>
          <text:p text:style-name="P40"><text:a xlink:type="simple" xlink:href="#__RefHeading__26145_946785769" text:style-name="Inhaltsverzeichnis_20_Link" text:visited-style-name="Inhaltsverzeichnis_20_Link">Newsletter-Anmeldung<text:tab/>34</text:a></text:p>
          <text:p text:style-name="P40"><text:a xlink:type="simple" xlink:href="#__RefHeading__26147_946785769" text:style-name="Inhaltsverzeichnis_20_Link" text:visited-style-name="Inhaltsverzeichnis_20_Link">Newsletter-Abonnement bearbeiten<text:tab/>34</text:a></text:p>
          <text:p text:style-name="P40"><text:a xlink:type="simple" xlink:href="#__RefHeading__26149_946785769" text:style-name="Inhaltsverzeichnis_20_Link" text:visited-style-name="Inhaltsverzeichnis_20_Link">Veröffentlichte Newsletter (Einzelansicht)<text:tab/>34</text:a></text:p>
          <text:p text:style-name="P40"><text:a xlink:type="simple" xlink:href="#__RefHeading__26151_946785769" text:style-name="Inhaltsverzeichnis_20_Link" text:visited-style-name="Inhaltsverzeichnis_20_Link">Veröffentlichte Newsletter (Übersicht)<text:tab/>34</text:a></text:p>
          <text:p text:style-name="P42"><text:a xlink:type="simple" xlink:href="#__RefHeading__26153_946785769" text:style-name="Inhaltsverzeichnis_20_Link" text:visited-style-name="Inhaltsverzeichnis_20_Link">Einschränkungen<text:tab/>35</text:a></text:p>
          <text:p text:style-name="P42"><text:a xlink:type="simple" xlink:href="#__RefHeading__26155_946785769" text:style-name="Inhaltsverzeichnis_20_Link" text:visited-style-name="Inhaltsverzeichnis_20_Link">Berechtigungen prüfen<text:tab/>36</text:a></text:p>
          <text:p text:style-name="P42"><text:a xlink:type="simple" xlink:href="#__RefHeading__26157_946785769" text:style-name="Inhaltsverzeichnis_20_Link" text:visited-style-name="Inhaltsverzeichnis_20_Link">Auswahl Empfänger<text:tab/>36</text:a></text:p>
          <text:p text:style-name="P42"><text:a xlink:type="simple" xlink:href="#__RefHeading__26159_946785769" text:style-name="Inhaltsverzeichnis_20_Link" text:visited-style-name="Inhaltsverzeichnis_20_Link">Auswahl Kampagnen<text:tab/>36</text:a></text:p>
          <text:p text:style-name="P41"><text:soft-page-break/><text:a xlink:type="simple" xlink:href="#__RefHeading__46145_727788380" text:style-name="Inhaltsverzeichnis_20_Link" text:visited-style-name="Inhaltsverzeichnis_20_Link">Das Frontend<text:tab/>37</text:a></text:p>
          <text:p text:style-name="P49"><text:a xlink:type="simple" xlink:href="#__RefHeading__48502_366451164" text:style-name="Inhaltsverzeichnis_20_Link" text:visited-style-name="Inhaltsverzeichnis_20_Link">Abonnement bearbeiten<text:tab/>37</text:a></text:p>
          <text:p text:style-name="P41"><text:a xlink:type="simple" xlink:href="#__RefHeading__46253_727788380" text:style-name="Inhaltsverzeichnis_20_Link" text:visited-style-name="Inhaltsverzeichnis_20_Link">Fortgeschrittene Benutzung<text:tab/>39</text:a></text:p>
          <text:p text:style-name="P49"><text:a xlink:type="simple" xlink:href="#__RefHeading__47697_794096596" text:style-name="Inhaltsverzeichnis_20_Link" text:visited-style-name="Inhaltsverzeichnis_20_Link">Kampagnen<text:tab/>39</text:a></text:p>
          <text:p text:style-name="P49"><text:a xlink:type="simple" xlink:href="#__RefHeading__49734_1319260215" text:style-name="Inhaltsverzeichnis_20_Link" text:visited-style-name="Inhaltsverzeichnis_20_Link">Import und Export von Abonnenten<text:tab/>39</text:a></text:p>
          <text:p text:style-name="P40"><text:a xlink:type="simple" xlink:href="#__RefHeading__47699_794096596" text:style-name="Inhaltsverzeichnis_20_Link" text:visited-style-name="Inhaltsverzeichnis_20_Link">Abonnenten importieren<text:tab/>40</text:a></text:p>
          <text:p text:style-name="P42"><text:a xlink:type="simple" xlink:href="#__RefHeading__26161_946785769" text:style-name="Inhaltsverzeichnis_20_Link" text:visited-style-name="Inhaltsverzeichnis_20_Link">Sicherste Vorgehensweise beim Import von CSV-Dateien<text:tab/>42</text:a></text:p>
          <text:p text:style-name="P40"><text:a xlink:type="simple" xlink:href="#__RefHeading__47701_794096596" text:style-name="Inhaltsverzeichnis_20_Link" text:visited-style-name="Inhaltsverzeichnis_20_Link">Abonnenten exportieren<text:tab/>43</text:a></text:p>
          <text:p text:style-name="P49"><text:a xlink:type="simple" xlink:href="#__RefHeading__30989_605602350" text:style-name="Inhaltsverzeichnis_20_Link" text:visited-style-name="Inhaltsverzeichnis_20_Link">Stapelverarbeitung bei Abonnenten<text:tab/>43</text:a></text:p>
          <text:p text:style-name="P49"><text:a xlink:type="simple" xlink:href="#__RefHeading__47703_794096596" text:style-name="Inhaltsverzeichnis_20_Link" text:visited-style-name="Inhaltsverzeichnis_20_Link">Archivieren und Wiederherstellen<text:tab/>44</text:a></text:p>
          <text:p text:style-name="P49"><text:a xlink:type="simple" xlink:href="#__RefHeading__49736_1319260215" text:style-name="Inhaltsverzeichnis_20_Link" text:visited-style-name="Inhaltsverzeichnis_20_Link">Löschen<text:tab/>44</text:a></text:p>
          <text:p text:style-name="P49"><text:a xlink:type="simple" xlink:href="#__RefHeading__26700_536226960" text:style-name="Inhaltsverzeichnis_20_Link" text:visited-style-name="Inhaltsverzeichnis_20_Link">Freigeben<text:tab/>45</text:a></text:p>
          <text:p text:style-name="P41"><text:a xlink:type="simple" xlink:href="#__RefHeading__24530_1003309454" text:style-name="Inhaltsverzeichnis_20_Link" text:visited-style-name="Inhaltsverzeichnis_20_Link">Anpassen der Optik im Frontend<text:tab/>46</text:a></text:p>
          <text:p text:style-name="P41"><text:a xlink:type="simple" xlink:href="#__RefHeading__45299_1510050461" text:style-name="Inhaltsverzeichnis_20_Link" text:visited-style-name="Inhaltsverzeichnis_20_Link">Templates - Anpassen des Erscheinungsbildes der Newsletter<text:tab/>48</text:a></text:p>
          <text:p text:style-name="P49"><text:a xlink:type="simple" xlink:href="#__RefHeading__44850_1499710416" text:style-name="Inhaltsverzeichnis_20_Link" text:visited-style-name="Inhaltsverzeichnis_20_Link">Templates installieren<text:tab/>49</text:a></text:p>
          <text:p text:style-name="P49"><text:a xlink:type="simple" xlink:href="#__RefHeading__55856_1036753469" text:style-name="Inhaltsverzeichnis_20_Link" text:visited-style-name="Inhaltsverzeichnis_20_Link">Standard-Templates<text:tab/>49</text:a></text:p>
          <text:p text:style-name="P40"><text:a xlink:type="simple" xlink:href="#__RefHeading__55858_1036753469" text:style-name="Inhaltsverzeichnis_20_Link" text:visited-style-name="Inhaltsverzeichnis_20_Link">Reiter Allgemeines<text:tab/>50</text:a></text:p>
          <text:p text:style-name="P40"><text:a xlink:type="simple" xlink:href="#__RefHeading__55860_1036753469" text:style-name="Inhaltsverzeichnis_20_Link" text:visited-style-name="Inhaltsverzeichnis_20_Link">Reiter Header<text:tab/>50</text:a></text:p>
          <text:p text:style-name="P40"><text:a xlink:type="simple" xlink:href="#__RefHeading__55862_1036753469" text:style-name="Inhaltsverzeichnis_20_Link" text:visited-style-name="Inhaltsverzeichnis_20_Link">Reiter Einleitungstext/Intro<text:tab/>51</text:a></text:p>
          <text:p text:style-name="P40"><text:a xlink:type="simple" xlink:href="#__RefHeading__55864_1036753469" text:style-name="Inhaltsverzeichnis_20_Link" text:visited-style-name="Inhaltsverzeichnis_20_Link">Reiter Artikel/Beiträge<text:tab/>51</text:a></text:p>
          <text:p text:style-name="P40"><text:a xlink:type="simple" xlink:href="#__RefHeading__55866_1036753469" text:style-name="Inhaltsverzeichnis_20_Link" text:visited-style-name="Inhaltsverzeichnis_20_Link">Reiter Footer<text:tab/>51</text:a></text:p>
          <text:p text:style-name="P49"><text:a xlink:type="simple" xlink:href="#__RefHeading__55868_1036753469" text:style-name="Inhaltsverzeichnis_20_Link" text:visited-style-name="Inhaltsverzeichnis_20_Link">Freie Templates<text:tab/>52</text:a></text:p>
          <text:p text:style-name="P40"><text:a xlink:type="simple" xlink:href="#__RefHeading__55870_1036753469" text:style-name="Inhaltsverzeichnis_20_Link" text:visited-style-name="Inhaltsverzeichnis_20_Link">Reiter Allgemeines<text:tab/>52</text:a></text:p>
          <text:p text:style-name="P40"><text:a xlink:type="simple" xlink:href="#__RefHeading__55872_1036753469" text:style-name="Inhaltsverzeichnis_20_Link" text:visited-style-name="Inhaltsverzeichnis_20_Link">Reiter Template CSS<text:tab/>52</text:a></text:p>
          <text:p text:style-name="P40"><text:a xlink:type="simple" xlink:href="#__RefHeading__55874_1036753469" text:style-name="Inhaltsverzeichnis_20_Link" text:visited-style-name="Inhaltsverzeichnis_20_Link">Reiter Template HTML/Template Text<text:tab/>53</text:a></text:p>
          <text:p text:style-name="P41"><text:a xlink:type="simple" xlink:href="#__RefHeading__55882_1632462517" text:style-name="Inhaltsverzeichnis_20_Link" text:visited-style-name="Inhaltsverzeichnis_20_Link">Wartung<text:tab/>54</text:a></text:p>
          <text:p text:style-name="P49"><text:a xlink:type="simple" xlink:href="#__RefHeading__45301_1510050461" text:style-name="Inhaltsverzeichnis_20_Link" text:visited-style-name="Inhaltsverzeichnis_20_Link">Tabellen überprüfen und reparieren<text:tab/>54</text:a></text:p>
          <text:p text:style-name="P49"><text:a xlink:type="simple" xlink:href="#__RefHeading__45303_1510050461" text:style-name="Inhaltsverzeichnis_20_Link" text:visited-style-name="Inhaltsverzeichnis_20_Link">Tabellen sichern<text:tab/>55</text:a></text:p>
          <text:p text:style-name="P49"><text:a xlink:type="simple" xlink:href="#__RefHeading__45305_1510050461" text:style-name="Inhaltsverzeichnis_20_Link" text:visited-style-name="Inhaltsverzeichnis_20_Link">Tabellen wiederherstellen<text:tab/>55</text:a></text:p>
          <text:p text:style-name="P49"><text:a xlink:type="simple" xlink:href="#__RefHeading__45503_1510050461" text:style-name="Inhaltsverzeichnis_20_Link" text:visited-style-name="Inhaltsverzeichnis_20_Link">Migration von BwPostman auf eine andere Joomla!®-Installation?<text:tab/>57</text:a></text:p>
          <text:p text:style-name="P41"><text:a xlink:type="simple" xlink:href="#__RefHeading__96520_1354962075" text:style-name="Inhaltsverzeichnis_20_Link" text:visited-style-name="Inhaltsverzeichnis_20_Link">Plugins<text:tab/>58</text:a></text:p>
          <text:p text:style-name="P49"><text:a xlink:type="simple" xlink:href="#__RefHeading__96522_1354962075" text:style-name="Inhaltsverzeichnis_20_Link" text:visited-style-name="Inhaltsverzeichnis_20_Link">Erweiterte Personalisierung<text:tab/>58</text:a></text:p>
          <text:p text:style-name="P49"><text:a xlink:type="simple" xlink:href="#__RefHeading__96524_1354962075" text:style-name="Inhaltsverzeichnis_20_Link" text:visited-style-name="Inhaltsverzeichnis_20_Link">User2Subscriber<text:tab/>59</text:a></text:p>
          <text:p text:style-name="P40"><text:a xlink:type="simple" xlink:href="#__RefHeading__96526_1354962075" text:style-name="Inhaltsverzeichnis_20_Link" text:visited-style-name="Inhaltsverzeichnis_20_Link">Plugin aktiviert<text:tab/>59</text:a></text:p>
          <text:p text:style-name="P40"><text:a xlink:type="simple" xlink:href="#__RefHeading__96528_1354962075" text:style-name="Inhaltsverzeichnis_20_Link" text:visited-style-name="Inhaltsverzeichnis_20_Link">Optionen<text:tab/>59</text:a></text:p>
          <text:p text:style-name="P41"><text:a xlink:type="simple" xlink:href="#__RefHeading__96530_1354962075" text:style-name="Inhaltsverzeichnis_20_Link" text:visited-style-name="Inhaltsverzeichnis_20_Link">Warnmeldungen<text:tab/>60</text:a></text:p>
          <text:p text:style-name="P41"><text:a xlink:type="simple" xlink:href="#__RefHeading__96532_1354962075" text:style-name="Inhaltsverzeichnis_20_Link" text:visited-style-name="Inhaltsverzeichnis_20_Link">Anhang<text:tab/>61</text:a></text:p>
          <text:p text:style-name="P49"><text:a xlink:type="simple" xlink:href="#__RefHeading__48435_366451164" text:style-name="Inhaltsverzeichnis_20_Link" text:visited-style-name="Inhaltsverzeichnis_20_Link">GNU Free Documentation License<text:tab/>61</text:a></text:p>
          <text:p text:style-name="P40"><text:a xlink:type="simple" xlink:href="#__RefHeading__48437_366451164" text:style-name="Inhaltsverzeichnis_20_Link" text:visited-style-name="Inhaltsverzeichnis_20_Link">PREAMBLE<text:tab/>61</text:a></text:p>
          <text:p text:style-name="P40"><text:soft-page-break/><text:a xlink:type="simple" xlink:href="#__RefHeading__48439_366451164" text:style-name="Inhaltsverzeichnis_20_Link" text:visited-style-name="Inhaltsverzeichnis_20_Link">APPLICABILITY AND DEFINITIONS<text:tab/>61</text:a></text:p>
          <text:p text:style-name="P40"><text:a xlink:type="simple" xlink:href="#__RefHeading__48441_366451164" text:style-name="Inhaltsverzeichnis_20_Link" text:visited-style-name="Inhaltsverzeichnis_20_Link">VERBATIM COPYING<text:tab/>63</text:a></text:p>
          <text:p text:style-name="P40"><text:a xlink:type="simple" xlink:href="#__RefHeading__48443_366451164" text:style-name="Inhaltsverzeichnis_20_Link" text:visited-style-name="Inhaltsverzeichnis_20_Link">COPYING IN QUANTITY<text:tab/>63</text:a></text:p>
          <text:p text:style-name="P40"><text:a xlink:type="simple" xlink:href="#__RefHeading__48445_366451164" text:style-name="Inhaltsverzeichnis_20_Link" text:visited-style-name="Inhaltsverzeichnis_20_Link">MODIFICATIONS<text:tab/>64</text:a></text:p>
          <text:p text:style-name="P40"><text:a xlink:type="simple" xlink:href="#__RefHeading__48447_366451164" text:style-name="Inhaltsverzeichnis_20_Link" text:visited-style-name="Inhaltsverzeichnis_20_Link">COMBINING DOCUMENTS<text:tab/>66</text:a></text:p>
          <text:p text:style-name="P40"><text:a xlink:type="simple" xlink:href="#__RefHeading__48449_366451164" text:style-name="Inhaltsverzeichnis_20_Link" text:visited-style-name="Inhaltsverzeichnis_20_Link">COLLECTIONS OF DOCUMENTS<text:tab/>66</text:a></text:p>
          <text:p text:style-name="P40"><text:a xlink:type="simple" xlink:href="#__RefHeading__48451_366451164" text:style-name="Inhaltsverzeichnis_20_Link" text:visited-style-name="Inhaltsverzeichnis_20_Link">AGGREGATION WITH INDEPENDENT WORKS<text:tab/>66</text:a></text:p>
          <text:p text:style-name="P40"><text:a xlink:type="simple" xlink:href="#__RefHeading__48453_366451164" text:style-name="Inhaltsverzeichnis_20_Link" text:visited-style-name="Inhaltsverzeichnis_20_Link">TRANSLATION<text:tab/>67</text:a></text:p>
          <text:p text:style-name="P40"><text:a xlink:type="simple" xlink:href="#__RefHeading__48455_366451164" text:style-name="Inhaltsverzeichnis_20_Link" text:visited-style-name="Inhaltsverzeichnis_20_Link">TERMINATION<text:tab/>67</text:a></text:p>
          <text:p text:style-name="P40"><text:a xlink:type="simple" xlink:href="#__RefHeading__48457_366451164" text:style-name="Inhaltsverzeichnis_20_Link" text:visited-style-name="Inhaltsverzeichnis_20_Link">FUTURE REVISIONS OF THIS LICENSE<text:tab/>68</text:a></text:p>
          <text:p text:style-name="P40"><text:a xlink:type="simple" xlink:href="#__RefHeading__48459_366451164" text:style-name="Inhaltsverzeichnis_20_Link" text:visited-style-name="Inhaltsverzeichnis_20_Link">RELICENSING<text:tab/>68</text:a></text:p>
          <text:p text:style-name="P49"><text:a xlink:type="simple" xlink:href="#__RefHeading__54247_1614059384" text:style-name="Inhaltsverzeichnis_20_Link" text:visited-style-name="Inhaltsverzeichnis_20_Link">GNU GENERAL PUBLIC LICENSE<text:tab/>70</text:a></text:p>
          <text:p text:style-name="P40"><text:a xlink:type="simple" xlink:href="#__RefHeading__54249_1614059384" text:style-name="Inhaltsverzeichnis_20_Link" text:visited-style-name="Inhaltsverzeichnis_20_Link">Preamble<text:tab/>70</text:a></text:p>
          <text:p text:style-name="P40"><text:a xlink:type="simple" xlink:href="#__RefHeading__54251_1614059384" text:style-name="Inhaltsverzeichnis_20_Link" text:visited-style-name="Inhaltsverzeichnis_20_Link">TERMS AND CONDITIONS<text:tab/>71</text:a></text:p>
          <text:p text:style-name="P42"><text:a xlink:type="simple" xlink:href="#__RefHeading__54253_1614059384" text:style-name="Inhaltsverzeichnis_20_Link" text:visited-style-name="Inhaltsverzeichnis_20_Link">0. Definitions.<text:tab/>71</text:a></text:p>
          <text:p text:style-name="P42"><text:a xlink:type="simple" xlink:href="#__RefHeading__54255_1614059384" text:style-name="Inhaltsverzeichnis_20_Link" text:visited-style-name="Inhaltsverzeichnis_20_Link">1. Source Code.<text:tab/>72</text:a></text:p>
          <text:p text:style-name="P42"><text:a xlink:type="simple" xlink:href="#__RefHeading__54257_1614059384" text:style-name="Inhaltsverzeichnis_20_Link" text:visited-style-name="Inhaltsverzeichnis_20_Link">2. Basic Permissions.<text:tab/>73</text:a></text:p>
          <text:p text:style-name="P42"><text:a xlink:type="simple" xlink:href="#__RefHeading__54259_1614059384" text:style-name="Inhaltsverzeichnis_20_Link" text:visited-style-name="Inhaltsverzeichnis_20_Link">3. Protecting Users' Legal Rights From Anti-Circumvention Law.<text:tab/>73</text:a></text:p>
          <text:p text:style-name="P42"><text:a xlink:type="simple" xlink:href="#__RefHeading__54261_1614059384" text:style-name="Inhaltsverzeichnis_20_Link" text:visited-style-name="Inhaltsverzeichnis_20_Link">4. Conveying Verbatim Copies.<text:tab/>73</text:a></text:p>
          <text:p text:style-name="P42"><text:a xlink:type="simple" xlink:href="#__RefHeading__54263_1614059384" text:style-name="Inhaltsverzeichnis_20_Link" text:visited-style-name="Inhaltsverzeichnis_20_Link">5. Conveying Modified Source Versions.<text:tab/>74</text:a></text:p>
          <text:p text:style-name="P42"><text:a xlink:type="simple" xlink:href="#__RefHeading__54265_1614059384" text:style-name="Inhaltsverzeichnis_20_Link" text:visited-style-name="Inhaltsverzeichnis_20_Link">6. Conveying Non-Source Forms.<text:tab/>74</text:a></text:p>
          <text:p text:style-name="P42"><text:a xlink:type="simple" xlink:href="#__RefHeading__54267_1614059384" text:style-name="Inhaltsverzeichnis_20_Link" text:visited-style-name="Inhaltsverzeichnis_20_Link">7. Additional Terms.<text:tab/>76</text:a></text:p>
          <text:p text:style-name="P42"><text:a xlink:type="simple" xlink:href="#__RefHeading__54269_1614059384" text:style-name="Inhaltsverzeichnis_20_Link" text:visited-style-name="Inhaltsverzeichnis_20_Link">8. Termination.<text:tab/>77</text:a></text:p>
          <text:p text:style-name="P42"><text:a xlink:type="simple" xlink:href="#__RefHeading__54271_1614059384" text:style-name="Inhaltsverzeichnis_20_Link" text:visited-style-name="Inhaltsverzeichnis_20_Link">9. Acceptance Not Required for Having Copies.<text:tab/>78</text:a></text:p>
          <text:p text:style-name="P42"><text:a xlink:type="simple" xlink:href="#__RefHeading__54273_1614059384" text:style-name="Inhaltsverzeichnis_20_Link" text:visited-style-name="Inhaltsverzeichnis_20_Link">10. Automatic Licensing of Downstream Recipients.<text:tab/>78</text:a></text:p>
          <text:p text:style-name="P42"><text:a xlink:type="simple" xlink:href="#__RefHeading__54275_1614059384" text:style-name="Inhaltsverzeichnis_20_Link" text:visited-style-name="Inhaltsverzeichnis_20_Link">11. Patents.<text:tab/>79</text:a></text:p>
          <text:p text:style-name="P42"><text:a xlink:type="simple" xlink:href="#__RefHeading__54277_1614059384" text:style-name="Inhaltsverzeichnis_20_Link" text:visited-style-name="Inhaltsverzeichnis_20_Link">12. No Surrender of Others' Freedom.<text:tab/>80</text:a></text:p>
          <text:p text:style-name="P42"><text:a xlink:type="simple" xlink:href="#__RefHeading__54279_1614059384" text:style-name="Inhaltsverzeichnis_20_Link" text:visited-style-name="Inhaltsverzeichnis_20_Link">13. Use with the GNU Affero General Public License.<text:tab/>80</text:a></text:p>
          <text:p text:style-name="P42"><text:a xlink:type="simple" xlink:href="#__RefHeading__54281_1614059384" text:style-name="Inhaltsverzeichnis_20_Link" text:visited-style-name="Inhaltsverzeichnis_20_Link">14. Revised Versions of this License.<text:tab/>81</text:a></text:p>
          <text:p text:style-name="P42"><text:a xlink:type="simple" xlink:href="#__RefHeading__54283_1614059384" text:style-name="Inhaltsverzeichnis_20_Link" text:visited-style-name="Inhaltsverzeichnis_20_Link">15. Disclaimer of Warranty.<text:tab/>81</text:a></text:p>
          <text:p text:style-name="P42"><text:a xlink:type="simple" xlink:href="#__RefHeading__54285_1614059384" text:style-name="Inhaltsverzeichnis_20_Link" text:visited-style-name="Inhaltsverzeichnis_20_Link">16. Limitation of Liability.<text:tab/>81</text:a></text:p>
          <text:p text:style-name="P42"><text:a xlink:type="simple" xlink:href="#__RefHeading__54287_1614059384" text:style-name="Inhaltsverzeichnis_20_Link" text:visited-style-name="Inhaltsverzeichnis_20_Link">17. Interpretation of Sections 15 and 16.<text:tab/>82</text:a></text:p>
        </text:index-body>
      </text:table-of-content>
      <text:list xml:id="list592118809" text:continue-numbering="true" text:style-name="Outline">
        <text:list-item>
          <text:h text:style-name="Heading_20_1" text:outline-level="1"><text:bookmark-start text:name="__RefHeading__46139_727788380"/>Einleitung<text:bookmark-end text:name="__RefHeading__46139_727788380"/></text:h>
        </text:list-item>
      </text:list>
      <text:p text:style-name="Text_20_body">BwPostman <text:change-start text:change-id="ct140661651173784"/>ab Version <text:change-end text:change-id="ct140661651173784"/>1.3.0 ist eine vollständige und umfangreiche Newsletter-Erweiterung für Joomla!<text:span text:style-name="T8">®</text:span> ab 3.3.6. Die Versionen bis 1.0.8.2 von BwPostman laufen auch noch unter Joomla!<text:span text:style-name="T8">®</text:span> ab 2.5.16.</text:p>
      <text:p text:style-name="Text_20_body">Die Eigenschaften von BwPostman:</text:p>
      <text:list xml:id="list4862750824695795512" text:style-name="List_20_1">
        <text:list-item>
          <text:p text:style-name="P31">Die Inhalte der Newsletter können aus freiem Text und in Joomla!<text:span text:style-name="T8">®</text:span> vorhandenen Beiträgen zusammengestellt werden.</text:p>
        </text:list-item>
        <text:list-item>
          <text:p text:style-name="P31">Die Newsletter können personalisiert werden.</text:p>
        </text:list-item>
        <text:list-item>
          <text:p text:style-name="P31">In BwPostman kann man unbeschränkt viele Mailinglisten anlegen und so für jede nur denkbare Konstellation an Abonnenten (Gäste, registrierte Benutzer, Thema...) eine eigene Mailingliste anlegen. </text:p>
        </text:list-item>
        <text:list-item>
          <text:p text:style-name="P31">BwPostman erstellt die Newsletter immer sowohl im HTML- als auch im Textformat.</text:p>
        </text:list-item>
        <text:list-item>
          <text:p text:style-name="P31">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1">Die Kampagnenverwaltung in BwPostman ermöglicht es, thematisch zusammen gehörende Newsletter in einer Kampagne zusammenzufassen.</text:p>
        </text:list-item>
        <text:list-item>
          <text:p text:style-name="P31">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1">Abonnenten, Newsletter, Mailinglisten, Kampagnen und Templates lassen sich archivieren oder auch wieder aus dem Archiv wiederherstellen.</text:p>
        </text:list-item>
        <text:list-item>
          <text:p text:style-name="P31">Eine Besonderheit ist die Möglichkeit einzustellen, wie viele Mails auf einmal versendet werden. Ebenso ist die Verzögerung zwischen diesen Paketen einstellbar.</text:p>
        </text:list-item>
        <text:list-item>
          <text:p text:style-name="P31">Man kann einen Anhang mit dem Newsletter versenden.</text:p>
        </text:list-item>
        <text:list-item>
          <text:p text:style-name="P31">Modul für die Anmeldung zum Newsletter.</text:p>
        </text:list-item>
        <text:list-item>
          <text:p text:style-name="P31">Modul für monatliche Übersicht der Newsletter im Frontend mit vielfältigen Einstellmöglichkeiten.</text:p>
        </text:list-item>
        <text:list-item>
          <text:p text:style-name="P31">Für das Frontend vorgegebene CSS-Stile können in selbst erstellter CSS-Datei überschrieben werden.</text:p>
        </text:list-item>
        <text:list-item>
          <text:p text:style-name="P31">Texte der Aktivierungsmail und des Impressums sind anpassbar.</text:p>
        </text:list-item>
        <text:list-item>
          <text:p text:style-name="P31"><text:soft-page-break/>Der Webmaster oder eine andere Person kann sich informieren lassen, wenn ein Abonnent sein Abonnement bestätigt hat.</text:p>
        </text:list-item>
        <text:list-item>
          <text:p text:style-name="P31">Die Anzeige von Autor und Erstellungsdatum der Beiträge aus Joomla!<text:span text:style-name="T8">®</text:span> können im Newsletter separat an- und abgeschaltet werden.</text:p>
        </text:list-item>
        <text:list-item>
          <text:p text:style-name="P31">Vorkehrungen gegen Anmeldungen durch Robots als kleine Rechenaufgabe oder benutzerdefinierte Frage, <text:span text:style-name="T32">sind </text:span>in den Optionen<text:span text:style-name="T32"> einstellbar</text:span> (großes Danke an Karl Klostermann).</text:p>
        </text:list-item>
        <text:list-item>
          <text:p text:style-name="P31">Die Tabellen von BwPostman können gesichert und wiederhergestellt werden.</text:p>
        </text:list-item>
        <text:list-item>
          <text:p text:style-name="P31">Die Tabellen von BwPostman können überprüft und repariert werden.</text:p>
        </text:list-item>
        <text:list-item>
          <text:p text:style-name="P31">Es ist eine beschränkte Migration auf eine andere Joomla!<text:span text:style-name="T8">®</text:span>-Installation möglich.</text:p>
        </text:list-item>
      </text:list>
      <text:p text:style-name="Text_20_body">Der Download des <text:change-start text:change-id="ct140661651173976"/>P<text:change-end text:change-id="ct140661651173976"/><text:change text:change-id="ct140661194506448"/>aketes enthält:</text:p>
      <text:list xml:id="list7981406441448424278" text:style-name="L1">
        <text:list-item>
          <text:p text:style-name="P19">die Komponente BwPostman,</text:p>
        </text:list-item>
        <text:list-item>
          <text:p text:style-name="P19">ein Modul, um die Anmeldung für die Newsletter auf einer Modulposition anzeigen zu können; es können die Einstellungen der Komponente verwendet werden oder eigene Einstellungen vorgenommen werden,</text:p>
        </text:list-item>
        <text:list-item>
          <text:p text:style-name="P19">ein Modul, um die Anzahl versendeter Newsletter pro Monat für ausgewählte Empfänger oder Kampagnen und einen festgelegten Zeitraum anzuzeigen,</text:p>
        </text:list-item>
        <text:list-item>
          <text:p text:style-name="P19"><text:change-start text:change-id="ct140661651174168"/>ein Plugin für die erweiterte Personalisierung<text:change-end text:change-id="ct140661651174168"/><text:change text:change-id="ct140661194508176"/>,</text:p>
        </text:list-item>
        <text:list-item>
          <text:p text:style-name="P19"><text:change-start text:change-id="ct140661651174360"/>ein Plugin für die Registrierung zum Newsletter, währen ein Account für die Webseite erstellt wird<text:change-end text:change-id="ct140661651174360"/><text:change text:change-id="ct140661194506640"/>.</text:p>
        </text:list-item>
      </text:list>
      <text:p text:style-name="Text_20_body">Das <text:change-start text:change-id="ct140661651174552"/>Paket von BwPostman kan<text:change-end text:change-id="ct140661651174552"/><text:change text:change-id="ct140661651104344"/>n wie gewohnt über den <text:span text:style-name="T24">Installer</text:span> in das Joomla!<text:span text:style-name="T8">®</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text:soft-page-break/>Dieses Handbuch ist vor allem für unerfahrene Joomla!<text:span text:style-name="T8">®</text:span>-Anwender geschrieben. Experten in Joomla!<text:span text:style-name="T8">®</text:span> mögen mir die sehr ausführliche Beschreibungen nachsehen.</text:p>
      <text:p text:style-name="Text_20_body">Die Grundidee zu BwPostman basiert auf der Komponente mkPostman, die aber nach Joomla!<text:span text:style-name="T8">®</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8">®</text:span> 2.5 aufgegeben. Der Code konnte verschlankt werden, die Filter und Suche im Backend wurden mit Hilfe der Möglichkeiten, die Joomla!<text:span text:style-name="T8">®</text:span> 3 bietet, deutlich verbessert.</text:p>
      <text:list xml:id="list154821166" text:continue-list="list592118809"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Text_20_body_20_indent"><text:span text:style-name="Emphasis"><text:span text:style-name="T22">Hinweis: </text:span></text:span><text:line-break/>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6338277374360762961" text:style-name="L2">
        <text:list-item>
          <text:p text:style-name="P20">Menüeinträge für das Frontend anlegen</text:p>
        </text:list-item>
        <text:list-item>
          <text:p text:style-name="P20">Kampagnen</text:p>
        </text:list-item>
        <text:list-item>
          <text:p text:style-name="P20">Abonnenten importieren und exportieren</text:p>
        </text:list-item>
        <text:list-item>
          <text:p text:style-name="P20">Stapelverarbeitung bei Abonnenten</text:p>
        </text:list-item>
        <text:list-item>
          <text:p text:style-name="P20">Archivieren von Abonnenten, Mailinglisten, Newslettern und Kampagnen</text:p>
        </text:list-item>
        <text:list-item>
          <text:p text:style-name="P20">Aussehen der Anzeige im Frontend anpassen</text:p>
        </text:list-item>
        <text:list-item>
          <text:p text:style-name="P20">Aussehen der Newsletter anpassen</text:p>
        </text:list-item>
        <text:list-item>
          <text:p text:style-name="P20">Wartung</text:p>
        </text:list-item>
      </text:list>
      <text:list xml:id="list831601402" text:continue-list="list154821166"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text:a xlink:type="simple" xlink:href="http://www.boldt-webservice.de/forum/bwpostman.html" text:style-name="Internet_20_link" text:visited-style-name="Visited_20_Internet_20_Link">http://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überall Tooltips, die einem schnell weiter helfen können. Viele sind bereits sehr ausführlich, einige werden im Lauf der Zeit Verbesserungen erfahren.</text:p>
      <text:list xml:id="list2076358726"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text:span text:style-name="Emphasis">BwPostman ist auf vielen Joomla!</text:span><text:span text:style-name="Emphasis"><text:span text:style-name="T8">®</text:span></text:span><text:span text:style-name="Emphasis">-Installationen problemlos getestet worden. Trotzdem kann ich nicht ausschließen, dass bei einer Installation von BwPostman einmal etwas daneben geht. Vor allem die „Wechselwirkung“ verschiedener Erweiterungen lassen sich nie ganz abschätzen und negative Auswirkungen nie ganz ausschließen. </text:span></text:p>
      <text:p text:style-name="Text_20_body"><text:span text:style-name="Emphasis"><text:span text:style-name="T22">Deshalb:</text:span></text:span></text:p>
      <text:p text:style-name="Text_20_body"><text:span text:style-name="Emphasis">Es empfiehlt sich immer, vor Änderungen am System (Installation oder Update einer Erweiterung) eine Sicherung des Systems machen (Dateien und Datenbank)! Hierfür eignet sich zum Beispiel die kostenlose Version der Erweiterung </text:span><text:a xlink:type="simple" xlink:href="https://www.akeebabackup.com/products/akeeba-backup.html" office:target-frame-name="_blank" xlink:show="new" text:style-name="Internet_20_link" text:visited-style-name="Visited_20_Internet_20_Link"><text:span text:style-name="Emphasis">Akeeba Backup</text:span></text:a><text:span text:style-name="Emphasis">.</text:span></text:p>
      <text:p text:style-name="Text_20_body"><text:span text:style-name="Emphasis">Seit BwPostman 1.0.1 existiert unter </text:span><text:span text:style-name="Emphasis"><text:span text:style-name="T31">Wartung</text:span></text:span><text:span text:style-name="Emphasis"> die Möglichkeit, die Tabellen von BwPostman aus der Erweiterung heraus zu sichern und wiederherzustellen. Außerdem wird seither bei jedem Update eine Sicherung der Tabellen im temporären Ordner von Joomla</text:span><text:span text:style-name="Emphasis"><text:span text:style-name="T8">®</text:span></text:span><text:span text:style-name="Emphasis"> erstellt und die Tabellen werden auf Konsistenz geprüft und gegebenenfalls repariert. Näheres hierzu im Kapitel </text:span><text:span text:style-name="Emphasis"><text:span text:style-name="T31">Aktualisieren</text:span></text:span><text:span text:style-name="Emphasis">.</text:span></text:p>
      <text:p text:style-name="Text_20_body"><text:span text:style-name="Emphasis">Beim Testen bisher unbekannter Erweiterungen – also auch von BwPostman – ist auch anzuraten, dass dies nicht an einem Live-System gemacht wird. </text:span></text:p>
      <text:list xml:id="list519096536"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Text_20_body"><text:span text:style-name="Strong_20_Emphasis"><text:span text:style-name="T23">Bitte die Sicherheitshinweise weiter oben beachten!</text:span></text:span></text:p>
      <text:list xml:id="list1140264936"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2">Bevor BwPostman installiert werden kann, muss es erst einmal heruntergeladen werden. Auf <text:a xlink:type="simple" xlink:href="http://www.boldt-webservice.de/downloads/bwpostman.html" text:style-name="Internet_20_link" text:visited-style-name="Visited_20_Internet_20_Link"><text:span text:style-name="Internet_20_link">http://www.boldt-webservice.de/downloads/bwpostman.html</text:span></text:a> finden sich die Downloads für <text:change-start text:change-id="ct140661651174744"/>BwPostman und die Handbücher auf deutsch und englisch<text:change-end text:change-id="ct140661651174744"/><text:change text:change-id="ct140661192826440"/>. Die aktuellste stabile Version befindet sich immer oben in der Liste.</text:p>
      <text:p text:style-name="Text_20_body">Im Backend von <text:span text:style-name="T6">Joomla!</text:span><text:span text:style-name="T7">®</text:span> findet man ebenfalls den Download von BwPostman, und zwar <text:s text:c="2"/>im Webkatalog der Erweiterungen.</text:p>
      <text:p text:style-name="Text_20_body"><text:change-start text:change-id="ct140661651174936"/><text:span text:style-name="Strong_20_Emphasis">Seit Version 2.0.0 liegt BwPostman nur noch als Gesamtpaket vor, das direkt installiert werden kann und alle Teile von BwPostman, also Komponente, zwei Module und zwei Plugins enthält.</text:span></text:p>
      <text:list xml:id="list1737055396"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text:change-end text:change-id="ct140661651174936"/><text:change text:change-id="ct140661194509904"/>Die Installation selbst erfolgt genau wie bei allen Joomla!<text:span text:style-name="T8">®</text:span>-Erweiterungen: Im Backend anmelden. Dann im Menü auf <text:span text:style-name="Emphasis">Erweiterungen</text:span> <text:span text:style-name="T9"></text:span> <text:span text:style-name="Emphasis">Erweiterungen</text:span>.</text:p>
      <text:p text:style-name="P2">Im Reiter <text:span text:style-name="Strong_20_Emphasis">Paketdatei hochladen</text:span> auf die Schaltfläche <text:span text:style-name="Strong_20_Emphasis">Durchsuchen...</text:span> klicken und die Datei der Komponente <text:change-start text:change-id="ct140661651175128"/><text:span text:style-name="Strong_20_Emphasis"><text:span text:style-name="T2">pkg</text:span></text:span><text:change-end text:change-id="ct140661651175128"/><text:change text:change-id="ct140661651104536"/><text:span text:style-name="Strong_20_Emphasis"><text:span text:style-name="T2">_bwpostman.</text:span></text:span><text:span text:style-name="Strong_20_Emphasis"><text:span text:style-name="T3">versionsnummer</text:span></text:span><text:span text:style-name="Strong_20_Emphasis"><text:span text:style-name="T2">.zip </text:span></text:span>auswählen. Nun auf <text:span text:style-name="Emphasis">Hochladen &amp; Installieren</text:span> klicken – fertig.</text:p>
      <text:list xml:id="list1307917515" text:continue-numbering="true" text:style-name="Outline">
        <text:list-item>
          <text:list>
            <text:list-item>
              <text:list>
                <text:list-item>
                  <text:h text:style-name="Heading_20_3" text:outline-level="3"><text:bookmark-start text:name="__RefHeading__47529_794096596"/><text:change text:change-id="ct1406611945100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en Ordner <text:span text:style-name="Emphasis"><text:span text:style-name="T2">com</text:span></text:span><text:span text:style-name="Emphasis">_</text:span><text:span text:style-name="Emphasis"><text:span text:style-name="T2">bwpostman</text:span></text:span>, <text:s/><text:span text:style-name="Emphasis"><text:span text:style-name="T2">mod_bwpostman</text:span></text:span><text:change-start text:change-id="ct140661651175320"/>, <text:span text:style-name="Emphasis"><text:span text:style-name="T2">mod_bwpostman_overview</text:span></text:span>, <text:span text:style-name="Emphasis"><text:span text:style-name="T2">plg_bwpostman_personalize</text:span></text:span><text:span text:style-name="Strong_20_Emphasis"><text:span text:style-name="T2"> </text:span></text:span>und <text:span text:style-name="Emphasis"><text:span text:style-name="T2">plg_bwpostman_user2subscriber</text:span></text:span> anlegen und die entpackten Dateien dorthin kopieren. Dies geht sehr komfortabel zum Beispiel per <text:span text:style-name="T2">Filezilla.</text:span> Anschließend in Joomla!<text:span text:style-name="T8">®</text:span> unter <text:span text:style-name="Emphasis">Aus Verzeichnis installieren</text:span> an den eingetragenen Pfad jeweils <text:s/><text:span text:style-name="Emphasis">/</text:span><text:span text:style-name="Emphasis"><text:span text:style-name="T2">com_bwpostman</text:span></text:span>, <text:span text:style-name="Emphasis"><text:span text:style-name="T2">/mod_bwpostman</text:span></text:span>, /<text:span text:style-name="Emphasis"><text:span text:style-name="T2">mod_bwpostman_overview</text:span></text:span><text:span text:style-name="T2">, </text:span><text:span text:style-name="Strong_20_Emphasis"><text:span text:style-name="T2">/</text:span></text:span><text:span text:style-name="Emphasis"><text:span text:style-name="T2">plg_bwpostman_personalize</text:span></text:span><text:span text:style-name="T2"> und </text:span><text:span text:style-name="Strong_20_Emphasis"><text:span text:style-name="T2">/</text:span></text:span><text:span text:style-name="Emphasis"><text:span text:style-name="T2">plg_bwpostman_user2subscriber</text:span></text:span><text:change-end text:change-id="ct140661651175320"/><text:change text:change-id="ct140661194506256"/><text:span text:style-name="Emphasis"><text:span text:style-name="T2"> </text:span></text:span>anhängen und in derselben Zeile auf <text:span text:style-name="Emphasis">Installieren</text:span> klicken.</text:p>
      <text:p text:style-name="Text_20_body"><text:soft-page-break/>In allen Fällen ist die Installation nach wenigen Sekunden abgeschlossen und Joomla!<text:span text:style-name="T8">®</text:span> quittiert dies mit einer Erfolgsmeldung.</text:p>
      <text:list xml:id="list1894500268"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Text_20_body"><text:span text:style-name="Strong_20_Emphasis"><text:span text:style-name="T23">Bitte die Sicherheitshinweise weiter oben beachten!</text:span></text:span></text:p>
      <text:p text:style-name="Text_20_body">BwPostman bedient die Funktion zum automatischen Update in Joomla!<text:span text:style-name="T8">®</text:span>. Das heißt, sobald eine neue Version von BwPostman verfügbar ist, wird es im Backend ihrer Installation angezeigt. Wenn das Joomla!<text:span text:style-name="T8">®</text:span>-eigene Plugin <text:span text:style-name="Strong_20_Emphasis">Schnellstartsymbole – Joomla!</text:span><text:span text:style-name="Strong_20_Emphasis"><text:span text:style-name="T8">®</text:span></text:span><text:span text:style-name="Strong_20_Emphasis">-Erweiterungsaktualisierungen</text:span> aktiviert ist, kann man bereits auf der Startseite des Backends erkennen, dass Aktualisierungen vorhanden sind. Ein Klick auf die Schaltfläche <text:span text:style-name="T11">Updates verfügbar</text:span> zeigt die vorhandenen Updates an, so auch das von BwPostman.</text:p>
      <text:p text:style-name="Text_20_body">Falls das Plugin nicht aktiviert ist, kann man im Backend im Menü <text:span text:style-name="Emphasis">Erweiterungen</text:span> <text:span text:style-name="T9"></text:span> <text:span text:style-name="Emphasis">Erweiterungen</text:span> im Untermenü <text:span text:style-name="Emphasis">Aktualisieren</text:span> nach Aktualisierungen suchen lassen (ggf. vorher den Cache leeren) und installieren, sofern Aktualisierungen vorhanden sind.</text:p>
      <text:p text:style-name="Text_20_body_20_indent"><text:span text:style-name="Emphasis"><text:span text:style-name="T22">Hinweis:<text:line-break/></text:span></text:span>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Text_20_body_20_indent">Vor der Überprüfung wird jedoch eine Sicherung der Tabellen im <text:span text:style-name="T2">Temp-Verzeichnis</text:span> von Joomla!<text:span text:style-name="T8">®</text:span> abgelegt, also direkt auf dem Server. Wo das genau ist, das steht in Joomla!<text:span text:style-name="T8">®</text:span> unter <text:span text:style-name="Emphasis">System</text:span> <text:span text:style-name="T9"></text:span> <text:span text:style-name="Emphasis">Konfiguration</text:span> <text:span text:style-name="T9"></text:span> <text:span text:style-name="Emphasis">Server.</text:span></text:p>
      <text:p text:style-name="Text_20_body_20_indent">Der Name der Sicherungsdatei ist BwPostman_<text:span text:style-name="T2">Tables</text:span>_Server_&lt;<text:span text:style-name="T2">datum</text:span>&gt;_&lt;zeit&gt;.<text:span text:style-name="T2">xml</text:span>, wobei &lt;<text:span text:style-name="T2">datum</text:span>&gt; das aktuelle Datum der Sicherung im Format <text:span text:style-name="T2">jjjj_mm_tt</text:span> ist, &lt;zeit&gt; ist die Uhrzeit der Sicherung im Format <text:span text:style-name="T2">hh</text:span>_mm. Wurde die Datei also am 31.7.2014 um 08:13 gesichert, dann heißt die Sicherungsdatei</text:p>
      <text:p text:style-name="Text_20_body_20_indent">BwPostman_<text:span text:style-name="T2">Tables</text:span>_Server_2014_07_31_08_13.<text:span text:style-name="T2">xml</text:span></text:p>
      <text:p text:style-name="Text_20_body_20_indent">Wenn die Überprüfung der Tabellen erfolgreich war, dann kann die Sicherungsdatei gelöscht werden. Dies sollte hin und wieder gemacht werden, damit der temporäre Ordner nicht zu sehr von diesen automatischen Sicherungen beansprucht wird. Man kann die Sicherungen aber auch herunterladen und lokal aufbewahren.</text:p>
      <text:p text:style-name="Text_20_body"/>
      <text:list xml:id="list2048621490"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8">®</text:span>-Installation unter <text:span text:style-name="T11">Komponenten </text:span><text:span text:style-name="T14"></text:span><text:span text:style-name="T17"> BwPostman</text:span><text:span text:style-name="T5"> in der Toolbar rechts oben auf die Schaltfläche </text:span><text:span text:style-name="Emphasis"><text:span text:style-name="T5">Optionen</text:span></text:span><text:span text:style-name="Emphasis"><text:span text:style-name="T16"> oder in der Hauptansicht auf die Schaltfläche </text:span></text:span><text:span text:style-name="Emphasis"><text:span text:style-name="T5">Grundeinstellungen</text:span></text:span><text:span text:style-name="T5">. Die Optionen sind nur in der Hauptansicht und in der Wartung verfügbar!</text:span></text:p>
      <text:p text:style-name="P6">Die Optionen sind in sechs Bereiche unterteilt: <text:span text:style-name="Emphasis">Grundeinstellungen</text:span>, <text:span text:style-name="Emphasis">Anmeldung</text:span>, <text:span text:style-name="Emphasis">Aktivierung, Listenansicht, Detailansicht </text:span>und <text:span text:style-name="Emphasis">Berechtigungen</text:span>. Zu allen Einstellmöglichkeiten gibt es übrigens Tooltips. So nennt man die kleinen Fensterchen, die auf gehen, wenn man mit der Maus über den Eintrag fährt und dort einen Moment verweilt.</text:p>
      <text:list xml:id="list1255107933"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5">Absendername<text:line-break/></text:span>Absender-Email<text:line-break/><text:span text:style-name="T5">Antwort-an-Email</text:span><text:bookmark-end text:name="__RefHeading__47533_794096596"/></text:h>
                </text:list-item>
              </text:list>
            </text:list-item>
          </text:list>
        </text:list-item>
      </text:list>
      <text:p text:style-name="P6">Mit den hier eingetragenen Werten werden – wie der Name schon sagt - <text:span text:style-name="Emphasis">Absendername</text:span>, <text:span text:style-name="Emphasis">Absender-Email</text:span> und <text:span text:style-name="Emphasis">Antwort-an-Email</text:span> für jeden neuen Newsletter vorgelegt. Sie können aber in jedem Newsletter individuell überschrieben werden. Sie sind mit den Werten aus der Joomla!<text:span text:style-name="T8">®</text:span>-Konfiguration vorbelegt.</text:p>
      <text:p text:style-name="P6">Wenn die Felder <text:span text:style-name="Emphasis">Absendername</text:span>, <text:span text:style-name="Emphasis">Absender-Email</text:span> oder <text:span text:style-name="Emphasis">Antwort-an-Email</text:span> leer bleiben, werden automatisch die Daten der Joomla!<text:span text:style-name="T8">®</text:span>-Konfiguration verwendet. Ich empfehle, diese Daten trotzdem einzutragen. Man kann ja nie wissen, was künftig im Kern von Joomla!<text:span text:style-name="T8">®</text:span> geändert wird.</text:p>
      <text:list xml:id="list118849257" text:continue-numbering="true" text:style-name="Outline">
        <text:list-item>
          <text:list>
            <text:list-item>
              <text:list>
                <text:list-item>
                  <text:h text:style-name="P43"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6">Der Text erscheint in jedem Newsletter ganz am Ende, direkt unter den Links zum Bearbeiten und zum Stornieren des Abonnements.</text:p>
      <text:list xml:id="list546683439" text:continue-numbering="true" text:style-name="Outline">
        <text:list-item>
          <text:list>
            <text:list-item>
              <text:list>
                <text:list-item>
                  <text:h text:style-name="Heading_20_3" text:outline-level="3"><text:bookmark-start text:name="__RefHeading__47535_794096596"/><text:span text:style-name="T5">Anzahl der </text:span>Newsletter<text:span text:style-name="T5"> pro Schritt<text:line-break/>Verzögerung beim Senden<text:line-break/>Einheit der Zeitverzögerung</text:span><text:bookmark-end text:name="__RefHeading__47535_794096596"/></text:h>
                </text:list-item>
              </text:list>
            </text:list-item>
          </text:list>
        </text:list-item>
      </text:list>
      <text:p text:style-name="P6">Als nächstes ist einzutragen, wie viele Newsletter auf einmal versandt werden. Manche Provider mögen es nicht, wenn zu viele Mails auf einmal versandt werden. Deshalb versendet BwPostman nie alle Newsletter auf einmal sondern in Blöcken, es sei denn, der einge<text:soft-page-break/>stellte Wert ist größer als die Anzahl der Abonnenten für diesen Newsletter/Mailingliste. Der voreingestellte Wert ist 100.</text:p>
      <text:p text:style-name="P6">Darunter wird eingestellt, wie lange nach einem versendeten Block gewartet werden soll, bis der nächste Block versendet wird. Es werden nur ganze positive Zahlen ausgewertet. Wenn man etwas anderes einträgt, wird der Wert mit 0 interpretiert.</text:p>
      <text:p text:style-name="P6">Man kann auswählen, ob der eingestellte Wert Minuten oder Sekunden bedeuten soll.</text:p>
      <text:list xml:id="list891950467"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Emphasis">nein</text:span>.</text:p>
      <text:list xml:id="list1654519879"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5">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2147981697" text:continue-numbering="true" text:style-name="Outline">
        <text:list-item>
          <text:list>
            <text:list-item>
              <text:list>
                <text:list-item>
                  <text:h text:style-name="Heading_20_3" text:outline-level="3"><text:bookmark-start text:name="__RefHeading__46938_1969413198"/><text:span text:style-name="T5">Formularfelder </text:span>Nachname<text:span text:style-name="T5"> und Vorname anzeigen</text:span><text:bookmark-end text:name="__RefHeading__46938_1969413198"/></text:h>
                </text:list-item>
              </text:list>
            </text:list-item>
          </text:list>
        </text:list-item>
      </text:list>
      <text:p text:style-name="P6">Hier wird eingestellt, ob die Felder für Nachname und Vorname in den Formularen zum Registrieren und Bearbeiten des Abonnements angezeigt werden sollen. Dies macht Sinn, wenn man die Newsletter personalisieren will. </text:p>
      <text:list xml:id="list1534903851"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1539945367" text:continue-numbering="true" text:style-name="Outline">
        <text:list-item>
          <text:list>
            <text:list-item>
              <text:list>
                <text:list-item>
                  <text:h text:style-name="P43" text:outline-level="3"><text:bookmark-start text:name="__RefHeading__44543_444093265"/>Auswahl Geschlecht anzeigen<text:bookmark-end text:name="__RefHeading__44543_444093265"/></text:h>
                </text:list-item>
              </text:list>
            </text:list-item>
          </text:list>
        </text:list-item>
      </text:list>
      <text:p text:style-name="P6">Hier wird eingestellt, ob das Auswahlfeld für das Geschlecht in den Formularen zum Registrieren und Bearbeiten des Abonnements angezeigt werden sollen. Dies macht Sinn, wenn man die Newsletter noch spezifischer personalisieren will. </text:p>
      <text:list xml:id="list376075808" text:continue-numbering="true" text:style-name="Outline">
        <text:list-item>
          <text:list>
            <text:list-item>
              <text:list>
                <text:list-item>
                  <text:h text:style-name="P43" text:outline-level="3"><text:bookmark-start text:name="__RefHeading__44545_444093265"/>Zusätzliches Feld anzeigen<text:bookmark-end text:name="__RefHeading__44545_444093265"/></text:h>
                </text:list-item>
              </text:list>
            </text:list-item>
          </text:list>
        </text:list-item>
      </text:list>
      <text:p text:style-name="P6">Hier wird eingestellt, ob das zusätzliche Feld in den Formularen zum Registrieren und Bearbeiten des Abonnements angezeigt werden sollen. Hier kann zum Beispiel die Mit<text:soft-page-break/>gliedsnummer im Verein oder eine Kundenummer eingegeben werden, wenn der Abonnent keinen Account in <text:span text:style-name="T6">Joomla!</text:span><text:span text:style-name="T7">®</text:span> hat.</text:p>
      <text:list xml:id="list1220284266"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P6">Hier wird eingestellt, ob die Eingabe in das zusätzliche Feld Pflichtsein soll.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2033786400" text:continue-numbering="true" text:style-name="Outline">
        <text:list-item>
          <text:list>
            <text:list-item>
              <text:list>
                <text:list-item>
                  <text:h text:style-name="P43"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5">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text:span text:style-name="Emphasis"><text:span text:style-name="T5">&lt;meine_joomla_installation&gt;/administrator/language/overrides</text:span></text:span><text:span text:style-name="T5">.</text:span> Sollte der Ordner nicht vorhanden sein, einfach neu anlegen. Die deutsche Override-Datei heißt <text:span text:style-name="Emphasis">de-DE.override.ini</text:span>.</text:p>
      <text:p text:style-name="Text_20_body">Ist hier als Sprachstring BWPOSTMAN_ADDITIONAL_FIELD_LABEL angegeben, dann könnte der Eintrag in der Override-Datei folgendermaßen aussehen:</text:p>
      <text:p text:style-name="P1">BWPOSTMAN_ADDITIONAL_FIELD_LABEL="Mitgliedsnummer"</text:p>
      <text:p text:style-name="Text_20_body_20_indent"><text:span text:style-name="Emphasis"><text:span text:style-name="T22">Wichtig: </text:span></text:span></text:p>
      <text:list xml:id="list6296902021164813873" text:style-name="L3">
        <text:list-item>
          <text:p text:style-name="P48">Im Sprachstring, das ist der linke Teil bis zum Gleichheitszeichen, darf kein Leer- oder Sonderzeichen vorkommen. Auch Umlaute sind hier nicht erlaubt. </text:p>
        </text:list-item>
        <text:list-item>
          <text:p text:style-name="P48">Um das Gleichheitszeichen bitte keine Leerzeichen eintragen und für die Begrenzer des Textes, der dann statt des Sprachstrings tatsächlich angezeigt werden soll, das doppelte Anführungszeichen verwenden. </text:p>
        </text:list-item>
        <text:list-item>
          <text:p text:style-name="P48">Jeder Sprachstring gehört in eine eigene Zeile. Leerzeilen zwischen den Sprachstrings können zur Strukturierung verwendet werden und werden ignoriert.</text:p>
        </text:list-item>
      </text:list>
      <text:list xml:id="list1286393280" text:continue-list="list2033786400" text:style-name="Outline">
        <text:list-item>
          <text:list>
            <text:list-item>
              <text:list>
                <text:list-item>
                  <text:h text:style-name="P43" text:outline-level="3"><text:bookmark-start text:name="__RefHeading__44551_444093265"/>Tooltip zusätzliches Feld<text:bookmark-end text:name="__RefHeading__44551_444093265"/></text:h>
                </text:list-item>
              </text:list>
            </text:list-item>
          </text:list>
        </text:list-item>
      </text:list>
      <text:p text:style-name="P6">Das zusätzliche Feld kann einen Tooltip bekommen, der angezeigt wird, wenn man mit der Maus über die Beschriftung es zusätzlichen Feldes fährt. Auch hier kann ein Sprachstring aus der Override-Datei verwendet werden.</text:p>
      <text:list xml:id="list59145126" text:continue-numbering="true" text:style-name="Outline">
        <text:list-item>
          <text:list>
            <text:list-item>
              <text:list>
                <text:list-item>
                  <text:h text:style-name="Heading_20_3" text:outline-level="3"><text:bookmark-start text:name="__RefHeading__44553_444093265"/><text:soft-page-break/>Auswahl Emailformat<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636888113"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6">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2146057778"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P6">Im Registrierungsformular kann ein Link auf einen Disclaimer angezeigt werden. Dazu den Schalter <text:span text:style-name="Emphasis">Disclaimer anzeigen</text:span> auf <text:span text:style-name="Emphasis">ja</text:span> stellen. In diesem Fall <text:span text:style-name="Strong_20_Emphasis">muss</text:span> der Abonnent vor dem Absenden der Registrierung dem Disclaimer zustimmen.</text:p>
      <text:p text:style-name="P6">Das Wort Disclaimer stammt vom englischen Wort <text:span text:style-name="T24">to disclaim</text:span> ab und bedeutet ungefähr abstreiten oder in Abrede stellen. In diesem Fall ist es eine Art Haftungsausschluss, der in einigen Ländern Sinn macht, in Deutschland aber eher schädlich ist. </text:p>
      <text:p text:style-name="P6">Dafür könnte man vielleicht eine Art Nutzungsbedingungen für den Newsletter angeben, was alles mit der Mailadresse des Abonnenten angestellt wird, die man erhalten hat, oder, oder, oder. Auf jeden Fall etwas, zu dem der Abonnent seine Zustimmung geben muss.</text:p>
      <text:list xml:id="list92929331"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P6">Hier wird festgelegt, wo BwPostman den Disclaimer findet, der verwendet werden soll. Im Feld <text:span text:style-name="Emphasis">URL zum Disclaimer</text:span> kann man eine <text:span text:style-name="Emphasis">URL</text:span> als Quelle für den Disclaimer angeben. Dann muss unter <text:span text:style-name="Emphasis">Linkziel URL</text:span> ausgewählt sein.</text:p>
      <text:p text:style-name="P6">Unter <text:span text:style-name="Emphasis">Beitrag</text:span> kann man einen Beitrag aus Joomla!<text:span text:style-name="T8">®</text:span> auswählen. Dann muss unter <text:span text:style-name="Emphasis">Linkziel Beitrag</text:span> ausgewählt sein.</text:p>
      <text:p text:style-name="P6">Schließlich kann man auch einen Menüeintrag aus Joomla!<text:span text:style-name="T8">®</text:span> verwenden. In diesem Fall wird als <text:span text:style-name="Emphasis">Linkziel Menüeintrag</text:span> eingestellt.</text:p>
      <text:list xml:id="list1955200122" text:continue-numbering="true" text:style-name="Outline">
        <text:list-item>
          <text:list>
            <text:list-item>
              <text:list>
                <text:list-item>
                  <text:h text:style-name="Heading_20_3" text:outline-level="3"><text:bookmark-start text:name="__RefHeading__46946_1969413198"/><text:soft-page-break/>Disclaimer im selben Browserfenster öffnen<text:bookmark-end text:name="__RefHeading__46946_1969413198"/></text:h>
                </text:list-item>
              </text:list>
            </text:list-item>
          </text:list>
        </text:list-item>
      </text:list>
      <text:p text:style-name="P6">Hier wird festgelegt, ob der Disclaimer im selben Browserfenster oder Browser-Tab angezeigt wird oder in einem Neuen.</text:p>
      <text:list xml:id="list1790170564"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P6">Hier wird eingestellt, ob das Registrierungsformular gegen Robots abgesichert werden soll. Die Absicherung hilft dabei, unerwünschte Anmeldungen und die Mails über unzustellbare Aktivierungsmails zu verringern. Mögliche Werte sind <text:span text:style-name="Emphasis">Nein</text:span>, <text:span text:style-name="Emphasis">Frage</text:span> oder <text:span text:style-name="Emphasis">Captcha</text:span>.</text:p>
      <text:p text:style-name="P6">Die <text:span text:style-name="Emphasis">Frage</text:span> kann selbst ausgewählt werden und sollte nicht zu schwierig sein. Sie wird in den Feldern <text:span text:style-name="Emphasis">Frage</text:span> und <text:span text:style-name="Emphasis">Antwort</text:span> eingerichtet. </text:p>
      <text:p text:style-name="P12">Beispiele:</text:p>
      <text:list xml:id="list741643061540277575" text:style-name="L4">
        <text:list-item>
          <text:p text:style-name="P32">Wie viele Beine hat ein Pferd? (1, 2, …)</text:p>
        </text:list-item>
        <text:list-item>
          <text:p text:style-name="P34">Welche Farbe hat ein rotes Auto?</text:p>
        </text:list-item>
      </text:list>
      <text:p text:style-name="P6"><text:span text:style-name="Emphasis">Captcha</text:span> besteht aus einer kleinen Rechenaufgabe, die <text:s/>durch ein Captcha gesteuert wird.</text:p>
      <text:p text:style-name="P6">Diese Einstellung gilt sowohl für die Komponente als auch das Anmelde-Modul, wenn beim Modul nichts anderes eingestellt ist.</text:p>
      <text:list xml:id="list790385998" text:continue-list="list1790170564"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1"><text:bookmark-start text:name="__RefHeading__47537_794096596"/><text:bookmark-start text:name="__RefHeading__47533_7940965961"/><text:span text:style-name="T5">Wenn bei </text:span><text:span text:style-name="Emphasis"><text:span text:style-name="T5">Anmeldeformular sichern</text:span></text:span><text:span text:style-name="T5"> die </text:span><text:span text:style-name="Emphasis"><text:span text:style-name="T5">Frage</text:span></text:span><text:span text:style-name="T5">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1841820358"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Emphasis">Hallo</text:span> oder <text:span text:style-name="Emphasis">Guten Tag, Herr/Frau</text:span>. Letzteres macht allerdings nur Sinn, wenn Vorname, Nachname oder beides Pflichtfelder sind.</text:p>
      <text:list xml:id="list1170186317"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text:soft-page-break/>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Emphasis">Aktivierung Text</text:span> ausfüllen!</text:p>
      <text:list xml:id="list1349849392" text:continue-numbering="true" text:style-name="Outline">
        <text:list-item>
          <text:list>
            <text:list-item>
              <text:list>
                <text:list-item>
                  <text:h text:style-name="P46" text:outline-level="3"><text:bookmark-start text:name="__RefHeading__46952_1969413198"/>Text Zustimmung<text:bookmark-end text:name="__RefHeading__46952_1969413198"/></text:h>
                </text:list-item>
              </text:list>
            </text:list-item>
          </text:list>
        </text:list-item>
      </text:list>
      <text:p text:style-name="P16">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6">Dieser Text erscheint nach dem Link zur Aktivierung.</text:p>
      <text:list xml:id="list1963986109"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Emphasis">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969132304"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246069055"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302943583" text:continue-numbering="true" text:style-name="Outline">
        <text:list-item>
          <text:list>
            <text:list-item>
              <text:h text:style-name="P51" text:outline-level="2"><text:bookmark-start text:name="__RefHeading__26125_946785769"/>Listenansicht<text:bookmark-end text:name="__RefHeading__26125_946785769"/></text:h>
            </text:list-item>
          </text:list>
        </text:list-item>
      </text:list>
      <text:p text:style-name="P6">Diese Einstellungen sind für die Anzeige der Newsletter-Liste im Frontend. Sie dienen als Standardwert, wenn bei den einzelnen Menüpunkten nichts angegeben wird.</text:p>
      <text:list xml:id="list929258178" text:continue-numbering="true" text:style-name="Outline">
        <text:list-item>
          <text:list>
            <text:list-item>
              <text:list>
                <text:list-item>
                  <text:h text:style-name="P43" text:outline-level="3"><text:bookmark-start text:name="__RefHeading__26127_946785769"/>Suchfeld anzeigen<text:bookmark-end text:name="__RefHeading__26127_946785769"/></text:h>
                </text:list-item>
              </text:list>
            </text:list-item>
          </text:list>
        </text:list-item>
      </text:list>
      <text:p text:style-name="Text_20_body"><text:span text:style-name="T5">Darf nach einem bestimmten Betreff gesucht werden? Dann hier </text:span><text:span text:style-name="Emphasis"><text:span text:style-name="T5">Anzeigen</text:span></text:span><text:span text:style-name="T5"> auswählen. Dies ist auch der vorgegebene Wert.</text:span></text:p>
      <text:list xml:id="list802985388" text:continue-numbering="true" text:style-name="Outline">
        <text:list-item>
          <text:list>
            <text:list-item>
              <text:list>
                <text:list-item>
                  <text:h text:style-name="P43" text:outline-level="3"><text:bookmark-start text:name="__RefHeading__26129_946785769"/><text:soft-page-break/>Filter Datum<text:bookmark-end text:name="__RefHeading__26129_946785769"/></text:h>
                </text:list-item>
              </text:list>
            </text:list-item>
          </text:list>
        </text:list-item>
      </text:list>
      <text:p text:style-name="Text_20_body"><text:span text:style-name="T5">Wenn im Frontend nach Newslettern eines bestimmten Monats und/oder Jahres gesucht werden darf, dann hier </text:span><text:span text:style-name="Emphasis"><text:span text:style-name="T5">Anzeigen</text:span></text:span><text:span text:style-name="T5"> auswählen. Dies ist auch der vorgegebene Wert.</text:span></text:p>
      <text:list xml:id="list1578205683" text:continue-numbering="true" text:style-name="Outline">
        <text:list-item>
          <text:list>
            <text:list-item>
              <text:list>
                <text:list-item>
                  <text:h text:style-name="P43" text:outline-level="3"><text:bookmark-start text:name="__RefHeading__26131_946785769"/>Filter Mailinglisten<text:bookmark-end text:name="__RefHeading__26131_946785769"/></text:h>
                </text:list-item>
                <text:list-item>
                  <text:h text:style-name="P43" text:outline-level="3"><text:bookmark-start text:name="__RefHeading__26133_946785769"/>Filter Kampagnen<text:bookmark-end text:name="__RefHeading__26133_946785769"/></text:h>
                </text:list-item>
                <text:list-item>
                  <text:h text:style-name="P43" text:outline-level="3"><text:bookmark-start text:name="__RefHeading__26135_946785769"/>Filter Benutzergruppen<text:bookmark-end text:name="__RefHeading__26135_946785769"/></text:h>
                </text:list-item>
              </text:list>
            </text:list-item>
          </text:list>
        </text:list-item>
      </text:list>
      <text:p text:style-name="P6">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643619383" text:continue-numbering="true" text:style-name="Outline">
        <text:list-item>
          <text:list>
            <text:list-item>
              <text:list>
                <text:list-item>
                  <text:h text:style-name="P43" text:outline-level="3"><text:bookmark-start text:name="__RefHeading__26137_946785769"/>Anhang anzeigen<text:bookmark-end text:name="__RefHeading__26137_946785769"/></text:h>
                </text:list-item>
              </text:list>
            </text:list-item>
          </text:list>
        </text:list-item>
      </text:list>
      <text:p text:style-name="P6">Wenn man nicht möchte, dass Anhänge zu den Newslettern im Frontend zugänglich sind, dann sollte man hier <text:span text:style-name="Emphasis">Verbergen</text:span> auswählen. Der vorgegebene Wert ist anzeigen und sorgt dafür, dass ein kleines Symbol beim jeweiligen Betreff erscheint, wenn es einen Anhang zu diesem Newsletter gibt. Ein Klick auf das Symbol öffnet den Anhang.</text:p>
      <text:list xml:id="list671467815" text:continue-numbering="true" text:style-name="Outline">
        <text:list-item>
          <text:list>
            <text:list-item>
              <text:list>
                <text:list-item>
                  <text:h text:style-name="P43" text:outline-level="3"><text:bookmark-start text:name="__RefHeading__26139_946785769"/># Newsletter<text:bookmark-end text:name="__RefHeading__26139_946785769"/></text:h>
                </text:list-item>
              </text:list>
            </text:list-item>
          </text:list>
        </text:list-item>
      </text:list>
      <text:p text:style-name="P6">Hier wird eingestellt, wie viele Newsletter auf einer Seite angezeigt werden. Der Standard-Wert ist 10.</text:p>
      <text:list xml:id="list653174553" text:continue-numbering="true" text:style-name="Outline">
        <text:list-item>
          <text:list>
            <text:list-item>
              <text:h text:style-name="P51" text:outline-level="2"><text:bookmark-start text:name="__RefHeading__26141_946785769"/>Detailansicht<text:bookmark-end text:name="__RefHeading__26141_946785769"/></text:h>
              <text:list>
                <text:list-item>
                  <text:h text:style-name="P43" text:outline-level="3"><text:bookmark-start text:name="__RefHeading__26143_946785769"/>Anhang anzeigen<text:bookmark-end text:name="__RefHeading__26143_946785769"/></text:h>
                </text:list-item>
              </text:list>
            </text:list-item>
          </text:list>
        </text:list-item>
      </text:list>
      <text:p text:style-name="P6">Dieser Schalter hat die gleiche Bedeutung wie für die Listenansicht, nur gilt er für die Ansicht eines einzelnen Newsletters im Frontend. Das Symbol wird neben dem Versanddatum des Newsletters als Schaltfläche angezeigt.</text:p>
      <text:list xml:id="list729813226"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6">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185495839" text:continue-numbering="true" text:style-name="Outline">
        <text:list-item>
          <text:list>
            <text:list-item>
              <text:h text:style-name="P51" text:outline-level="2"><text:bookmark-start text:name="__RefHeading__46962_1969413198"/>Berechtigungen<text:bookmark-end text:name="__RefHeading__46962_1969413198"/></text:h>
            </text:list-item>
          </text:list>
        </text:list-item>
      </text:list>
      <text:p text:style-name="P6">Bei den Berechtigungen wird festgelegt, wer im Backend was mit BwPostman anstellen darf. </text:p>
      <text:p text:style-name="Text_20_body"><text:soft-page-break/><text:span text:style-name="T5">Die Rechte </text:span><text:span text:style-name="Emphasis"><text:span text:style-name="T5">Konfigurieren</text:span></text:span><text:span text:style-name="T5">, </text:span><text:span text:style-name="Emphasis"><text:span text:style-name="T5">Administrationszugriff</text:span></text:span><text:span text:style-name="T5">, </text:span><text:span text:style-name="Emphasis"><text:span text:style-name="T5">Erstellen</text:span></text:span><text:span text:style-name="T5">, </text:span><text:span text:style-name="Emphasis"><text:span text:style-name="T5">Bearbeiten</text:span></text:span><text:span text:style-name="T5">, </text:span><text:span text:style-name="Emphasis"><text:span text:style-name="T5">Status bearbeiten</text:span></text:span><text:span text:style-name="T5">, </text:span><text:span text:style-name="Emphasis"><text:span text:style-name="T5">Eigene Inhalte bearbeiten</text:span></text:span><text:span text:style-name="T5"> und </text:span><text:span text:style-name="Emphasis"><text:span text:style-name="T5">Löschen</text:span></text:span><text:span text:style-name="T5"> entsprechen denen, die man von Joomla!</text:span><text:span text:style-name="T28">®</text:span><text:span text:style-name="T5"> her kennt.</text:span></text:p>
      <text:p text:style-name="Text_20_body"><text:span text:style-name="T5">Bei BwPostman kommen noch die Rechte für </text:span><text:change-start text:change-id="ct140661651175512"/><text:span text:style-name="Emphasis"><text:span text:style-name="T5">Archivieren,</text:span></text:span><text:span text:style-name="T5"> </text:span><text:span text:style-name="Emphasis"><text:span text:style-name="T5">Wiederherstellen, Löschen,</text:span></text:span><text:span text:style-name="T5"> </text:span><text:span text:style-name="Emphasis"><text:span text:style-name="T5">Newsletter versenden</text:span></text:span><text:span text:style-name="T5">, </text:span><text:span text:style-name="Emphasis"><text:span text:style-name="T5">Ansicht Newsletter, Ansicht Abonnenten, Ansicht Kampagnen, Ansicht Mailinglisten, Ansicht Templates, Ansicht Archiv, Ansicht Einstellungen</text:span></text:span><text:span text:style-name="T5"> und </text:span><text:span text:style-name="Emphasis"><text:span text:style-name="T5">Ansicht Wartung</text:span></text:span><text:span text:style-name="T5"> dazu. Die Bezeichnungen der Rechte sind selbsterklärend, trotzdem noch folgendes:</text:span><text:change-end text:change-id="ct140661651175512"/><text:change text:change-id="ct140661651104728"/></text:p>
      <text:p text:style-name="Text_20_body_20_indent"><text:change-start text:change-id="ct140661651175704"/><text:span text:style-name="Emphasis"><text:span text:style-name="T22">Wichtig: </text:span></text:span></text:p>
      <text:p text:style-name="P18">Es genügt nicht, die Rechte für die Aktionen <text:span text:style-name="Emphasis">Erstellen, Bearbeiten, Status bearbeiten, Eigene Inhalte bearbeiten, Archivieren, Wiederherstellen</text:span> oder <text:span text:style-name="Emphasis">Löschen</text:span> zu vergeben, es benötigt immer auch das Recht für die Ansicht! </text:p>
      <text:p text:style-name="P18">Somit hat man allerdings auch die Möglichkeit, den Zugriff für einzelne Benutzergruppen auf eine oder mehrere Ansichten zu beschränken. </text:p>
      <text:p text:style-name="P18">BwPostman liefert mit der Version 2.0.0 zusätzliche vorkonfigurierte Benutzergruppen mit, damit man sehen kann, wie die Rechte mit den Benutzergruppen wirken. Diese Gruppen können auch direkt so, wie sie geliefert werden, verwendet werden.</text:p>
      <text:p text:style-name="Text_20_body">Leider bietet <text:span text:style-name="T6">Joomla!</text:span><text:span text:style-name="T7">®</text:span> noch nicht die Möglichkeit, Rechte auf einzelne Datensätze (Mailinglisten, Newsletter, Kampagnen, Templates) zu vergeben. Es steht dort noch auf der ToDo-Liste, also musste ich das auch auf meiner ToDo-Liste nach hinten verschieben.</text:p>
      <text:list xml:id="list1512469606" text:continue-numbering="true" text:style-name="Outline">
        <text:list-item>
          <text:h text:style-name="Heading_20_1" text:outline-level="1"><text:bookmark-start text:name="__RefHeading__46261_727788380"/><text:change-end text:change-id="ct140661651175704"/>Das Backend<text:bookmark-end text:name="__RefHeading__46261_727788380"/></text:h>
        </text:list-item>
      </text:list>
      <text:p text:style-name="Text_20_body">Das Backend von BwPostman hat eine Hauptansicht, hier <text:change-start text:change-id="ct140661651175896"/>Dashboard<text:change-end text:change-id="ct140661651175896"/><text:change text:change-id="ct140661651104920"/>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204194042"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Emphasis">Mailinglisten</text:span> bekommt man eine Übersicht über die bereits angelegten Mailinglisten. </text:p>
      <text:p text:style-name="Text_20_body">Eine neue Mailingliste wird entweder im <text:change-start text:change-id="ct140661651176088"/>Dashboard<text:change-end text:change-id="ct140661651176088"/><text:change text:change-id="ct140661651105112"/> von BwPostman über die Schaltfläche <text:span text:style-name="Emphasis">Mailingliste hinzufügen</text:span> angelegt oder in der Übersicht der Mailinglisten über die Schaltfläche <text:span text:style-name="Emphasis">Neu</text:span> in der Toolbar.</text:p>
      <text:p text:style-name="Text_20_body">Jede Mailingliste benötigt einen Titel/Namen und eine Beschreibung. Beides kann dann im Frontend in den Registrierungsformularen angezeigt werden.</text:p>
      <text:p text:style-name="Text_20_body">Über die Auswahl der Zugriffsebene kann festgelegt werden, wer diese Mailingliste abonnieren darf. Hier werden die Benutzergruppen von <text:span text:style-name="T6">Joomla!</text:span><text:span text:style-name="T7">®</text:span> zur Auswahl angeboten. Wenn ein Besucher/Abonnent diese Mailingliste nicht abonnieren darf, dann wird sie ihm im Registrierungsformular gar nicht zur Auswahl angeboten.</text:p>
      <text:p text:style-name="Text_20_body"><text:change text:change-id="ct140661651173400"/>Damit die Mailingliste im Frontend zur Auswahl steht, <text:span text:style-name="Emphasis">muss</text:span> sie veröffentlicht werden. Dies kann in den Details (Modus <text:span text:style-name="Emphasis">Bearbeiten</text:span>) der Mailingliste geschehen. Aber auch ein Klick auf das Symbol in der Spalte <text:span text:style-name="Emphasis">Veröffentlicht</text:span> in der Übersicht über die Mailinglisten schaltet den Status um.</text:p>
      <text:p text:style-name="Text_20_body">Die Mailingliste kann bearbeitet werden, indem man in der Übersicht der Mailinglisten auf den Titel klickt oder die Schaltfläche vor dem Titel anhakt und oben in der Toolbar auf die Schaltfläche <text:span text:style-name="Emphasis">Bearbeiten</text:span> klickt.</text:p>
      <text:p text:style-name="Text_20_body_20_indent"><text:soft-page-break/><text:span text:style-name="Emphasis"><text:span text:style-name="T22">Hinweis: </text:span></text:span><text:line-break/>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text:change-start text:change-id="ct140661651176280"/>ies<text:change-end text:change-id="ct140661651176280"/>er Übersicht <text:span text:style-name="Emphasis">nicht</text:span> angezeigt! Sie stehen auch für ein Abonnement nicht mehr zur Verfügung.</text:p>
      <text:list xml:id="list1153338474"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Text_20_body">Abonnenten können ebenso, wie gerade bei den Mailinglisten gelernt, im <text:change-start text:change-id="ct140661651176472"/>Dashboard<text:change-end text:change-id="ct140661651176472"/><text:change text:change-id="ct140661651105304"/> von BwPostman über die Schaltfläche <text:span text:style-name="Emphasis">Abonnent hinzufügen</text:span> oder in der Übersicht der Abonnenten in den Reitern <text:span text:style-name="Emphasis">bestätigte Abonnenten</text:span> und <text:span text:style-name="Emphasis">unbestätigte Abonnenten </text:span>über die Schaltfläche <text:span text:style-name="Emphasis">Neu</text:span> angelegt werden. </text:p>
      <text:p text:style-name="Text_20_body">Testempfänger werden im <text:change-start text:change-id="ct140661651176664"/>Dashboard<text:change-end text:change-id="ct140661651176664"/><text:change text:change-id="ct140661194507408"/> von BwPostman über die Schaltfläche <text:span text:style-name="Emphasis">Testempfänger hinzufügen</text:span> oder in der Übersicht der Abonnenten im Reiter <text:span text:style-name="Emphasis">Testempfänger</text:span> über die Schaltfläche <text:span text:style-name="Emphasis">Neu</text:span> angelegt.</text:p>
      <text:p text:style-name="Text_20_body"><text:span text:style-name="Emphasis">Nachname</text:span> und <text:span text:style-name="Emphasis">Vorname</text:span> müssen eingetragen werden, wenn es in den Optionen von BwPostman als Pflichtfeld hinterlegt ist. Hier gibt es auch im Backend keine Ausnahme!</text:p>
      <text:p text:style-name="Text_20_body">Der Abonnent muss auf jeden Fall eine <text:span text:style-name="Emphasis">Mailadresse</text:span> eingetragen haben. Klar, BwPostman muss ja wissen, wohin der Newsletter gehen soll.</text:p>
      <text:p text:style-name="Text_20_body">Das Mailformat kann im Feld <text:span text:style-name="Emphasis">Format</text:span> eingestellt werden und ist mit dem Wert aus dem Optionen von BwPostman vorbelegt.</text:p>
      <text:p text:style-name="Text_20_body">Das Feld <text:span text:style-name="Emphasis">Bestätigen</text:span> erscheint nur, wenn ein neuer Abonnent angelegt wird. Ist ein Abonnent einmal gespeichert, dann gibt es dieses Feld nicht mehr. Bei Testempfängern und beim Bearbeiten eines Abonnenten wird es nicht angezeigt.</text:p>
      <text:p text:style-name="Text_20_body_20_indent"><text:span text:style-name="T19">Zum Bestätigen folgendes:<text:line-break/></text:span>Der Abonnent erhält automatisch eine Mail, die einen Link enthält, mit dem er das Abonnement bestätigen muss (Double-Opt-In), wenn das Feld <text:span text:style-name="Emphasis">Bestätigen</text:span> auf <text:span text:style-name="Emphasis">unbe</text:span><text:soft-page-break/><text:span text:style-name="Emphasis">stätigt</text:span> eingestellt ist. Wenn man rechtliche Schwierigkeiten vermeiden will (für Deutschland weiß ich das), dann sollte man Abonnenten hier nicht selbst bestätigen, sondern sich das Abonnement vom Abonnenten bestätigen lassen!</text:p>
      <text:p text:style-name="Text_20_body">Darunter werden die verfügbaren Mailinglisten angeboten. Auf der linken Seite sind die Mailinglisten aufgeführt, die immer über das Frontend abonniert werden können, also den Status <text:span text:style-name="Emphasis"><text:span text:style-name="T24">Public</text:span></text:span> haben und veröffentlicht sind. </text:p>
      <text:p text:style-name="Text_20_body">In der Mitte stehen die Mailinglisten, die nur von bestimmten Benutzergruppen über das Frontend abonniert werden können. Diese Mailinglisten sind zwar grundsätzlich veröffentlicht und können im Frontend abonniert werden, aber eben nicht von jedem.</text:p>
      <text:p text:style-name="Text_20_body">Die rechte Seite enthält die Mailinglisten, die nur im Backend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8">die</text:span> Mailinglisten zuordnen, die im Frontend nicht angezeigt werden, aus welchen Gründen auch immer.</text:p>
      <text:p text:style-name="Text_20_body">Solange der Abonnent sein Abonnement noch nicht bestätigt hat, wird er in der Übersicht unter dem Reiter <text:span text:style-name="Emphasis">unbestätigte Abonnenten</text:span> geführt. Sobald er seine Registrierung bestätigt hat, wandert er dann in die Liste der <text:span text:style-name="Emphasis">bestätigten Abonnenten</text:span>.</text:p>
      <text:p text:style-name="P14"><text:span text:style-name="T19">Noch ein Wort zu den Rechten der Abonnenten bei der Auswahl der Mailinglisten:<text:line-break/></text:span>Gäste, also solche Benutzer, die kein Benutzerkonto in Joomla!<text:span text:style-name="T8">®</text:span> haben, dürfen nur öffentliche Mailinglisten abonnieren (Zugriffsebene <text:span text:style-name="T24">public</text:span>). Hat der Benutzer ein Konto in Joomla!<text:span text:style-name="T8">®</text:span>, dann stehen ihm auch die Mailinglisten zur Auswahl, die höhere Berechtigung erfordern – je nach Vorgabe der Mailingliste und seinen Zugriffsrechten in Joomla!<text:span text:style-name="T8">®</text:span>. Im Backend kann man aber jeden Abonnenten in alle Mailinglisten aufnehmen, wenn man denn will.</text:p>
      <text:p text:style-name="Text_20_body">Abonnenten und Testempfänger, die archiviert sind, werden in d<text:change-start text:change-id="ct140661651176856"/>ies<text:change-end text:change-id="ct140661651176856"/>er Übersicht <text:span text:style-name="Emphasis">nicht</text:span> angezeigt!</text:p>
      <text:p text:style-name="P13"><text:soft-page-break/><text:span text:style-name="T19">Zum Schluss dieses Kapitels noch ein paar hilfreiche Bemerkungen:<text:line-break/></text:span>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_20_indent">Wenn ein Abonnent angelegt wird, dann wird nachgesehen, ob diese Mailadresse vielleicht schon bei den registrierten Benutzern von Joomla!<text:span text:style-name="T8">®</text:span> existiert. Falls ja, dann wird dessen ID beim Abonnenten mit abgelegt und er bekommt – wenn er angemeldet ist – auch <text:span text:style-name="T18">die</text:span> Mailinglisten für ein Abonnement angeboten, die für seine Zugriffsebene verfügbar sind.</text:p>
      <text:list xml:id="list867234394"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Text_20_body">Einen Newsletter legt man auch wieder über das <text:change-start text:change-id="ct140661651177048"/>Dashboard<text:change-end text:change-id="ct140661651177048"/><text:change text:change-id="ct140661194508368"/> von BwPostman über die Schaltfläche <text:span text:style-name="Emphasis">Newsletter hinzufügen</text:span> an. Oder man klickt in der Liste der unversendeten Newsletter (Schaltfläche <text:span text:style-name="Emphasis">Newsletter</text:span>) im Reiter <text:span text:style-name="Emphasis">Unversendete Newsletter</text:span> oben die Schaltfläche <text:span text:style-name="Emphasis">Neu</text:span> an. </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Emphasis">Kopieren</text:span> in der Toolbar. Die Kopie erscheint im Reiter <text:span text:style-name="Emphasis">Unversendete Newsletter</text:span> in der Übersicht, auch wenn man einen versendeten Newsletter kopiert hat. Ein Klick auf den Betreff des Newsletters oder das Anhaken der Auswahlbox davor und ein Klick oben auf <text:span text:style-name="Emphasis">Bearbeiten</text:span> öffnet den Newsletter zum Bearbeiten.</text:p>
      <text:p text:style-name="Text_20_body">Das <text:span text:style-name="Emphasis">Erstellen</text:span> eines Newsletters geschieht in fünf Arbeitsschritten, die durch fünf Reiter abgebildet werden. Wenn man einen neuen Newsletter erstellt oder einen vorhandenen Newsletter bearbeitet, beginnt man immer im Reiter <text:span text:style-name="Emphasis">Allgemeines</text:span>.</text:p>
      <text:list xml:id="list1711483994" text:continue-numbering="true" text:style-name="Outline">
        <text:list-item>
          <text:list>
            <text:list-item>
              <text:list>
                <text:list-item>
                  <text:h text:style-name="Heading_20_3" text:outline-level="3"><text:bookmark-start text:name="__RefHeading__47557_794096596"/>Reiter <text:span text:style-name="Betont_20_H3"><text:span text:style-name="T34">Allgemeines</text:span></text:span><text:bookmark-end text:name="__RefHeading__47557_794096596"/></text:h>
                </text:list-item>
              </text:list>
            </text:list-item>
          </text:list>
        </text:list-item>
      </text:list>
      <text:p text:style-name="Text_20_body"><text:span text:style-name="Emphasis">Absendername</text:span>, <text:span text:style-name="Emphasis">Absender-Email</text:span> und <text:span text:style-name="Emphasis">Antwort-An-Email</text:span> werden aus den Optionen von BwPostman automatisch eingetragen, können aber überschrieben werden. Dann trägt man einen <text:span text:style-name="Emphasis">Betreff</text:span> für den Newsletter ein. Ohne den geht es nicht. Seit Version 1.0.8 braucht der Betreff nicht mehr eindeutig sein. Man kann einen Betreff also mehrfach ver<text:soft-page-break/>wenden. Um die Newsletter aber trotzdem auseinander halten zu können, wurde das Feld <text:span text:style-name="Emphasis">Beschreibung</text:span> eingeführt, das man auf der rechten Seite findet.</text:p>
      <text:p text:style-name="Text_20_body">Anschließend kann man einen <text:span text:style-name="Emphasis">Anhang</text:span> auswählen, der mit dem Newsletter versendet werden soll. Auch der hier verwendete Dialog zum Auswählen des Anhangs ist der von Joomla!<text:span text:style-name="T8">®</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8">®</text:span>. Mit dem Veröffentlichungsdatum wird <text:span text:style-name="Strong_20_Emphasis">nicht</text:span> festgelegt, wann der Newsletter versendet wird!</text:p>
      <text:p text:style-name="Text_20_body">Auf der rechten Seite werden weitere Informationen zum Newsletter angezeigt. Hier kann auch eine Beschreibung zum Newsletter angegeben werden. Das ist besonders nützlich, um Newsletter auseinander halten zu können, die denselben Betreff haben. Die Beschreibung dient nur internen Zwecken. Ein Abonnent kommt damit nicht in Berührung.</text:p>
      <text:p text:style-name="Text_20_body">Als nächstes wird das Template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Emphasis">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8">®</text:span>. Man kann mehrere Einträge in den Auswahllisten auswählen. Es ist ebenfalls möglich, Einträge aus den Auswahllisten für die Mailinglisten und für die Joomla!<text:span text:style-name="T8">®</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8">®</text:span> angelegt sind, auswählbar.</text:p>
      <text:p text:style-name="Text_20_body_20_indent"><text:span text:style-name="T20">Hinweis</text:span>:<text:line-break/>Gehört der Newsletter zu einer Kampagne, dann werden die Empfänger bei der Kampagne ausgewählt und dieser Bereich erscheint nicht.</text:p>
      <text:p text:style-name="Text_20_body"><text:soft-page-break/>Und schließlich kann man wählen, ob man für seinen Newsletter Beiträge aus Joomla!<text:span text:style-name="T8">®</text:span> verwenden will. Hierzu macht man in der rechten Auswahlliste <text:span text:style-name="Emphasis">Verfügbare Website-Inhalte</text:span> einen Doppelklick auf den gewünschten Beitrag von Joomla!<text:span text:style-name="T8">®</text:span> oder markiert in der Liste den gewünschten Beitrag und klickt anschließend auf die Schaltfläche mit dem Pfeil nach links zwischen den beiden Listen. Der gewählte Beitrag wird aus der rechten in die linke Auswahlliste <text:span text:style-name="Emphasis">Ausgewählte Inhalte</text:span> übertragen und verschwindet aus der rechten Liste, damit man ihn nicht versehentlich noch mal auswählen kann. Doppelte Inhalte sind ja nicht so schön.</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Text_20_body_20_indent"><text:span text:style-name="T19">Hinweis:</text:span><text:line-break/>Man kann einen Newsletter entweder nur auf der Basis von Beiträgen aus Joomla!<text:span text:style-name="T8">®</text:span> aufbauen, einen freien Text erstellen oder auch diese beiden Möglichkeiten kombinieren.</text:p>
      <text:p text:style-name="Text_20_body">Der aktuelle Bearbeitungsstand kann jederzeit mit der Schaltfläche <text:span text:style-name="Emphasis">Speichern</text:span> gesichert werden, sofern die Pflichtfelder ausgefüllt sind. </text:p>
      <text:p text:style-name="Text_20_body_20_indent"><text:span text:style-name="T19">Hinweis:</text:span><text:span text:style-name="T21"><text:line-break/></text:span>Wenn in den Reitern <text:span text:style-name="Emphasis">HTML Newsletter</text:span> oder <text:span text:style-name="Emphasis">Text Newsletter</text:span> bereits Inhalte vorhanden sind und anschließend im Reiter <text:span text:style-name="Emphasis">Allgemeines</text:span> Änderungen bei den <text:span text:style-name="Emphasis">ausgewählten Inhalten</text:span> vorgenommen werden, dann erscheint beim Klick auf einen anderen Reiter eine Sicherheitsabfrage, ob die bereits vorhandenen Inhalte in der HTML- und Textversion überschrieben werden sollen. <text:span text:style-name="Emphasis">OK</text:span> übernimmt die veränderten Inhalte, <text:span text:style-name="Emphasis">Abbrechen</text:span> verwirft sie. </text:p>
      <text:p text:style-name="Text_20_body_20_indent">Dieselbe Abfrage kommt auch, wenn ein anderes Templates gewählt wird und das Verhalten ist genau das gleiche.</text:p>
      <text:p text:style-name="Text_20_body_20_indent">Diese Änderungen werden aber erst dann dauerhaft übernommen, wenn der Newsletter über <text:span text:style-name="Emphasis">Speichern</text:span> oder <text:span text:style-name="Emphasis">Speichern &amp; Schließen</text:span> gespeichert wird. <text:span text:style-name="Emphasis">Schließen</text:span> oder <text:span text:style-name="Emphasis">Abbrechen</text:span> verwirft alle Änderungen.</text:p>
      <text:list xml:id="list1496758867" text:continue-numbering="true" text:style-name="Outline">
        <text:list-item>
          <text:list>
            <text:list-item>
              <text:list>
                <text:list-item>
                  <text:h text:style-name="Heading_20_3" text:outline-level="3"><text:bookmark-start text:name="__RefHeading__47559_794096596"/>Reiter <text:span text:style-name="Betont_20_H3"><text:span text:style-name="T34">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8">®</text:span> als Standard eingestellt ist. Man kann also in der gewohnten Umgebung arbeiten.</text:p>
      <text:p text:style-name="Text_20_body"><text:soft-page-break/>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Text_20_body_20_indent"><text:span text:style-name="T19">Nur eines noch:<text:line-break/></text:span>Die Personalisierung wird in diesem Reiter eingebaut. Wenn man also mit seinem Newsletter den Abonnenten persönlich ansprechen will, dann wird das hier gemacht. Daher haben wir auch bei der Registrierung nach Nachname und/oder Vorname gefragt, oder nicht? </text:p>
      <text:list xml:id="list2054863245"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8">[FIRSTNAME]</text:span>, der Nachname wird mit <text:span text:style-name="T18">[LASTNAME]</text:span> codiert und der ganze Name, bestehend aus Vor- und Nachname, mit <text:span text:style-name="T18">[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565131332" text:continue-numbering="true" text:style-name="Outline">
        <text:list-item>
          <text:list>
            <text:list-item>
              <text:list>
                <text:list-item>
                  <text:h text:style-name="Heading_20_3" text:outline-level="3"><text:bookmark-start text:name="__RefHeading__47563_794096596"/>Reiter <text:span text:style-name="Betont_20_H3"><text:span text:style-name="T34">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8">®</text:span> vorhanden sind, einzubetten. Solche Dinge sollte man kontrollieren. </text:p>
      <text:p text:style-name="Text_20_body">Überschrift, Einleitungstext und Personalisierung funktionieren genau wie beim HTML Newsletter beschrieben.</text:p>
      <text:list xml:id="list603013084" text:continue-numbering="true" text:style-name="Outline">
        <text:list-item>
          <text:list>
            <text:list-item>
              <text:list>
                <text:list-item>
                  <text:h text:style-name="Heading_20_3" text:outline-level="3"><text:bookmark-start text:name="__RefHeading__47565_794096596"/>Reiter <text:span text:style-name="Betont_20_H3"><text:span text:style-name="T34">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text:soft-page-break/>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2081352956" text:continue-numbering="true" text:style-name="Outline">
        <text:list-item>
          <text:list>
            <text:list-item>
              <text:list>
                <text:list-item>
                  <text:h text:style-name="Heading_20_3" text:outline-level="3"><text:bookmark-start text:name="__RefHeading__47567_794096596"/>Reiter <text:span text:style-name="Betont_20_H3"><text:span text:style-name="T34">Newsletter versenden</text:span></text:span><text:bookmark-end text:name="__RefHeading__47567_794096596"/></text:h>
                </text:list-item>
              </text:list>
            </text:list-item>
          </text:list>
        </text:list-item>
      </text:list>
      <text:p text:style-name="Text_20_body">Der Reiter <text:span text:style-name="Emphasis">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Text_20_body_20_indent"><text:span text:style-name="T19">Hinweis:</text:span><text:span text:style-name="T21"><text:line-break/></text:span><text:span text:style-name="T33">Im Testversand funktionieren die Links im Newsletter zum Abmelden und Bearbeiten des Abonnements nicht!</text:span></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Emphasis">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text:change-start text:change-id="ct140661651177240"/>Diese Zeit muss man allerdings auch am Bildschirm abwarten. Das Popup verschwindet nicht, bis der letzte Abonnent verarbeitet worden ist.<text:change-end text:change-id="ct140661651177240"/></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Emphasis">Newsletter versenden</text:span>, <text:span text:style-name="Emphasis">Newsletter versenden und veröffentlichen</text:span> oder <text:span text:style-name="Emphasis">Test-Newsletter versenden</text:span> (oder auch <text:span text:style-name="Emphasis">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text:soft-page-break/>Newsletter werden nicht automatisch veröffentlicht, wenn sie mit der Schaltfläche <text:span text:style-name="Emphasis">Newsletter versenden</text:span> versendet werden. Veröffentlicht bedeutet, dass sie im Frontend angezeigt werden können. Da aber durchaus der Wunsch bestehen kann, Newsletter gleich auch für das Frontend freizuschalten, gibt es die Schaltfläche <text:span text:style-name="Emphasis">Newsletter versenden und veröffentlichen</text:span>. Wenn im <text:span text:style-name="Emphasis">Reiter Allgemeines</text:span> ein Startdatum für die Veröffentlichung angegeben ist, dann sollte man hier die Schaltfläche <text:span text:style-name="Emphasis">Newsletter versenden und veröffentlichen</text:span> verwenden, denn nur veröffentlichte Newsletter werden im Frontend angezeigt.</text:p>
      <text:list xml:id="list2169364030" text:continue-numbering="true" text:style-name="Outline">
        <text:list-item>
          <text:list>
            <text:list-item>
              <text:list>
                <text:list-item>
                  <text:h text:style-name="Heading_20_3" text:outline-level="3"><text:bookmark-start text:name="__RefHeading__51355_620792192"/>Reiter <text:span text:style-name="Betont_20_H3"><text:span text:style-name="T34">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Emphasis">Unversendete Newsletter</text:span> und <text:span text:style-name="Emphasis">Versendete Newsletter</text:span> noch einen dritten Reiter <text:span text:style-name="Emphasis">Warteschlange</text:span>. </text:p>
      <text:p text:style-name="Text_20_body">Die Warteschlange wird normalerweise innerhalb von <text:change-start text:change-id="ct140661195583496"/>kurzer Zeit abgearbeitet. Das hängt allerdings auch von der eingestellten Anzahl für den gleichzeitigen Versand und der eingestellten Wartezeit ab.<text:change-end text:change-id="ct140661195583496"/><text:change text:change-id="ct140661194507984"/></text:p>
      <text:p text:style-name="Text_20_body"><text:change-start text:change-id="ct140661195583688"/>Der Reiter <text:span text:style-name="Emphasis">Warteschlange</text:span> erscheint dauerhaft nur, wenn der Newsletter aus technischen Gründen nicht versendet werden kann. Das kann daran liegen, dass die Konfiguration für das Mailing in Joomla!<text:span text:style-name="T8">®</text:span> nicht passt (<text:span text:style-name="Emphasis">System</text:span> <text:span text:style-name="T9"></text:span> <text:span text:style-name="Emphasis">Konfiguration</text:span> <text:span text:style-name="T9"></text:span> <text:span text:style-name="Emphasis">Server</text:span>, Bereich <text:span text:style-name="Emphasis">Mailing</text:span>) oder der Server, über den der Newsletter – genauer gesagt die Mails aus Joomla!<text:span text:style-name="T8">®</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der Empfänger. In diesem Fall sollte man mit seinem Provider Kontakt aufnehmen und die genauen Konditionen erfragen. Im günstigsten Fall kann man auch erreichen, dass das Limit hoch gesetzt oder komplett herausgenommen wird.</text:p>
      <text:p text:style-name="Text_20_body"><text:change-end text:change-id="ct140661195583688"/>Sind andere Gründe dafür verantwortlich, dass der Newsletter nicht zugestellt werden kann, dann ist das nicht mehr Sache von BwPostman oder Joomla!<text:span text:style-name="T8">®</text:span>, sondern des Mailservers, der in der Konfiguration von Joomla!<text:span text:style-name="T8">®</text:span> eingetragen ist. Ist also die Mailbox des Empfängers voll oder der Empfänger kann nicht gefunden werden, dann erscheint das nicht in der Warteschlange!</text:p>
      <text:p text:style-name="Text_20_body"><text:soft-page-break/>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Emphasis">Versand fortsetzen</text:span> klickt. Vorher muss man aber über die Schaltfläche <text:span text:style-name="Emphasis">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Emphasis">Warteschlange löschen</text:span> leeren.</text:p>
      <text:p text:style-name="Text_20_body_20_indent"><text:span text:style-name="Emphasis"><text:span text:style-name="T22">Achtung: </text:span></text:span><text:span text:style-name="Strong_20_Emphasis"><text:line-break/></text:span>Ein Newsletter, der einmal in der Warteschlange gelandet ist, gilt für BwPostman als versendet, auch wenn durch die technischen Probleme die Zustellung an einen Teil oder alle Abonnenten nicht möglich war! </text:p>
      <text:list xml:id="list568931799"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34">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Versenden klicken. Allerdings ist es nicht möglich, mehrere Newsletter auf einmal zu versenden. Sind mehrere Newsletter zum Versenden ausgewählt, dann nimmt BwPostman immer nur den ersten ausgewählten Newsletter zum Versenden, denn:</text:p>
      <text:p text:style-name="Text_20_body">Nach dem Klick auf Versenden wird der Newsletter zum Bearbeiten geöffnet und BwPostman zeigt gleich den Reiter <text:span text:style-name="Emphasis">Newsletter Versenden</text:span> an. Weiteres Vorgehen dann wie im vorigen Kapitel <text:span text:style-name="Emphasis">Reiter Newsletter versenden</text:span> beschrieben.</text:p>
      <text:list xml:id="list2141626873"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Emphasis">HTML Newsletter</text:span> öffnet die HTML-Version in einem Popup, der Klick auf <text:span text:style-name="Emphasis">Text Newsletter</text:span> die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Emphasis">Newsletter versenden und veröffentlichen</text:span> gesendet.</text:p>
      <text:list xml:id="list1944425089" text:continue-numbering="true" text:style-name="Outline">
        <text:list-item>
          <text:list>
            <text:list-item>
              <text:h text:style-name="P53"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8">®</text:span> erscheinen.</text:p>
      <text:p text:style-name="Text_20_body">Als Menüeinträge stehen für BwPostman zur Auswahl:</text:p>
      <text:list xml:id="list8576192497655086439" text:style-name="L5">
        <text:list-item>
          <text:p text:style-name="P21">Newsletter-Anmeldung</text:p>
        </text:list-item>
        <text:list-item>
          <text:p text:style-name="P21">Newsletter-Abonnement bearbeiten</text:p>
        </text:list-item>
        <text:list-item>
          <text:p text:style-name="P21">Veröffentlichte Newsletter als Übersicht</text:p>
        </text:list-item>
        <text:list-item>
          <text:p text:style-name="P21">Veröffentlichte Newsletter als Einzelansicht</text:p>
        </text:list-item>
      </text:list>
      <text:p text:style-name="Text_20_body">Die Vorgehensweise ist wie üblich in Joomla!<text:span text:style-name="T8">®</text:span>:</text:p>
      <text:p text:style-name="Text_20_body">Im Backend unter Menüs entweder in einem vorhandenen Menü weitere Menüeinträge hinzufügen oder ein eigenes Menü mit den gewünschten Menüpunkten und dem dazugehörigen Modul erstellen.</text:p>
      <text:list xml:id="list178963301" text:continue-list="list1944425089"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Emphasis">Konfigurieren </text:span>und dort unter <text:span text:style-name="Emphasis">Anmeldung</text:span> nachzulesen. </text:p>
      <text:list xml:id="list751873808"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6">Beim diesem Menüeintrag gibt es unter dem Reiter Optionen die Möglichkeit festzulegen, ob ein Anhang (als Link) angezeigt wird oder nicht, wenn einer vorhanden ist. Es gibt drei Auswahlmöglichkeiten:</text:p>
      <text:list xml:id="list6428932832415161636" text:style-name="L6">
        <text:list-item>
          <text:p text:style-name="P22"><text:span text:style-name="Strong_20_Emphasis">Globale Einstellung</text:span></text:p>
          <text:p text:style-name="P22">Es wird der Wert verwendet, der in den Optionen der Komponente eingestellt ist.</text:p>
        </text:list-item>
        <text:list-item>
          <text:p text:style-name="P22"><text:span text:style-name="Strong_20_Emphasis">Anzeigen</text:span></text:p>
          <text:p text:style-name="P22">Der Link auf den Anhang wird angezeigt, auch wenn in den Optionen der Komponente etwas anderes steht.</text:p>
        </text:list-item>
        <text:list-item>
          <text:p text:style-name="P22"><text:span text:style-name="Strong_20_Emphasis">Verbergen</text:span></text:p>
          <text:p text:style-name="P22">Der Link auf den Anhang wird nicht angezeigt, auch wenn in den Optionen der Komponente etwas anderes festgelegt ist.</text:p>
        </text:list-item>
      </text:list>
      <text:list xml:id="list1606106385" text:continue-list="list751873808"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1684567148657354878" text:style-name="L7">
        <text:list-item>
          <text:p text:style-name="P23"><text:span text:style-name="Strong_20_Emphasis">Alle</text:span></text:p>
          <text:p text:style-name="P23">Es werden alle veröffentlichten Newsletter angezeigt, auch die archivierten.</text:p>
        </text:list-item>
        <text:list-item>
          <text:p text:style-name="P33"><text:soft-page-break/><text:span text:style-name="Strong_20_Emphasis">Alle außer archiviert</text:span></text:p>
          <text:p text:style-name="P33">Es werden alle veröffentlichten Newsletter angezeigt, die nicht archiviert sind.</text:p>
        </text:list-item>
        <text:list-item>
          <text:p text:style-name="P23"><text:span text:style-name="Strong_20_Emphasis">weder archiviert noch abgelaufen</text:span></text:p>
          <text:p text:style-name="P23">Es werden alle veröffentlichten Newsletter angezeigt, die nicht archiviert und nicht abgelaufen sind. Abgelaufen bedeutet, dass das Enddatum der Veröffentlichung überschritten ist.</text:p>
        </text:list-item>
        <text:list-item>
          <text:p text:style-name="P23"><text:span text:style-name="Strong_20_Emphasis">nicht archiviert aber abgelaufen</text:span></text:p>
          <text:p text:style-name="P23">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3"><text:span text:style-name="Strong_20_Emphasis">nur archiviert</text:span></text:p>
          <text:p text:style-name="P23">Diese Einstellung macht es möglich, alle archivierten Newsletter anzeigen zu lassen, egal ob abgelaufen oder nicht.</text:p>
        </text:list-item>
        <text:list-item>
          <text:p text:style-name="P23"><text:span text:style-name="Strong_20_Emphasis">nur abgelaufen</text:span></text:p>
          <text:p text:style-name="P23">Hier werden nur Newsletter angezeigt, die nur abgelaufen sind.</text:p>
        </text:list-item>
        <text:list-item>
          <text:p text:style-name="P23"><text:span text:style-name="Strong_20_Emphasis">archiviert </text:span><text:span text:style-name="Betont_20_H3">und</text:span><text:span text:style-name="Strong_20_Emphasis"> abgelaufen</text:span></text:p>
          <text:p text:style-name="P23">Mit dieser Option ist es möglich, alle abgelaufenen Newsletter anzuzeigen, die archiviert sind.</text:p>
        </text:list-item>
        <text:list-item>
          <text:p text:style-name="P23"><text:span text:style-name="Strong_20_Emphasis">archiviert </text:span><text:span text:style-name="Emphasis">oder</text:span><text:span text:style-name="Strong_20_Emphasis"> abgelaufen</text:span></text:p>
          <text:p text:style-name="P23">Schließlich gibt es auch noch die Möglichkeit, alle Newsletter anzuzeigen, die entweder archiviert oder abgelaufen sind.</text:p>
        </text:list-item>
      </text:list>
      <text:list xml:id="list1316494203" text:continue-list="list1606106385"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8041054456301925993" text:style-name="L8">
        <text:list-item>
          <text:p text:style-name="P24">Im Frontend werden immer nur veröffentlichte Newsletter angezeigt.</text:p>
        </text:list-item>
        <text:list-item>
          <text:p text:style-name="P24">Es werden nur die Newsletter zur Anzeige herangezogen,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2069067785" text:continue-list="list1316494203"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389953431"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105487444"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134997777"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8">®</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8">®</text:span> können ihr Abonnement direkt bearbeiten, wenn sie in Joomla!<text:span text:style-name="T8">®</text:span> angemeldet sind.</text:p>
      <text:p text:style-name="Text_20_body_20_indent"><text:soft-page-break/><text:span text:style-name="T19">Hinweis:<text:line-break/></text:span>Am Ende eines jeden Newsletters werden die Links zum Abmelden und zum Bearbeiten des Abonnements mitgesendet. Dies ist in Deutschland Pflicht! Ein Klick auf den Link zum <text:span text:style-name="Emphasis">Abmelden</text:span> wird seit Version 1.2.0 nicht mehr sofort ausgeführt. Das hatte dazu geführt, dass alle Abonnements storniert wurden, auch wenn nur diese Mailingliste abbestellt werden sollte.</text:p>
      <text:p text:style-name="Text_20_body_20_indent">Dieses Verhalten wurde auch als problematisch empfunden, wenn ein Newsletter weitergeleitet wird. Wenn der Empfänger des weitergeleiteten Newsletters auf den Link zum Abmelden klickt, wäre der ursprüngliche Empfänger sofort komplett ausgetragen! </text:p>
      <text:p text:style-name="Text_20_body_20_indent">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list xml:id="list1660241599"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6">Joomla!</text:span><text:span text:style-name="T7">®</text:span>.</text:p>
      <text:p text:style-name="Text_20_body">Eine Kampagne hat im Reiter <text:span text:style-name="Emphasis">Kampagnen-Details bearbeiten</text:span> einen Titel, der zwingend vergeben werden muss, und eine Beschreibung, die der Orientierung nützt. Diese Beschreibung bekommt ein Abonnent nicht zu sehen.</text:p>
      <text:p text:style-name="Text_20_body">Seit der Version 1.2.0 werden die <text:span text:style-name="Strong_20_Emphasis">Empfänger</text:span> einer Kampagne hier festgelegt. Es gibt also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Emphasis">Nicht versendete Newsletter</text:span> und <text:span text:style-name="Emphasis">Versendete Newsletter</text:span> einsortiert.</text:p>
      <text:list xml:id="list2002090207"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2">Pfad-zur-Joomla-Installation</text:span>&gt;/<text:span text:style-name="T2">administrator</text:span>/<text:span text:style-name="T2">components</text:span>/<text:span text:style-name="T2">com</text:span>_<text:span text:style-name="T2">bwpostman</text:span>) und heißen <text:span text:style-name="T2">import</text:span>_<text:span text:style-name="T2">demo.csv</text:span> und <text:span text:style-name="T2">import</text:span>_<text:span text:style-name="T2">demo.xml.</text:span></text:p>
      <text:list xml:id="list1905327750" text:continue-numbering="true" text:style-name="Outline">
        <text:list-item>
          <text:list>
            <text:list-item>
              <text:list>
                <text:list-item>
                  <text:h text:style-name="Heading_20_3" text:outline-level="3"><text:bookmark-start text:name="__RefHeading__47699_794096596"/><text:soft-page-break/>Abonnenten importieren<text:bookmark-end text:name="__RefHeading__47699_794096596"/></text:h>
                </text:list-item>
              </text:list>
            </text:list-item>
          </text:list>
        </text:list-item>
      </text:list>
      <text:p text:style-name="Text_20_body">Der Import wird im Untermenü <text:span text:style-name="Emphasis">Abonnenten</text:span> von BwPostman über die Schaltfläche <text:span text:style-name="Emphasis">Import</text:span> in der Toolbar aufgerufen. Die Schaltfläche ist bei den Testabonnenten nicht zu sehen. </text:p>
      <text:p text:style-name="Text_20_body">Als erstes ist das Dateiformat XML oder CSV zu wählen. Erst dann wird die Schaltfläche <text:span text:style-name="Emphasis">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T18">Komma</text:span>, <text:span text:style-name="T18">Strichpunkt/Semikolon</text:span>, <text:span text:style-name="T18">Tabulator</text:span> und <text:span text:style-name="T18">Leerzeichen</text:span> zur Verfügung. Als Text-Trennzeichen gibt es <text:span text:style-name="T18">Keine Trennung</text:span>, <text:span text:style-name="T18">einfaches Hochkomma</text:span> und <text:span text:style-name="T18">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Emphasis">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Emphasis">Nach oben</text:span> oder <text:span text:style-name="Emphasis">Nach unten</text:span> klicken.</text:p>
      <text:p text:style-name="Text_20_body">Außerdem müssen die Datenfelder, die nur in einer der beiden Auswahllisten vorhanden sind, gelöscht werden. Dies erledigt man über die Schaltflächen <text:span text:style-name="Emphasis">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text:soft-page-break/>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Emphasis">Daten importieren</text:span> ausgeführt.</text:p>
      <text:p text:style-name="Text_20_body_20_indent"><text:span text:style-name="T19">Hinweis: </text:span><text:span text:style-name="Emphasis"><text:span text:style-name="T22"><text:line-break/></text:span></text:span>In BwPostman ist es (ebenso wie in Joomla!<text:span text:style-name="T8">®</text:span> selbst) nicht möglich, einen oder mehrere Abonnenten mit ein und derselben Mailadresse anzulegen. Es können allerdings zwei gleiche Testempfänger – je einer pro Mailformat – und ein Abonnent mit derselben Mailadresse angelegt werden. </text:p>
      <text:p text:style-name="Text_20_body_20_indent">Sollte in den zu importierenden Daten eine Mailadresse mehrfach mit denselben Einstellungen (reguläres Abonnement, Testempfänger HTML, Testempfänger Text) vorkommen dann wird nur jeweils der erste Datensatz verarbeitet, in dem diese Mailadresse vorkommt. </text:p>
      <text:p text:style-name="Text_20_body_20_indent">Ist für eine Mailadresse bereits als Abonnent in BwPostman angelegt, dann werden Datensätze mit dieser Mailadresse beim Import übersprungen. Auf jeden Fall wird am Ende des Imports eine Meldung angezeigt.</text:p>
      <text:p text:style-name="Text_20_body_20_indent"><text:span text:style-name="Emphasis"><text:span text:style-name="T22">Vorsicht: </text:span></text:span><text:span text:style-name="Strong_20_Emphasis"><text:line-break/></text:span>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Text_20_body_20_indent"><text:span text:style-name="T19">Hinweis: </text:span><text:line-break/>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Emphasis">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Text_20_body_20_indent">Wenn man beim Export der Daten aus einem Mailprogramm oder auch sonstigen Programm nicht auswählen kann, welche Felder exportiert werden sollen, dann empfehle <text:soft-page-break/>ich, die Daten als CSV zu exportieren und diese Datei erst einmal in einem Programm, das das CSV-Format bearbeiten kann, zu entrümpeln. Gut bewährt hat sich bei mir die Tabellenkalkulation CALC aus der OpenOffice-Reihe (Apache OpenOffice, LibreOffice,…).</text:p>
      <text:list xml:id="list1058308219"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OK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Emphasis">Bearbeiten</text:span> <text:span text:style-name="T9"></text:span> <text:span text:style-name="Emphasis">Suchen &amp; Ersetzen</text:span> die Werte 0 für Text und 1 für HTML eintragen.</text:p>
      <text:p text:style-name="Text_20_body">Dann speichert man die Daten mit <text:span text:style-name="Emphasis">Speichern unter</text:span> als CSV-Datei mit UTF-8 mit Feld-Trenner (am besten wohl das Semikolon) und Text-Trenner, das obere doppelte Anführungszeichen. Diese Einstellungen kann man vornehmen, wenn man im Speichern-Dialog <text:span text:style-name="Emphasis">Filtereinstellungen bearbeiten</text:span> anhakt. OpenOffice fragt dann noch mal nach, ob das aktuelle Format – also CSV – beibehalten oder im ODF-Format gespeichert werden soll. Hier unbedingt <text:span text:style-name="Emphasis">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Emphasis">Alle Textzellen zitieren</text:span> angehakt ist.</text:p>
      <text:p text:style-name="Text_20_body">Nun sind die CSV-Daten so aufbereitet, dass man sie in BwPostman importieren kann.</text:p>
      <text:p text:style-name="Text_20_body">Die Einstellungen <text:span text:style-name="Emphasis">UTF-8</text:span>, <text:span text:style-name="Emphasis">;</text:span> und <text:span text:style-name="Emphasis">"</text:span> haben bisher noch immer funktioniert, wenn die Daten <text:span text:style-name="Strong_20_Emphasis">nicht von Excel</text:span> kommen. Denn das mach noch ein BOM (Byte Order Mark), absolut unüblich und kaum auszutreiben.</text:p>
      <text:p text:style-name="Text_20_body"><text:soft-page-break/>Ein <text:span text:style-name="Strong_20_Emphasis">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2">D' Angelo</text:span>…</text:p>
      <text:list xml:id="list465570528"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Emphasis">Abonnenten</text:span> von BwPostman über die Schaltfläche <text:span text:style-name="Emphasis">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T18">Komma</text:span>, <text:span text:style-name="T18">Strichpunkt/Semikolon</text:span>, <text:span text:style-name="T18">Tabulator</text:span> und <text:span text:style-name="T18">Leerzeichen</text:span> zur Verfügung. Als Text-Trennzeichen gibt es <text:span text:style-name="T18">Keine Trennung</text:span>, <text:span text:style-name="T18">einfaches Hochkomma</text:span> und <text:span text:style-name="T18">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Text_20_body_20_indent"><text:span text:style-name="Emphasis"><text:span text:style-name="T22">Achtung: </text:span></text:span><text:span text:style-name="Strong_20_Emphasis"><text:line-break/></text:span>Felder, die nicht exportiert werden sollen, müssen gelöscht werden!</text:p>
      <text:p text:style-name="Text_20_body">Mit dem Klick auf <text:span text:style-name="Emphasis">Daten exportieren</text:span> wird die Export-Datei erstellt und kann lokal gespeichert werden.</text:p>
      <text:list xml:id="list396656503"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text:soft-page-break/>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Emphasis">Stapelverarbeitung</text:span> klicken. Es geht ein Popup auf, in dem man die gewünschte Mailingliste und die Aktion <text:span text:style-name="T18">Abonnieren</text:span>, <text:span text:style-name="T18">Abonnement aufheben</text:span> oder <text:span text:style-name="T18">Verschieben</text:span> auswählt. Ein Klick auf <text:span text:style-name="Emphasis">Ausführen</text:span> führt die gewählte Aktion aus.</text:p>
      <text:list xml:id="list1678827358"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Emphasis">Archivieren</text:span>. Es erscheint die Sicherheitsabfrage, ob man das Gewählte tatsächlich archivieren will, die man mit <text:span text:style-name="Emphasis">Ok</text:span> oder <text:span text:style-name="Emphasis">Abbrechen</text:span> beantworten kann.</text:p>
      <text:p text:style-name="Text_20_body">Zum Wiederherstellen eines Newsletters wählt man im Archiv im Reiter Newsletter über das Kontrollkästchen den oder die Newsletter aus, die wiederhergestellt werden sollen, und klickt in der Toolbar auf <text:span text:style-name="Emphasis">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list xml:id="list1162728339"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Emphasis">Löschen</text:span> klicken. Auch hier erscheint eine Sicherheitsabfrage. Bei Kampagnen kommt zusätzlich die Frage, ob die Newsletter, die der Kampagne zugeordnet sind, auch gelöscht werden sollen.</text:p>
      <text:list xml:id="list1549496927"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Emphasis">Freigeben</text:span> findet man in jeder Listenansicht von BwPostman. Damit kann man Einträge, die ausgecheckt, aber verwaist sind, wieder einchecken. Man erkennt diese Einträge an dem Schloss-Symbol nach der Checkbox am Anfang einer Reihe.</text:p>
      <text:p text:style-name="Text_20_body_20_indent"><text:span text:style-name="Emphasis"><text:span text:style-name="T22">Vorsicht: </text:span></text:span><text:span text:style-name="Strong_20_Emphasis"><text:line-break/></text:span>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Emphasis">Freigeben</text:span> geklickt. Um freigeben zu können sind Administrationsrechte nötig.</text:p>
      <text:list xml:id="list1011157901"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Emphasis">Grundkenntnisse in CSS und HTML</text:span> nötig. Und man sollte sich auch eine Erweiterung in seinem Browser installieren, mit der man die gerade angezeigte Seite untersuchen kann. Für Firefox, meinem bevorzugten Browser, gibt es hierfür die tolle Erweiterung <text:span text:style-name="Emphasis">Firebug</text:span>. Auch für den Internet Explorer gibt es in den aktuellen Versionen die Entwicklertools, in Chrome die Entwicklertools und in Opera die Entwicklerwerkzeuge.</text:p>
      <text:p text:style-name="P10">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10">Diese CSS-Datei ist für die Komponente unter<text:line-break/>&lt;Joomla-Installationsverzeichnis&gt;/components/com_bwpostman/assets/css/bwpostman.css zu finden. </text:p>
      <text:p text:style-name="P10">Für das Anmelde-Modul ist es diese Datei:<text:line-break/>&lt;Joomla-Installationsverzeichnis&gt;/modules/mod_bwpostman/css/bwpostman.css </text:p>
      <text:p text:style-name="P10">Für das Übersichts-Modul ist es diese Datei:<text:line-break/>&lt;Joomla-Installationsverzeichnis&gt;/modules/mod_bwpostman_overview/css/bwpostman.css </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com_bwpostman.css für die Komponente, eine Datei mod_bwpostman.css für das Anmelde-Modul und eine Datei mod_bwpostman_overview.css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text:soft-page-break/>Der Pfad zu diesen CSS-Dateien lautet demnach: <text:line-break/>&lt;Joomla-Installationsverzeichnis&gt;/templates/&lt;gewähltes Template&gt;/css/</text:p>
      <text:list xml:id="list1334266966"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Emphasis">Standard-Templates</text:span> für HTML- und Text-Version ist es nun auch für weniger versierte Anwender möglich, optisch ansprechende Newsletter zu versenden, die der <text:span text:style-name="T24">corporate</text:span> <text:span text:style-name="T24">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Emphasis">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text:change-start text:change-id="ct140661195583880"/>Dashboard<text:change-end text:change-id="ct140661195583880"/><text:change text:change-id="ct140661194326800"/> von BwPostman nach einem Klick auf <text:span text:style-name="Emphasis">Templates</text:span>. Mit den Schaltflächen <text:span text:style-name="Emphasis">HTML-Template</text:span> hinzufügen und <text:span text:style-name="Emphasis">Text-Template</text:span> hinzufügen erstellt man ein freies HTML- oder Text-Template. Die Templates sind aber auch über das Hauptmenü von Joomla!<text:span text:style-name="T8">®</text:span> über <text:span text:style-name="Emphasis">Komponenten </text:span><text:span text:style-name="Emphasis"><text:span text:style-name="T9"></text:span></text:span><text:span text:style-name="Emphasis"> BwPostman </text:span><text:span text:style-name="Emphasis"><text:span text:style-name="T9"></text:span></text:span><text:span text:style-name="Emphasis"> Templates</text:span> erreichbar.</text:p>
      <text:p text:style-name="Text_20_body_20_indent"><text:span text:style-name="Emphasis"><text:span text:style-name="T22">Achtung:</text:span></text:span><text:span text:style-name="T22"> <text:line-break/></text:span>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text:change-start text:change-id="ct140661195584072"/>zur Zeit <text:change-end text:change-id="ct140661195584072"/>leider nicht anders machbar.</text:p>
      <text:list xml:id="list522696338"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Emphasis">Template installieren</text:span> in der Toolbar vorhanden. Ein Klick auf die Schaltfläche leitet zu einer Ansicht weiter, wo man das Template-Paket auswählen und installieren kann. Das Paket ist – wie unter <text:span text:style-name="T6">Joomla!</text:span><text:span text:style-name="T7">®</text:span> üblich – ein ZIP-Archiv, das mit einem Klick auf die Schaltfläche <text:span text:style-name="Emphasis">Templateinstallation starten</text:span> installiert wird. Es erscheint eine Ansicht, in der die einzelnen Schritte der Installation des Templates angezeigt werden. Ein Klick auf die Schaltfläche <text:span text:style-name="Emphasis">zurück</text:span> leitet auf die Liste der Templates zurück. Anschließend steht das neue Template wie alle anderen Templates für die Verwendung bei einem Newsletter zur Verfügung.</text:p>
      <text:p text:style-name="Text_20_body">Neue Templates kann man im <text:a xlink:type="simple" xlink:href="http://www.boldt-webservice.de/de/downloads/bwpostman/newsletter-templates.html" text:style-name="Internet_20_link" text:visited-style-name="Visited_20_Internet_20_Link">Download-Bereich zu BwPostman</text:a> bei Boldt Webservice finden.</text:p>
      <text:p text:style-name="Text_20_body_20_indent"><text:change-start text:change-id="ct140661195584264"/><text:span text:style-name="Strong_20_Emphasis">Wichtig:</text:span></text:p>
      <text:p text:style-name="Text_20_body_20_indent">Templates für BwPostman haben nichts, aber auch gar nichts, mit Templates für <text:span text:style-name="T6">Joomla!</text:span><text:span text:style-name="T7">®</text:span> zu tun! Während die Templates für <text:span text:style-name="T6">Joomla!</text:span><text:span text:style-name="T7">®</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845736880" text:continue-numbering="true" text:style-name="Outline">
        <text:list-item>
          <text:list>
            <text:list-item>
              <text:h text:style-name="Heading_20_2" text:outline-level="2"><text:bookmark-start text:name="__RefHeading__55856_1036753469"/><text:change-end text:change-id="ct140661195584264"/>Standard-Templates<text:bookmark-end text:name="__RefHeading__55856_1036753469"/></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Emphasis">Vorschau aktualisieren</text:span> klickt. Eine Aktualisierung der Vorschau gibt es auch, wenn das Template gespeichert wird.</text:p>
      <text:list xml:id="list865611897" text:continue-numbering="true" text:style-name="Outline">
        <text:list-item>
          <text:list>
            <text:list-item>
              <text:list>
                <text:list-item>
                  <text:h text:style-name="Heading_20_3" text:outline-level="3"><text:bookmark-start text:name="__RefHeading__55858_1036753469"/><text:soft-page-break/>Reiter <text:span text:style-name="Betont_20_H3"><text:span text:style-name="T34">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24">Thumbnail</text:span>, ausgewählt werden. Dieses Bild wird in der Liste der Templates als Vorschaubild und im Tooltip bei der Auswahlliste angezeigt, wenn ein Newsletter erstellt wird. </text:p>
      <text:p text:style-name="Text_20_body_20_indent"><text:span text:style-name="Strong_20_Emphasis"><text:span text:style-name="T19">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Text_20_body_20_indent">Dieses Vorschaubild wird nicht automatisch von BwPostman erstellt! Man kann solch ein Vorschaubild erzeugen, wenn man ein Bildschirmfoto des Newsletters macht. Dies kann durchaus auch von der Vorschau beim Bearbeiten gemacht werden. Vorschaubilder sucht BwPostman unter &lt;Joomla-Installationsverzeichnis&gt;/images/bw_postman. Dorthin muss man also das gespeicherte Bild hochladen. Das kann man mit dem MediaManager von Joomla!<text:span text:style-name="T8">®</text:span> machen. Dieser ist im Hauptmenü von Joomla!<text:span text:style-name="T8">®</text:span> unter <text:span text:style-name="Emphasis">Inhalte</text:span> <text:span text:style-name="Emphasis"><text:span text:style-name="T9"></text:span></text:span> <text:span text:style-name="Emphasis">Medien</text:span> zu finden.</text:p>
      <text:list xml:id="list1986799791" text:continue-numbering="true" text:style-name="Outline">
        <text:list-item>
          <text:list>
            <text:list-item>
              <text:list>
                <text:list-item>
                  <text:h text:style-name="Heading_20_3" text:outline-level="3"><text:bookmark-start text:name="__RefHeading__55860_1036753469"/>Reiter <text:span text:style-name="Betont_20_H3"><text:span text:style-name="T34">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Emphasis">Links</text:span> oder <text:span text:style-name="Emphasis">Mitte</text:span>, dass das Logo links und der Text rechts angezeigt wird. <text:span text:style-name="Emphasis">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720461063"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34">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Emphasis">[FIRSTNAME]</text:span>, <text:span text:style-name="Emphasis">[LASTNAME]</text:span> oder <text:span text:style-name="Emphasis">[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Emphasis">HTML-Newsletter</text:span> und <text:span text:style-name="Emphasis">Text-Newsletter</text:span> selbst noch mal verändern.</text:p>
      <text:list xml:id="list250604166" text:continue-numbering="true" text:style-name="Outline">
        <text:list-item>
          <text:list>
            <text:list-item>
              <text:list>
                <text:list-item>
                  <text:h text:style-name="Heading_20_3" text:outline-level="3"><text:bookmark-start text:name="__RefHeading__55864_1036753469"/>Reiter <text:span text:style-name="Betont_20_H3"><text:span text:style-name="T34">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Emphasis">Weiterlesen</text:span> für jeden Beitrag einfügen. Das ist nützlich, wenn man im Newsletter nur einen Teaser – einen Anreißer – haben möchte und der vollständige Artikel auf der Webseite gelesen werden soll. Für diese Schaltfläche <text:span text:style-name="Emphasis">Weiterlesen</text:span> lassen sich die Farbe der Schrift, der Schaltfläche und des Schattens der Schaltfläche auswählen.</text:p>
      <text:p text:style-name="Text_20_body_20_indent"><text:span text:style-name="Emphasis"><text:span text:style-name="T22">Achtung:</text:span></text:span><text:span text:style-name="Betont_20_H3"><text:span text:style-name="T22"> <text:line-break/></text:span></text:span>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text:change-start text:change-id="ct140661195584456"/>zur Zeit <text:change-end text:change-id="ct140661195584456"/>nicht anders machbar.</text:p>
      <text:list xml:id="list409673812"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34">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text:soft-page-break/>Das einzige, was sich der Anpassung entzieht, sind die Links ganz am Ende des Newsletters für Abonnement beenden und Abonnement bearbeiten sowie der Link auf die Webseite.</text:p>
      <text:list xml:id="list1621674956"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Emphasis">Vorschau aktualisieren</text:span> klickt oder das Template speichert.</text:p>
      <text:list xml:id="list239829133" text:continue-numbering="true" text:style-name="Outline">
        <text:list-item>
          <text:list>
            <text:list-item>
              <text:list>
                <text:list-item>
                  <text:h text:style-name="Heading_20_3" text:outline-level="3"><text:bookmark-start text:name="__RefHeading__55870_1036753469"/>Reiter <text:span text:style-name="Betont_20_H3"><text:span text:style-name="T34">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24">Thumbnail</text:span>, ausgewählt werden. Dieses Bild wird in der Liste der Templates und im Tooltip bei der Auswahlliste angezeigt, wenn ein Newsletter erstellt wird.</text:p>
      <text:p text:style-name="Text_20_body_20_indent"><text:span text:style-name="Strong_20_Emphasis"><text:span text:style-name="T19">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Emphasis">Weiterlesen</text:span> geben soll.</text:p>
      <text:list xml:id="list945950197" text:continue-numbering="true" text:style-name="Outline">
        <text:list-item>
          <text:list>
            <text:list-item>
              <text:list>
                <text:list-item>
                  <text:h text:style-name="Heading_20_3" text:outline-level="3"><text:bookmark-start text:name="__RefHeading__55872_1036753469"/>Reiter <text:span text:style-name="Betont_20_H3"><text:span text:style-name="T34">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583162766" text:continue-numbering="true" text:style-name="Outline">
        <text:list-item>
          <text:list>
            <text:list-item>
              <text:list>
                <text:list-item>
                  <text:h text:style-name="Heading_20_3" text:outline-level="3"><text:bookmark-start text:name="__RefHeading__55874_1036753469"/><text:soft-page-break/>Reiter <text:span text:style-name="Betont_20_H3"><text:span text:style-name="T34">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6"/>
      <text:list xml:id="list2151598808"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Text_20_body_20_indent"><text:span text:style-name="T19">Daher auch hier wieder der Hinweis:<text:line-break/></text:span>Machen Sie eine Sicherung ihrer Daten! Dies kann durchaus auch mit der Sicherung von BwPostman geschehen. Genau die Überlegung: „<text:span text:style-name="T18">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text:change-start text:change-id="ct140661195584648"/>m Dashboard<text:change-end text:change-id="ct140661195584648"/><text:change text:change-id="ct140661192824904"/> von BwPostman oder über das Untermenü aufgerufen. Neben den Grundeinstellungen, mit denen BwPostman konfiguriert wird und dem Link auf das Forum gibt es in der Wartung noch drei Schaltflächen: <text:span text:style-name="Emphasis">Tabellen überprüfen und reparieren</text:span>, <text:span text:style-name="Emphasis">Tabellen sichern</text:span> und <text:span text:style-name="Emphasis">Tabellen wiederherstellen</text:span>.</text:p>
      <text:list xml:id="list1092258083"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Emphasis">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Emphasis">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24">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text:change-start text:change-id="ct140661195584840"/>Das sind die Datensätze, in denen die Rechte zu jedem einzelnen Newsletter, Abonnenten etc. abgespeichert werden. <text:change-end text:change-id="ct140661195584840"/>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8">®</text:span> einliest, zum Beispiel über phpMyAdmin. </text:p>
      <text:p text:style-name="Text_20_body">Zum Abschluss wird noch nachgesehen, ob die eingetragenen User-IDs aus Joomla!<text:span text:style-name="T8">®</text:span> noch stimmen und gegebenenfalls auch berichtigt. Dies geschieht, indem die Mailadressen der Abonnenten mit den Mailadressen der Benutzer in Joomla!<text:span text:style-name="T8">®</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54897511"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text:span text:style-name="Emphasis">Mit einem Klick</text:span> auf die Schaltfläche <text:span text:style-name="Emphasis">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list xml:id="list1577566130"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text:soft-page-break/>Ein Klick auf die Schaltfläche <text:span text:style-name="Emphasis">Tabellen wiederherstellen</text:span> führt zu der Ansicht, in der man die Datei auswählen kann, in der die Daten enthalten sind, die zuvor einmal gesichert wurden. Der Klick auf <text:span text:style-name="Emphasis">Wiederherstellung starten</text:span> löst dann das Einspielen der Sicherung in die Datenbank aus. </text:p>
      <text:p text:style-name="Text_20_body_20_indent"><text:span text:style-name="Strong_20_Emphasis"><text:span text:style-name="T23">ACHTUNG:</text:span></text:span><text:span text:style-name="T23"> Dabei werden alle vorhandenen Tabellen von BwPostman aus der Datenbank gelöscht und nur die gesicherten Daten sind anschließend vorhanden!</text:span></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Emphasis">Zurück</text:span> oben rechts in der Toolbar kommt man wieder zur Wartung zurück.</text:p>
      <text:p text:style-name="Text_20_body_20_indent"><text:span text:style-name="Emphasis">Auch wichtig zu wissen:<text:line-break/>Die Wiederherstellung der Tabellen funktioniert ausschließlich nur mit Sicherungen, die mit BwPostman erstellt wurden!</text:spa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text:change-start text:change-id="ct140661195585032"/>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change-end text:change-id="ct140661195585032"/><text:change text:change-id="ct140661194507600"/>.</text:p>
      <text:p text:style-name="Text_20_body"><text:change-start text:change-id="ct140661195585224"/>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228613223" text:continue-numbering="true" text:style-name="Outline">
        <text:list-item>
          <text:list>
            <text:list-item>
              <text:h text:style-name="Heading_20_2" text:outline-level="2"><text:bookmark-start text:name="__RefHeading__45503_1510050461"/><text:change-end text:change-id="ct140661195585224"/><text:soft-page-break/>Migration von BwPostman auf eine andere Joomla!<text:span text:style-name="T8">®</text:span>-Installation?<text:bookmark-end text:name="__RefHeading__45503_1510050461"/></text:h>
            </text:list-item>
          </text:list>
        </text:list-item>
      </text:list>
      <text:p text:style-name="Text_20_body">Wenn man das obige liest, dann stellt sich so mancher die Frage: Kann ich mit <text:span text:style-name="Emphasis">Tabellen sichern</text:span> und <text:span text:style-name="Emphasis">Tabellen wiederherstellen</text:span> von einer Joomla!<text:span text:style-name="T8">®</text:span>-Installation auf eine andere umziehen?</text:p>
      <text:p text:style-name="Text_20_body">Die Antwort lautet: Ja, bedingt und wenn BwPostman schon auf dieser Installation von Joomla!<text:span text:style-name="T8">®</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8">®</text:span> abgeglichen, sofern möglich.</text:p>
      <text:p text:style-name="Text_20_body">Schwieriger wird es bei den Newslettern. BwPostman speichert neben der HTML-Version und der Text-Version des Newsletters auch die IDs der Beiträge ab. Wenn die Beiträge aus Joomla!<text:span text:style-name="T8">®</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Text_20_body"><text:span text:style-name="Emphasis">Am besten probiert man solche Sachen an einer Joomla!</text:span><text:span text:style-name="Emphasis"><text:span text:style-name="T8">®-</text:span></text:span><text:span text:style-name="Emphasis">Installation aus, die zum Testen gedacht ist, bevor man damit in eine Produktivumgebung geht.</text:span></text:p>
      <text:list xml:id="list43826233" text:continue-numbering="true" text:style-name="Outline">
        <text:list-item>
          <text:h text:style-name="Heading_20_1" text:outline-level="1"><text:bookmark-start text:name="__RefHeading__96520_1354962075"/><text:change-start text:change-id="ct140661195585416"/>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text:change-end text:change-id="ct140661195585416"/>n<text:change-start text:change-id="ct140661195432712"/> möchte:</text:p>
      <text:p text:style-name="Text_20_body"><text:span text:style-name="Strong_20_Emphasis">[bwpostman_personalize | "</text:span><text:span text:style-name="Strong_20_Emphasis"><text:span text:style-name="Emphasis">männliche Form</text:span></text:span><text:span text:style-name="Strong_20_Emphasis">" | "</text:span><text:span text:style-name="Strong_20_Emphasis"><text:span text:style-name="Emphasis">weibliche Form</text:span></text:span><text:span text:style-name="Strong_20_Emphasis">" | "</text:span><text:span text:style-name="Strong_20_Emphasis"><text:span text:style-name="Emphasis">neutrale Form</text:span></text:span><text:span text:style-name="Strong_20_Emphasis">" ]</text:span></text:p>
      <text:p text:style-name="Text_20_body"><text:span text:style-name="Strong_20_Emphasis"/></text:p>
      <text:p text:style-name="Text_20_body"><text:span text:style-name="Strong_20_Emphasis">Beispiel:</text:span></text:p>
      <text:p text:style-name="Text_20_body"><text:span text:style-name="Strong_20_Emphasis">[bwpostman_personalize | "Sehr geehrter Herr" | "Sehr geehrte Frau" | "Hallo" ] [LASTNAME]</text:span></text:p>
      <text:p text:style-name="Text_20_body"><text:span text:style-name="Strong_20_Emphasis"/></text:p>
      <text:p text:style-name="Text_20_body"><text:span text:style-name="Strong_20_Emphasis">Wichtig:</text:span></text:p>
      <text:list xml:id="list8236195429090380828" text:style-name="L10">
        <text:list-item>
          <text:p text:style-name="P35">Zwischen der öffnenden eckigen Klammer und dem folgenden <text:span text:style-name="Emphasis">bwpostman_personalize</text:span> <text:span text:style-name="T10">darf kein weiteres Zeichen</text:span> stehen, auch kein Leerzeichen!</text:p>
        </text:list-item>
        <text:list-item>
          <text:p text:style-name="P35">Die doppelten Anführungszeichen <text:span text:style-name="Strong_20_Emphasis">müssen</text:span> angegeben werden. Anhand dieser Zeichen wird der einzufügende Text bestimmt. Das erlaubt Leerzeichen vor und nach dem einzufügenden Text. Das bedeutet aber auch, dass das doppelte Anführungszeichen <text:span text:style-name="Strong_20_Emphasis">nicht</text:span> im einzufügenden Text vorkommen darf. Das bedeutet aber auch, dass das doppelte Anführungszeichen nicht in diesem Text vorkommen darf.</text:p>
        </text:list-item>
        <text:list-item>
          <text:p text:style-name="P26">Ist kein Geschlecht verfügbar, dann wird die neutrale Form eingefügt.</text:p>
        </text:list-item>
        <text:list-item>
          <text:p text:style-name="P26">Wird keine Angabe gemacht, dann erzeugt dies keinen Fehler, aber es wird auch nichts eingefügt.</text:p>
        </text:list-item>
      </text:list>
      <text:list xml:id="list787380498" text:continue-list="list43826233"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Emphasis">nicht</text:span> aktiviert.</text:p>
      <text:list xml:id="list1301445252"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2">Wird das Plugin aktiviert und ist eine Mailingliste ausgewählt, dann erscheinen im Registrierungsformular zunächst mal nur der Hinweistext (siehe unten) und eine Auswahl für den Newsletter, die rechtskonform erst mal auf <text:span text:style-name="Emphasis">nein</text:span> steht.</text:p>
      <text:p text:style-name="P2">Ist allerdings keine Mailingliste ausgewählt, dann zeigt das Plugin auch nichts an.</text:p>
      <text:p text:style-name="P2">Wenn der Benutzer auf <text:span text:style-name="Emphasis">ja</text:span> klickt, werden möglicherweise weitere Eingabefelder angezeigt. Dies ist abhängig von den Einstellungen der Komponente. Erscheinen können alle Felder, die in der Komponente unter Anmeldung gewählt sind. Dies betrifft die Felder Geschlecht, Vorname, Nachname, Zusätzliches Feld und Newsletter-Format.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146168595"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Die Optionen zu diesem Plugin erlauben festzulegen, ob die Mailadresse des Abonnenten geändert wird, wenn der Benutzer seine Mailadresse im Account ändert. Man kann auch einstellen, ob der Abonnent gelöscht wird, wenn der Benutzer gelöscht wird. <text:span text:style-name="T6">Joomla!</text:span><text:span text:style-name="T7">®</text:span> bietet allerdings für den Benutzer selbst keine Möglichkeit, seinen Account zu löschen. Also trifft diese Einstellung nur Benutzer, die im Backend gelöscht werden.</text:p>
      <text:p text:style-name="Text_20_body">Die Mailinglisten, für die der Benutzer ein Abonnement bekommen soll, werden beim Plugin im Reiter Mailinglisten auswählen eingestellt. Der Benutzer/Abonnent hat erst mal keine Möglichkeit, etwas an dieser Auswahl zu ändern. Das kann er später immer noch machen, wenn sein Account bestätigt ist.<text:change-end text:change-id="ct140661195432712"/></text:p>
      <text:list xml:id="list267483035"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8">®</text:span> zu Warnmeldungen kommen, die BwPostman verursacht. Ich habe mich bemüht, die Meldungen so abzufangen, dass in Joomla!<text:span text:style-name="T8">®</text:span> keine Meldungen entstehen. Das gelingt jedoch nicht an allen Stellen, so dass Joomla!<text:span text:style-name="T8">® </text:span>immer wieder einmal Meldungen anzeigen kann.</text:p>
      <text:p text:style-name="Text_20_body">Diese Warnmeldungen treten auf, wenn</text:p>
      <text:list xml:id="list6159952846177832532" text:style-name="L9">
        <text:list-item>
          <text:p text:style-name="P25">in Joomla!<text:span text:style-name="T8">®</text:span> unter <text:span text:style-name="Emphasis">System</text:span> <text:span text:style-name="T9"></text:span> <text:span text:style-name="Emphasis">Konfiguration</text:span> <text:span text:style-name="T9"></text:span> <text:span text:style-name="Emphasis">Server</text:span> die Einstellung <text:span text:style-name="Emphasis">Fehler berichten</text:span> auf <text:span text:style-name="T18">Maximum</text:span> oder <text:span text:style-name="T21">Entwicklung</text:span> steht</text:p>
        </text:list-item>
        <text:list-item>
          <text:p text:style-name="P25">und/oder in der <text:span text:style-name="Emphasis"><text:span text:style-name="T2">php.ini</text:span></text:span> des Servers die Einstellung <text:span text:style-name="Emphasis"><text:span text:style-name="T2">display</text:span></text:span><text:span text:style-name="Emphasis">_</text:span><text:span text:style-name="Emphasis"><text:span text:style-name="T2">errors</text:span></text:span> auf <text:span text:style-name="Emphasis">ON</text:span> gesetzt ist<text:change-start text:change-id="ct140661198135688"/></text:p>
        </text:list-item>
      </text:list>
      <text:list xml:id="list1123396397" text:continue-list="list267483035" text:style-name="Outline">
        <text:list-item>
          <text:h text:style-name="Heading_20_1" text:outline-level="1"><text:bookmark-start text:name="__RefHeading__96532_1354962075"/><text:change-end text:change-id="ct140661198135688"/>Anhang<text:bookmark-end text:name="__RefHeading__96532_1354962075"/></text:h>
          <text:list>
            <text:list-item>
              <text:h text:style-name="P52" text:outline-level="2"><text:bookmark-start text:name="__RefHeading__48435_366451164"/>GNU Free Documentation License<text:bookmark-end text:name="__RefHeading__48435_366451164"/></text:h>
            </text:list-item>
          </text:list>
        </text:list-item>
      </text:list>
      <text:p text:style-name="P8">Version 1.3, 3 November 2008</text:p>
      <text:p text:style-name="P8">Copyright © 2000, 2001, 2002, 2007, 2008 Free Software Foundation, Inc. &lt;<text:a xlink:type="simple" xlink:href="http://fsf.org/" office:target-frame-name="_blank" xlink:show="new" text:style-name="Internet_20_link" text:visited-style-name="Visited_20_Internet_20_Link">http://fsf.org/</text:a>&gt; </text:p>
      <text:p text:style-name="P8">Everyone is permitted to copy and distribute verbatim copies of this license document, but changing it is not allowed.</text:p>
      <text:list xml:id="list3396907122695736558" text:style-name="Nummerierung_20_3_20_mit_20_Nummern">
        <text:list-item>
          <text:list>
            <text:list-item>
              <text:list>
                <text:list-item>
                  <text:h text:style-name="P45" text:outline-level="3"><text:bookmark-start text:name="__RefHeading__48437_366451164"/>PREAMBLE<text:bookmark-end text:name="__RefHeading__48437_366451164"/></text:h>
                </text:list-item>
              </text:list>
            </text:list-item>
          </text:list>
        </text:list-item>
      </text:list>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871357283" text:continue-numbering="true" text:style-name="Nummerierung_20_3_20_mit_20_Nummern">
        <text:list-item>
          <text:list>
            <text:list-item>
              <text:list>
                <text:list-item>
                  <text:h text:style-name="P45" text:outline-level="3"><text:bookmark-start text:name="__RefHeading__48439_366451164"/>APPLICABILITY AND DEFINITIONS<text:bookmark-end text:name="__RefHeading__48439_366451164"/></text:h>
                </text:list-item>
              </text:list>
            </text:list-item>
          </text:list>
        </text:list-item>
      </text:list>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A "Modified Version" of the Document means any work containing the Document or a portion of it, either copied verbatim, or with modifications and/or translated into another language.</text:p>
      <text:p text:style-name="P8"><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293135839" text:continue-numbering="true" text:style-name="Nummerierung_20_3_20_mit_20_Nummern">
        <text:list-item>
          <text:list>
            <text:list-item>
              <text:list>
                <text:list-item>
                  <text:h text:style-name="P45" text:outline-level="3"><text:bookmark-start text:name="__RefHeading__48441_366451164"/>VERBATIM COPYING<text:bookmark-end text:name="__RefHeading__48441_366451164"/></text:h>
                </text:list-item>
              </text:list>
            </text:list-item>
          </text:list>
        </text:list-item>
      </text:list>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list xml:id="list1556311510" text:continue-numbering="true" text:style-name="Nummerierung_20_3_20_mit_20_Nummern">
        <text:list-item>
          <text:list>
            <text:list-item>
              <text:list>
                <text:list-item>
                  <text:h text:style-name="P45" text:outline-level="3"><text:bookmark-start text:name="__RefHeading__48443_366451164"/>COPYING IN QUANTITY<text:bookmark-end text:name="__RefHeading__48443_366451164"/></text:h>
                </text:list-item>
              </text:list>
            </text:list-item>
          </text:list>
        </text:list-item>
      </text:list>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list xml:id="list1235358371" text:continue-numbering="true" text:style-name="Nummerierung_20_3_20_mit_20_Nummern">
        <text:list-item>
          <text:list>
            <text:list-item>
              <text:list>
                <text:list-item>
                  <text:h text:style-name="P45" text:outline-level="3"><text:bookmark-start text:name="__RefHeading__48445_366451164"/>MODIFICATIONS<text:bookmark-end text:name="__RefHeading__48445_366451164"/></text:h>
                </text:list-item>
              </text:list>
            </text:list-item>
          </text:list>
        </text:list-item>
      </text:list>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051016787850261365" text:style-name="L11">
        <text:list-item>
          <text:p text:style-name="P5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5">C. State on the Title page the name of the publisher of the Modified Version, as the publisher. </text:p>
        </text:list-item>
        <text:list-item>
          <text:p text:style-name="P55">D. Preserve all the copyright notices of the Document. </text:p>
        </text:list-item>
        <text:list-item>
          <text:p text:style-name="P55">E. Add an appropriate copyright notice for your modifications adjacent to the other copyright notices. </text:p>
        </text:list-item>
        <text:list-item>
          <text:p text:style-name="P55"><text:soft-page-break/>F. Include, immediately after the copyright notices, a license notice giving the public permission to use the Modified Version under the terms of this License, in the form shown in the Addendum below. </text:p>
        </text:list-item>
        <text:list-item>
          <text:p text:style-name="P55">G. Preserve in that license notice the full lists of Invariant Sections and required Cover Texts given in the Document's license notice. </text:p>
        </text:list-item>
        <text:list-item>
          <text:p text:style-name="P55">H. Include an unaltered copy of this License. </text:p>
        </text:list-item>
        <text:list-item>
          <text:p text:style-name="P5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5">K. For any section Entitled "Acknowledgements" or "Dedications", Preserve the Title of the section, and preserve in the section all the substance and tone of each of the contributor acknowledgements and/or dedications given therein. </text:p>
        </text:list-item>
        <text:list-item>
          <text:p text:style-name="P55">L. Preserve all the Invariant Sections of the Document, unaltered in their text and in their titles. Section numbers or the equivalent are not considered part of the section titles. </text:p>
        </text:list-item>
        <text:list-item>
          <text:p text:style-name="P55">M. Delete any section Entitled "Endorsements". Such a section may not be included in the Modified Version. </text:p>
        </text:list-item>
        <text:list-item>
          <text:p text:style-name="P55">N. Do not retitle any existing section to be Entitled "Endorsements" or to conflict in title with any Invariant Section. </text:p>
        </text:list-item>
        <text:list-item>
          <text:p text:style-name="P55">O. Preserve any Warranty Disclaimers. </text:p>
        </text:list-item>
      </text:list>
      <text:p text:style-name="P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list xml:id="list791824134" text:continue-list="list1235358371" text:style-name="Nummerierung_20_3_20_mit_20_Nummern">
        <text:list-item>
          <text:list>
            <text:list-item>
              <text:list>
                <text:list-item>
                  <text:h text:style-name="P45" text:outline-level="3"><text:bookmark-start text:name="__RefHeading__48447_366451164"/>COMBINING DOCUMENTS<text:bookmark-end text:name="__RefHeading__48447_366451164"/></text:h>
                </text:list-item>
              </text:list>
            </text:list-item>
          </text:list>
        </text:list-item>
      </text:list>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538900786" text:continue-numbering="true" text:style-name="Nummerierung_20_3_20_mit_20_Nummern">
        <text:list-item>
          <text:list>
            <text:list-item>
              <text:list>
                <text:list-item>
                  <text:h text:style-name="P45" text:outline-level="3"><text:bookmark-start text:name="__RefHeading__48449_366451164"/>COLLECTIONS OF DOCUMENTS<text:bookmark-end text:name="__RefHeading__48449_366451164"/></text:h>
                </text:list-item>
              </text:list>
            </text:list-item>
          </text:list>
        </text:list-item>
      </text:list>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604716235" text:continue-numbering="true" text:style-name="Nummerierung_20_3_20_mit_20_Nummern">
        <text:list-item>
          <text:list>
            <text:list-item>
              <text:list>
                <text:list-item>
                  <text:h text:style-name="P45" text:outline-level="3"><text:bookmark-start text:name="__RefHeading__48451_366451164"/>AGGREGATION WITH INDEPENDENT WORKS<text:bookmark-end text:name="__RefHeading__48451_366451164"/></text:h>
                </text:list-item>
              </text:list>
            </text:list-item>
          </text:list>
        </text:list-item>
      </text:list>
      <text:p text:style-name="P8">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70326620" text:continue-numbering="true" text:style-name="Nummerierung_20_3_20_mit_20_Nummern">
        <text:list-item>
          <text:list>
            <text:list-item>
              <text:list>
                <text:list-item>
                  <text:h text:style-name="P45" text:outline-level="3"><text:bookmark-start text:name="__RefHeading__48453_366451164"/>TRANSLATION<text:bookmark-end text:name="__RefHeading__48453_366451164"/></text:h>
                </text:list-item>
              </text:list>
            </text:list-item>
          </text:list>
        </text:list-item>
      </text:list>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If a section in the Document is Entitled "Acknowledgements", "Dedications", or "History", the requirement (section 4) to Preserve its Title (section 1) will typically require changing the actual title.</text:p>
      <text:list xml:id="list1840512337" text:continue-numbering="true" text:style-name="Nummerierung_20_3_20_mit_20_Nummern">
        <text:list-item>
          <text:list>
            <text:list-item>
              <text:list>
                <text:list-item>
                  <text:h text:style-name="P45" text:outline-level="3"><text:bookmark-start text:name="__RefHeading__48455_366451164"/>TERMINATION<text:bookmark-end text:name="__RefHeading__48455_366451164"/></text:h>
                </text:list-item>
              </text:list>
            </text:list-item>
          </text:list>
        </text:list-item>
      </text:list>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094757159" text:continue-numbering="true" text:style-name="Nummerierung_20_3_20_mit_20_Nummern">
        <text:list-item>
          <text:list>
            <text:list-item>
              <text:list>
                <text:list-item>
                  <text:h text:style-name="P45"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8">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www.gnu.org/copyleft/</text:a>.</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435924438" text:continue-numbering="true" text:style-name="Nummerierung_20_3_20_mit_20_Nummern">
        <text:list-item>
          <text:list>
            <text:list-item>
              <text:list>
                <text:list-item>
                  <text:h text:style-name="P45" text:outline-level="3"><text:bookmark-start text:name="__RefHeading__48459_366451164"/><text:bookmark text:name="section11"/>RELICENSING<text:bookmark-end text:name="__RefHeading__48459_366451164"/></text:h>
                </text:list-item>
              </text:list>
            </text:list-item>
          </text:list>
        </text:list-item>
      </text:list>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ext:soft-page-break/>The operator of an MMC Site may republish an MMC contained in the site under CC-BY-SA on the same site at any time before August 1, 2009, provided the MMC is eligible for relicensing.</text:p>
      <text:list xml:id="list525985171" text:continue-list="list1123396397" text:style-name="Outline">
        <text:list-item>
          <text:list>
            <text:list-item>
              <text:h text:style-name="P52" text:outline-level="2"/>
            </text:list-item>
            <text:list-item>
              <text:h text:style-name="P54" text:outline-level="2"><text:bookmark-start text:name="__RefHeading__54247_1614059384"/>GNU GENERAL PUBLIC LICENSE<text:bookmark-end text:name="__RefHeading__54247_1614059384"/></text:h>
            </text:list-item>
          </text:list>
        </text:list-item>
      </text:list>
      <text:p text:style-name="P9">Version 3, 29 June 2007</text:p>
      <text:p text:style-name="Text_20_body"><text:span text:style-name="T24">Copyright © 2007 Free Software Foundation, Inc. &lt;</text:span><text:a xlink:type="simple" xlink:href="http://fsf.org/" text:style-name="Internet_20_link" text:visited-style-name="Visited_20_Internet_20_Link">http://fsf.org/</text:a><text:span text:style-name="T24">&gt;</text:span></text:p>
      <text:p text:style-name="P8">Everyone is permitted to copy and distribute verbatim copies of this license document, but changing it is not allowed.</text:p>
      <text:list xml:id="list901417887" text:continue-numbering="true" text:style-name="Outline">
        <text:list-item>
          <text:list>
            <text:list-item>
              <text:list>
                <text:list-item>
                  <text:h text:style-name="P44" text:outline-level="3"><text:bookmark-start text:name="__RefHeading__54249_1614059384"/>Preamble<text:bookmark-end text:name="__RefHeading__54249_1614059384"/></text:h>
                </text:list-item>
              </text:list>
            </text:list-item>
          </text:list>
        </text:list-item>
      </text:list>
      <text:p text:style-name="P8">The GNU General Public License is a free, copyleft license for software and other kinds of works.</text:p>
      <text:p text:style-name="P8">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8">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8">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8">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8">Developers that use the GNU GPL protect your rights with two steps: (1) assert copyright on the software, and (2) offer you this License giving you legal permission to copy, distribute and/or modify it.</text:p>
      <text:p text:style-name="P8">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8">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8">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list xml:id="list976246438" text:continue-numbering="true" text:style-name="Outline">
        <text:list-item>
          <text:list>
            <text:list-item>
              <text:list>
                <text:list-item>
                  <text:h text:style-name="P44" text:outline-level="3"><text:bookmark-start text:name="__RefHeading__54251_1614059384"/><text:bookmark text:name="terms"/>TERMS AND CONDITIONS<text:bookmark-end text:name="__RefHeading__54251_1614059384"/></text:h>
                  <text:list>
                    <text:list-item>
                      <text:h text:style-name="P50"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8">“This License” refers to version 3 of the GNU General Public License.</text:p>
      <text:p text:style-name="P8">“Copyright” also means copyright-like laws that apply to other kinds of works, such as semiconductor masks.</text:p>
      <text:p text:style-name="P8">“The Program” refers to any copyrightable work licensed under this License. Each licensee is addressed as “you”. “Licensees” and “recipients” may be individuals or organizations.</text:p>
      <text:p text:style-name="P8">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8">A “covered work” means either the unmodified Program or a work based on the Program.</text:p>
      <text:p text:style-name="P8">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8"><text:soft-page-break/>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743933923" text:continue-numbering="true" text:style-name="Outline">
        <text:list-item>
          <text:list>
            <text:list-item>
              <text:list>
                <text:list-item>
                  <text:list>
                    <text:list-item>
                      <text:h text:style-name="P50"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8">The “source code” for a work means the preferred form of the work for making modifications to it. “Object code” means any non-source form of a work.</text:p>
      <text:p text:style-name="P8">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8">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8">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8">The Corresponding Source need not include anything that users can regenerate automatically from other parts of the Corresponding Source.</text:p>
      <text:p text:style-name="P8">The Corresponding Source for a work in source code form is that same work.</text:p>
      <text:list xml:id="list1278436284" text:continue-numbering="true" text:style-name="Outline">
        <text:list-item>
          <text:list>
            <text:list-item>
              <text:list>
                <text:list-item>
                  <text:list>
                    <text:list-item>
                      <text:h text:style-name="P50" text:outline-level="4"><text:bookmark-start text:name="__RefHeading__54257_1614059384"/><text:soft-page-break/>2. Basic Permissions.<text:bookmark-end text:name="__RefHeading__54257_1614059384"/></text:h>
                    </text:list-item>
                  </text:list>
                </text:list-item>
              </text:list>
            </text:list-item>
          </text:list>
        </text:list-item>
      </text:list>
      <text:p text:style-name="P8">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8">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8">Conveying under any other circumstances is permitted solely under the conditions stated below. Sublicensing is not allowed; section 10 makes it unnecessary.</text:p>
      <text:list xml:id="list417782331" text:continue-numbering="true" text:style-name="Outline">
        <text:list-item>
          <text:list>
            <text:list-item>
              <text:list>
                <text:list-item>
                  <text:list>
                    <text:list-item>
                      <text:h text:style-name="P50"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8">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8">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951107641" text:continue-numbering="true" text:style-name="Outline">
        <text:list-item>
          <text:list>
            <text:list-item>
              <text:list>
                <text:list-item>
                  <text:list>
                    <text:list-item>
                      <text:h text:style-name="P50"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8">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8"><text:soft-page-break/>You may charge any price or no price for each copy that you convey, and you may offer support or warranty protection for a fee.</text:p>
      <text:list xml:id="list44247418" text:continue-numbering="true" text:style-name="Outline">
        <text:list-item>
          <text:list>
            <text:list-item>
              <text:list>
                <text:list-item>
                  <text:list>
                    <text:list-item>
                      <text:h text:style-name="P50" text:outline-level="4"><text:bookmark-start text:name="__RefHeading__54263_1614059384"/>5. Conveying Modified Source Versions.<text:bookmark-end text:name="__RefHeading__54263_1614059384"/></text:h>
                    </text:list-item>
                  </text:list>
                </text:list-item>
              </text:list>
            </text:list-item>
          </text:list>
        </text:list-item>
      </text:list>
      <text:p text:style-name="P8">You may convey a work based on the Program, or the modifications to produce it from the Program, in the form of source code under the terms of section 4, provided that you also meet all of these conditions:</text:p>
      <text:list xml:id="list1257395367159869562" text:style-name="L12">
        <text:list-item>
          <text:p text:style-name="P36">a) The work must carry prominent notices stating that you modified it, and giving a relevant date. </text:p>
        </text:list-item>
        <text:list-item>
          <text:p text:style-name="P36">b) The work must carry prominent notices stating that it is released under this License and any conditions added under section 7. This requirement modifies the requirement in section 4 to “keep intact all notices”. </text:p>
        </text:list-item>
        <text:list-item>
          <text:p text:style-name="P3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7">d) If the work has interactive user interfaces, each must display Appropriate Legal Notices; however, if the Program has interactive interfaces that do not display Appropriate Legal Notices, your work need not make them do so. </text:p>
        </text:list-item>
      </text:list>
      <text:p text:style-name="P8">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968289683" text:continue-list="list44247418" text:style-name="Outline">
        <text:list-item>
          <text:list>
            <text:list-item>
              <text:list>
                <text:list-item>
                  <text:list>
                    <text:list-item>
                      <text:h text:style-name="P50" text:outline-level="4"><text:bookmark-start text:name="__RefHeading__54265_1614059384"/>6. Conveying Non-Source Forms.<text:bookmark-end text:name="__RefHeading__54265_1614059384"/></text:h>
                    </text:list-item>
                  </text:list>
                </text:list-item>
              </text:list>
            </text:list-item>
          </text:list>
        </text:list-item>
      </text:list>
      <text:p text:style-name="P8">You may convey a covered work in object code form under the terms of sections 4 and 5, provided that you also convey the machine-readable Corresponding Source under the terms of this License, in one of these ways:</text:p>
      <text:list xml:id="list1163545344576484093" text:style-name="L13">
        <text:list-item>
          <text:p text:style-name="P37">a) Convey the object code in, or embodied in, a physical product (including a physical distribution medium), accompanied by the Corresponding Source fixed on a durable physical medium customarily used for software interchange. </text:p>
        </text:list-item>
        <text:list-item>
          <text:p text:style-name="P37">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8">e) Convey the object code using peer-to-peer transmission, provided you inform other peers where the object code and Corresponding Source of the work are being offered to the general public at no charge under subsection 6d. </text:p>
        </text:list-item>
      </text:list>
      <text:p text:style-name="P8">A separable portion of the object code, whose source code is excluded from the Corresponding Source as a System Library, need not be included in conveying the object code work.</text:p>
      <text:p text:style-name="P8">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8">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8">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8">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922567386" text:continue-list="list1968289683" text:style-name="Outline">
        <text:list-item>
          <text:list>
            <text:list-item>
              <text:list>
                <text:list-item>
                  <text:list>
                    <text:list-item>
                      <text:h text:style-name="P50" text:outline-level="4"><text:bookmark-start text:name="__RefHeading__54267_1614059384"/>7. Additional Terms.<text:bookmark-end text:name="__RefHeading__54267_1614059384"/></text:h>
                    </text:list-item>
                  </text:list>
                </text:list-item>
              </text:list>
            </text:list-item>
          </text:list>
        </text:list-item>
      </text:list>
      <text:p text:style-name="P8">“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8">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8"><text:soft-page-break/>Notwithstanding any other provision of this License, for material you add to a covered work, you may (if authorized by the copyright holders of that material) supplement the terms of this License with terms:</text:p>
      <text:list xml:id="list5689849540749394521" text:style-name="L14">
        <text:list-item>
          <text:p text:style-name="P38">a) Disclaiming warranty or limiting liability differently from the terms of sections 15 and 16 of this License; or </text:p>
        </text:list-item>
        <text:list-item>
          <text:p text:style-name="P38">b) Requiring preservation of specified reasonable legal notices or author attributions in that material or in the Appropriate Legal Notices displayed by works containing it; or </text:p>
        </text:list-item>
        <text:list-item>
          <text:p text:style-name="P38">c) Prohibiting misrepresentation of the origin of that material, or requiring that modified versions of such material be marked in reasonable ways as different from the original version; or </text:p>
        </text:list-item>
        <text:list-item>
          <text:p text:style-name="P38">d) Limiting the use for publicity purposes of names of licensors or authors of the material; or </text:p>
        </text:list-item>
        <text:list-item>
          <text:p text:style-name="P38">e) Declining to grant rights under trademark law for use of some trade names, trademarks, or service marks; or </text:p>
        </text:list-item>
        <text:list-item>
          <text:p text:style-name="P2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8">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8">If you add terms to a covered work in accord with this section, you must place, in the relevant source files, a statement of the additional terms that apply to those files, or a notice indicating where to find the applicable terms.</text:p>
      <text:p text:style-name="P8">Additional terms, permissive or non-permissive, may be stated in the form of a separately written license, or stated as exceptions; the above requirements apply either way.</text:p>
      <text:list xml:id="list1103850086" text:continue-list="list922567386" text:style-name="Outline">
        <text:list-item>
          <text:list>
            <text:list-item>
              <text:list>
                <text:list-item>
                  <text:list>
                    <text:list-item>
                      <text:h text:style-name="P50" text:outline-level="4"><text:bookmark-start text:name="__RefHeading__54269_1614059384"/>8. Termination.<text:bookmark-end text:name="__RefHeading__54269_1614059384"/></text:h>
                    </text:list-item>
                  </text:list>
                </text:list-item>
              </text:list>
            </text:list-item>
          </text:list>
        </text:list-item>
      </text:list>
      <text:p text:style-name="P8">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8"><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2090531779" text:continue-numbering="true" text:style-name="Outline">
        <text:list-item>
          <text:list>
            <text:list-item>
              <text:list>
                <text:list-item>
                  <text:list>
                    <text:list-item>
                      <text:h text:style-name="P50"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8">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319994453" text:continue-numbering="true" text:style-name="Outline">
        <text:list-item>
          <text:list>
            <text:list-item>
              <text:list>
                <text:list-item>
                  <text:list>
                    <text:list-item>
                      <text:h text:style-name="P50"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8">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8">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8">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299807894" text:continue-numbering="true" text:style-name="Outline">
        <text:list-item>
          <text:list>
            <text:list-item>
              <text:list>
                <text:list-item>
                  <text:list>
                    <text:list-item>
                      <text:h text:style-name="P50"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8">A “contributor” is a copyright holder who authorizes use under this License of the Program or a work on which the Program is based. The work thus licensed is called the contributor's “contributor version”.</text:p>
      <text:p text:style-name="P8">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8">Each contributor grants you a non-exclusive, worldwide, royalty-free patent license under the contributor's essential patent claims, to make, use, sell, offer for sale, import and otherwise run, modify and propagate the contents of its contributor version.</text:p>
      <text:p text:style-name="P8">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8">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8">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8">Nothing in this License shall be construed as excluding or limiting any implied license or other defenses to infringement that may otherwise be available to you under applicable patent law.</text:p>
      <text:list xml:id="list2101702598" text:continue-numbering="true" text:style-name="Outline">
        <text:list-item>
          <text:list>
            <text:list-item>
              <text:list>
                <text:list-item>
                  <text:list>
                    <text:list-item>
                      <text:h text:style-name="P50"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8">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074719537" text:continue-numbering="true" text:style-name="Outline">
        <text:list-item>
          <text:list>
            <text:list-item>
              <text:list>
                <text:list-item>
                  <text:list>
                    <text:list-item>
                      <text:h text:style-name="P50"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8">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421114084" text:continue-numbering="true" text:style-name="Outline">
        <text:list-item>
          <text:list>
            <text:list-item>
              <text:list>
                <text:list-item>
                  <text:list>
                    <text:list-item>
                      <text:h text:style-name="P50"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8">The Free Software Foundation may publish revised and/or new versions of the GNU General Public License from time to time. Such new versions will be similar in spirit to the present version, but may differ in detail to address new problems or concerns.</text:p>
      <text:p text:style-name="P8">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8">If the Program specifies that a proxy can decide which future versions of the GNU General Public License can be used, that proxy's public statement of acceptance of a version permanently authorizes you to choose that version for the Program.</text:p>
      <text:p text:style-name="P8">Later license versions may give you additional or different permissions. However, no additional obligations are imposed on any author or copyright holder as a result of your choosing to follow a later version.</text:p>
      <text:list xml:id="list1067732130" text:continue-numbering="true" text:style-name="Outline">
        <text:list-item>
          <text:list>
            <text:list-item>
              <text:list>
                <text:list-item>
                  <text:list>
                    <text:list-item>
                      <text:h text:style-name="P50"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8">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309547157" text:continue-numbering="true" text:style-name="Outline">
        <text:list-item>
          <text:list>
            <text:list-item>
              <text:list>
                <text:list-item>
                  <text:list>
                    <text:list-item>
                      <text:h text:style-name="P50" text:outline-level="4"><text:bookmark-start text:name="__RefHeading__54285_1614059384"/>16. Limitation of Liability.<text:bookmark-end text:name="__RefHeading__54285_1614059384"/></text:h>
                    </text:list-item>
                  </text:list>
                </text:list-item>
              </text:list>
            </text:list-item>
          </text:list>
        </text:list-item>
      </text:list>
      <text:p text:style-name="P8">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511855066" text:continue-numbering="true" text:style-name="Outline">
        <text:list-item>
          <text:list>
            <text:list-item>
              <text:list>
                <text:list-item>
                  <text:list>
                    <text:list-item>
                      <text:h text:style-name="P50"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8">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8">END OF TERMS AND CONDITION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1"><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4</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7-12-15T12:48:42</dc:date>
    <dc:creator>Romana Boldt</dc:creator>
    <meta:editing-duration>P17DT13H11M51S</meta:editing-duration>
    <meta:editing-cycles>378</meta:editing-cycles>
    <meta:generator>OpenOffice/4.1.4$Unix OpenOffice.org_project/414m5$Build-9788</meta:generator>
    <meta:printed-by>Romana Boldt</meta:printed-by>
    <meta:print-date>2014-07-31T16:12:20</meta:print-date>
    <meta:document-statistic meta:table-count="0" meta:image-count="1" meta:object-count="0" meta:page-count="82" meta:paragraph-count="909" meta:word-count="23810" meta:character-count="160945"/>
  </office:meta>
</office:document-meta>
</file>